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2.048cm" fo:break-before="auto" style:use-optimal-row-height="true"/>
    </style:style>
    <style:style style:name="ro3" style:family="table-row">
      <style:table-row-properties style:row-height="14.446cm" fo:break-before="auto" style:use-optimal-row-height="true"/>
    </style:style>
    <style:style style:name="ro4" style:family="table-row">
      <style:table-row-properties style:row-height="9.5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6.99cm" svg:y="0.179cm">
            <draw:object draw:notify-on-update-of-ranges="Tabelle1.B1:Tabelle1.B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4cm" svg:x="7.21cm" svg:y="10.094cm">
            <draw:object draw:notify-on-update-of-ranges="Tabelle1.C1:Tabelle1.C1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##</text:p>
          </table:table-cell>
          <table:table-cell office:value-type="float" office:value="18658" calcext:value-type="float">
            <text:p>18658</text:p>
          </table:table-cell>
          <table:table-cell office:value-type="float" office:value="5180" calcext:value-type="float">
            <text:p>5180</text:p>
          </table:table-cell>
          <table:table-cell/>
        </table:table-row>
        <table:table-row table:style-name="ro1">
          <table:table-cell office:value-type="string" calcext:value-type="string">
            <text:p>s##</text:p>
          </table:table-cell>
          <table:table-cell office:value-type="float" office:value="14147" calcext:value-type="float">
            <text:p>14147</text:p>
          </table:table-cell>
          <table:table-cell office:value-type="float" office:value="2908" calcext:value-type="float">
            <text:p>2908</text:p>
          </table:table-cell>
          <table:table-cell/>
        </table:table-row>
        <table:table-row table:style-name="ro1">
          <table:table-cell office:value-type="string" calcext:value-type="string">
            <text:p>n##</text:p>
          </table:table-cell>
          <table:table-cell office:value-type="float" office:value="12479" calcext:value-type="float">
            <text:p>12479</text:p>
          </table:table-cell>
          <table:table-cell office:value-type="float" office:value="2971" calcext:value-type="float">
            <text:p>2971</text:p>
          </table:table-cell>
          <table:table-cell/>
        </table:table-row>
        <table:table-row table:style-name="ro1">
          <table:table-cell office:value-type="string" calcext:value-type="string">
            <text:p>d##</text:p>
          </table:table-cell>
          <table:table-cell office:value-type="float" office:value="12268" calcext:value-type="float">
            <text:p>1226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##a</text:p>
          </table:table-cell>
          <table:table-cell office:value-type="float" office:value="12212" calcext:value-type="float">
            <text:p>12212</text:p>
          </table:table-cell>
          <table:table-cell office:value-type="float" office:value="2321" calcext:value-type="float">
            <text:p>2321</text:p>
          </table:table-cell>
          <table:table-cell/>
        </table:table-row>
        <table:table-row table:style-name="ro1">
          <table:table-cell office:value-type="string" calcext:value-type="string">
            <text:p>##t</text:p>
          </table:table-cell>
          <table:table-cell office:value-type="float" office:value="10984" calcext:value-type="float">
            <text:p>10984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##o</text:p>
          </table:table-cell>
          <table:table-cell office:value-type="float" office:value="10267" calcext:value-type="float">
            <text:p>1026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##i</text:p>
          </table:table-cell>
          <table:table-cell office:value-type="float" office:value="8863" calcext:value-type="float">
            <text:p>8863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y##</text:p>
          </table:table-cell>
          <table:table-cell office:value-type="float" office:value="7276" calcext:value-type="float">
            <text:p>7276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##</text:p>
          </table:table-cell>
          <table:table-cell office:value-type="float" office:value="6999" calcext:value-type="float">
            <text:p>6999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#th</text:p>
          </table:table-cell>
          <table:table-cell office:value-type="float" office:value="6849" calcext:value-type="float">
            <text:p>6849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#in</text:p>
          </table:table-cell>
          <table:table-cell office:value-type="float" office:value="6675" calcext:value-type="float">
            <text:p>667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6655" calcext:value-type="float">
            <text:p>665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ed#</text:p>
          </table:table-cell>
          <table:table-cell office:value-type="float" office:value="6585" calcext:value-type="float">
            <text:p>658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##</text:p>
          </table:table-cell>
          <table:table-cell office:value-type="float" office:value="6571" calcext:value-type="float">
            <text:p>657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#of</text:p>
          </table:table-cell>
          <table:table-cell office:value-type="float" office:value="6298" calcext:value-type="float">
            <text:p>629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f#</text:p>
          </table:table-cell>
          <table:table-cell office:value-type="float" office:value="6293" calcext:value-type="float">
            <text:p>62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##c</text:p>
          </table:table-cell>
          <table:table-cell office:value-type="float" office:value="5938" calcext:value-type="float">
            <text:p>5938</text:p>
          </table:table-cell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string" calcext:value-type="string">
            <text:p>##s</text:p>
          </table:table-cell>
          <table:table-cell office:value-type="float" office:value="5758" calcext:value-type="float">
            <text:p>5758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ion</text:p>
          </table:table-cell>
          <table:table-cell office:value-type="float" office:value="5556" calcext:value-type="float">
            <text:p>555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r##</text:p>
          </table:table-cell>
          <table:table-cell office:value-type="float" office:value="5458" calcext:value-type="float">
            <text:p>5458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string" calcext:value-type="string">
            <text:p>tio</text:p>
          </table:table-cell>
          <table:table-cell office:value-type="float" office:value="5245" calcext:value-type="float">
            <text:p>524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##w</text:p>
          </table:table-cell>
          <table:table-cell office:value-type="float" office:value="5154" calcext:value-type="float">
            <text:p>515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he#</text:p>
          </table:table-cell>
          <table:table-cell office:value-type="float" office:value="5020" calcext:value-type="float">
            <text:p>50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#p</text:p>
          </table:table-cell>
          <table:table-cell office:value-type="float" office:value="4913" calcext:value-type="float">
            <text:p>4913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string" calcext:value-type="string">
            <text:p>##b</text:p>
          </table:table-cell>
          <table:table-cell office:value-type="float" office:value="4849" calcext:value-type="float">
            <text:p>4849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on#</text:p>
          </table:table-cell>
          <table:table-cell office:value-type="float" office:value="4825" calcext:value-type="float">
            <text:p>482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##d</text:p>
          </table:table-cell>
          <table:table-cell office:value-type="float" office:value="4790" calcext:value-type="float">
            <text:p>4790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string" calcext:value-type="string">
            <text:p>##m</text:p>
          </table:table-cell>
          <table:table-cell office:value-type="float" office:value="4627" calcext:value-type="float">
            <text:p>4627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#an</text:p>
          </table:table-cell>
          <table:table-cell office:value-type="float" office:value="4586" calcext:value-type="float">
            <text:p>4586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string" calcext:value-type="string">
            <text:p>ati</text:p>
          </table:table-cell>
          <table:table-cell office:value-type="float" office:value="4366" calcext:value-type="float">
            <text:p>4366</text:p>
          </table:table-cell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ent</text:p>
          </table:table-cell>
          <table:table-cell office:value-type="float" office:value="4022" calcext:value-type="float">
            <text:p>4022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string" calcext:value-type="string">
            <text:p>g##</text:p>
          </table:table-cell>
          <table:table-cell office:value-type="float" office:value="3829" calcext:value-type="float">
            <text:p>3829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nd#</text:p>
          </table:table-cell>
          <table:table-cell office:value-type="float" office:value="3769" calcext:value-type="float">
            <text:p>37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728" calcext:value-type="float">
            <text:p>372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##r</text:p>
          </table:table-cell>
          <table:table-cell office:value-type="float" office:value="3724" calcext:value-type="float">
            <text:p>372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h##</text:p>
          </table:table-cell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#</text:p>
          </table:table-cell>
          <table:table-cell office:value-type="float" office:value="3574" calcext:value-type="float">
            <text:p>3574</text:p>
          </table:table-cell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string" calcext:value-type="string">
            <text:p>##e</text:p>
          </table:table-cell>
          <table:table-cell office:value-type="float" office:value="3368" calcext:value-type="float">
            <text:p>3368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o##</text:p>
          </table:table-cell>
          <table:table-cell office:value-type="float" office:value="3285" calcext:value-type="float">
            <text:p>32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co</text:p>
          </table:table-cell>
          <table:table-cell office:value-type="float" office:value="3217" calcext:value-type="float">
            <text:p>3217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#re</text:p>
          </table:table-cell>
          <table:table-cell office:value-type="float" office:value="3122" calcext:value-type="float">
            <text:p>312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se#</text:p>
          </table:table-cell>
          <table:table-cell office:value-type="float" office:value="3083" calcext:value-type="float">
            <text:p>3083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l##</text:p>
          </table:table-cell>
          <table:table-cell office:value-type="float" office:value="3037" calcext:value-type="float">
            <text:p>3037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string" calcext:value-type="string">
            <text:p>ts#</text:p>
          </table:table-cell>
          <table:table-cell office:value-type="float" office:value="2845" calcext:value-type="float">
            <text:p>2845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ith</text:p>
          </table:table-cell>
          <table:table-cell office:value-type="float" office:value="2828" calcext:value-type="float">
            <text:p>2828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2809" calcext:value-type="float">
            <text:p>28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##h</text:p>
          </table:table-cell>
          <table:table-cell office:value-type="float" office:value="2767" calcext:value-type="float">
            <text:p>276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#be</text:p>
          </table:table-cell>
          <table:table-cell office:value-type="float" office:value="2749" calcext:value-type="float">
            <text:p>274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th#</text:p>
          </table:table-cell>
          <table:table-cell office:value-type="float" office:value="2695" calcext:value-type="float">
            <text:p>269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g#</text:p>
          </table:table-cell>
          <table:table-cell office:value-type="float" office:value="2682" calcext:value-type="float">
            <text:p>268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#wi</text:p>
          </table:table-cell>
          <table:table-cell office:value-type="float" office:value="2647" calcext:value-type="float">
            <text:p>264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it</text:p>
          </table:table-cell>
          <table:table-cell office:value-type="float" office:value="2617" calcext:value-type="float">
            <text:p>26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r#</text:p>
          </table:table-cell>
          <table:table-cell office:value-type="float" office:value="2571" calcext:value-type="float">
            <text:p>257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##</text:p>
          </table:table-cell>
          <table:table-cell office:value-type="float" office:value="2520" calcext:value-type="float">
            <text:p>25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2456" calcext:value-type="float">
            <text:p>2456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al#</text:p>
          </table:table-cell>
          <table:table-cell office:value-type="float" office:value="2400" calcext:value-type="float">
            <text:p>2400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#to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rea</text:p>
          </table:table-cell>
          <table:table-cell office:value-type="float" office:value="2295" calcext:value-type="float">
            <text:p>229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#</text:p>
          </table:table-cell>
          <table:table-cell office:value-type="float" office:value="2291" calcext:value-type="float">
            <text:p>2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#</text:p>
          </table:table-cell>
          <table:table-cell office:value-type="float" office:value="2275" calcext:value-type="float">
            <text:p>2275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272" calcext:value-type="float">
            <text:p>2272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2247" calcext:value-type="float">
            <text:p>2247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ly#</text:p>
          </table:table-cell>
          <table:table-cell office:value-type="float" office:value="2205" calcext:value-type="float">
            <text:p>22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#f</text:p>
          </table:table-cell>
          <table:table-cell office:value-type="float" office:value="2188" calcext:value-type="float">
            <text:p>2188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er#</text:p>
          </table:table-cell>
          <table:table-cell office:value-type="float" office:value="2182" calcext:value-type="float">
            <text:p>218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n#</text:p>
          </table:table-cell>
          <table:table-cell office:value-type="float" office:value="2170" calcext:value-type="float">
            <text:p>2170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ini</text:p>
          </table:table-cell>
          <table:table-cell office:value-type="float" office:value="2130" calcext:value-type="float">
            <text:p>213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2124" calcext:value-type="float">
            <text:p>21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t#</text:p>
          </table:table-cell>
          <table:table-cell office:value-type="float" office:value="2123" calcext:value-type="float">
            <text:p>212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float" office:value="2086" calcext:value-type="float">
            <text:p>208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#n</text:p>
          </table:table-cell>
          <table:table-cell office:value-type="float" office:value="2077" calcext:value-type="float">
            <text:p>2077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cti</text:p>
          </table:table-cell>
          <table:table-cell office:value-type="float" office:value="2074" calcext:value-type="float">
            <text:p>207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#</text:p>
          </table:table-cell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</text:p>
          </table:table-cell>
          <table:table-cell office:value-type="float" office:value="1988" calcext:value-type="float">
            <text:p>1988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float" office:value="1984" calcext:value-type="float">
            <text:p>198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1946" calcext:value-type="float">
            <text:p>1946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is#</text:p>
          </table:table-cell>
          <table:table-cell office:value-type="float" office:value="1912" calcext:value-type="float">
            <text:p>191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ase</text:p>
          </table:table-cell>
          <table:table-cell office:value-type="float" office:value="1858" calcext:value-type="float">
            <text:p>185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ons</text:p>
          </table:table-cell>
          <table:table-cell office:value-type="float" office:value="1845" calcext:value-type="float">
            <text:p>184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1829" calcext:value-type="float">
            <text:p>18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813" calcext:value-type="float">
            <text:p>1813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##(</text:p>
          </table:table-cell>
          <table:table-cell office:value-type="float" office:value="1802" calcext:value-type="float">
            <text:p>180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as</text:p>
          </table:table-cell>
          <table:table-cell office:value-type="float" office:value="1794" calcext:value-type="float">
            <text:p>179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)##</text:p>
          </table:table-cell>
          <table:table-cell office:value-type="float" office:value="1741" calcext:value-type="float">
            <text:p>174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s#</text:p>
          </table:table-cell>
          <table:table-cell office:value-type="float" office:value="1731" calcext:value-type="float">
            <text:p>1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ce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1694" calcext:value-type="float">
            <text:p>1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ma</text:p>
          </table:table-cell>
          <table:table-cell office:value-type="float" office:value="1677" calcext:value-type="float">
            <text:p>167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1668" calcext:value-type="float">
            <text:p>166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#or</text:p>
          </table:table-cell>
          <table:table-cell office:value-type="float" office:value="1655" calcext:value-type="float">
            <text:p>165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627" calcext:value-type="float">
            <text:p>1627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##T</text:p>
          </table:table-cell>
          <table:table-cell office:value-type="float" office:value="1604" calcext:value-type="float">
            <text:p>1604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ist</text:p>
          </table:table-cell>
          <table:table-cell office:value-type="float" office:value="1583" calcext:value-type="float">
            <text:p>158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onc</text:p>
          </table:table-cell>
          <table:table-cell office:value-type="float" office:value="1573" calcext:value-type="float">
            <text:p>157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#no</text:p>
          </table:table-cell>
          <table:table-cell office:value-type="float" office:value="1549" calcext:value-type="float">
            <text:p>1549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ay#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1536" calcext:value-type="float">
            <text:p>1536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ns#</text:p>
          </table:table-cell>
          <table:table-cell office:value-type="float" office:value="1532" calcext:value-type="float">
            <text:p>153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ffe</text:p>
          </table:table-cell>
          <table:table-cell office:value-type="float" office:value="1522" calcext:value-type="float">
            <text:p>152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21" calcext:value-type="float">
            <text:p>152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ca</text:p>
          </table:table-cell>
          <table:table-cell office:value-type="float" office:value="1519" calcext:value-type="float">
            <text:p>151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fec</text:p>
          </table:table-cell>
          <table:table-cell office:value-type="float" office:value="1454" calcext:value-type="float">
            <text:p>145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##l</text:p>
          </table:table-cell>
          <table:table-cell office:value-type="float" office:value="1449" calcext:value-type="float">
            <text:p>1449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#ad</text:p>
          </table:table-cell>
          <table:table-cell office:value-type="float" office:value="1439" calcext:value-type="float">
            <text:p>143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be#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s</text:p>
          </table:table-cell>
          <table:table-cell office:value-type="float" office:value="1431" calcext:value-type="float">
            <text:p>143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##C</text:p>
          </table:table-cell>
          <table:table-cell office:value-type="float" office:value="1427" calcext:value-type="float">
            <text:p>1427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c##</text:p>
          </table:table-cell>
          <table:table-cell office:value-type="float" office:value="1422" calcext:value-type="float">
            <text:p>1422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e#</text:p>
          </table:table-cell>
          <table:table-cell office:value-type="float" office:value="1415" calcext:value-type="float">
            <text:p>1415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#a#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s</text:p>
          </table:table-cell>
          <table:table-cell office:value-type="float" office:value="1400" calcext:value-type="float">
            <text:p>140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#pr</text:p>
          </table:table-cell>
          <table:table-cell office:value-type="float" office:value="1393" calcext:value-type="float">
            <text:p>1393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nts</text:p>
          </table:table-cell>
          <table:table-cell office:value-type="float" office:value="1381" calcext:value-type="float">
            <text:p>1381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##u</text:p>
          </table:table-cell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te</text:p>
          </table:table-cell>
          <table:table-cell office:value-type="float" office:value="1371" calcext:value-type="float">
            <text:p>137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1369" calcext:value-type="float">
            <text:p>136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#ha</text:p>
          </table:table-cell>
          <table:table-cell office:value-type="float" office:value="1358" calcext:value-type="float">
            <text:p>135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rug</text:p>
          </table:table-cell>
          <table:table-cell office:value-type="float" office:value="1350" calcext:value-type="float">
            <text:p>1350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349" calcext:value-type="float">
            <text:p>134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c#</text:p>
          </table:table-cell>
          <table:table-cell office:value-type="float" office:value="1321" calcext:value-type="float">
            <text:p>1321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dmi</text:p>
          </table:table-cell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290" calcext:value-type="float">
            <text:p>1290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1289" calcext:value-type="float">
            <text:p>128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#Th</text:p>
          </table:table-cell>
          <table:table-cell office:value-type="float" office:value="1283" calcext:value-type="float">
            <text:p>128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ve</text:p>
          </table:table-cell>
          <table:table-cell office:value-type="float" office:value="1266" calcext:value-type="float">
            <text:p>1266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f</text:p>
          </table:table-cell>
          <table:table-cell office:value-type="float" office:value="1220" calcext:value-type="float">
            <text:p>12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en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#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pa</text:p>
          </table:table-cell>
          <table:table-cell office:value-type="float" office:value="1203" calcext:value-type="float">
            <text:p>120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#fo</text:p>
          </table:table-cell>
          <table:table-cell office:value-type="float" office:value="1199" calcext:value-type="float">
            <text:p>119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##</text:p>
          </table:table-cell>
          <table:table-cell office:value-type="float" office:value="1190" calcext:value-type="float">
            <text:p>1190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188" calcext:value-type="float">
            <text:p>118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86" calcext:value-type="float">
            <text:p>1186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1165" calcext:value-type="float">
            <text:p>116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t#</text:p>
          </table:table-cell>
          <table:table-cell office:value-type="float" office:value="1155" calcext:value-type="float">
            <text:p>115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se</text:p>
          </table:table-cell>
          <table:table-cell office:value-type="float" office:value="1132" calcext:value-type="float">
            <text:p>1132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1131" calcext:value-type="float">
            <text:p>113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##I</text:p>
          </table:table-cell>
          <table:table-cell office:value-type="float" office:value="1129" calcext:value-type="float">
            <text:p>112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tic</text:p>
          </table:table-cell>
          <table:table-cell office:value-type="float" office:value="1123" calcext:value-type="float">
            <text:p>1123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1114" calcext:value-type="float">
            <text:p>1114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114" calcext:value-type="float">
            <text:p>11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#de</text:p>
          </table:table-cell>
          <table:table-cell office:value-type="float" office:value="1101" calcext:value-type="float">
            <text:p>110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#me</text:p>
          </table:table-cell>
          <table:table-cell office:value-type="float" office:value="1087" calcext:value-type="float">
            <text:p>1087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#dr</text:p>
          </table:table-cell>
          <table:table-cell office:value-type="float" office:value="1078" calcext:value-type="float">
            <text:p>107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dru</text:p>
          </table:table-cell>
          <table:table-cell office:value-type="float" office:value="1078" calcext:value-type="float">
            <text:p>107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#do</text:p>
          </table:table-cell>
          <table:table-cell office:value-type="float" office:value="1078" calcext:value-type="float">
            <text:p>107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st</text:p>
          </table:table-cell>
          <table:table-cell office:value-type="float" office:value="1077" calcext:value-type="float">
            <text:p>107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70" calcext:value-type="float">
            <text:p>107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1060" calcext:value-type="float">
            <text:p>106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cr</text:p>
          </table:table-cell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:##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#</text:p>
          </table:table-cell>
          <table:table-cell office:value-type="float" office:value="1055" calcext:value-type="float">
            <text:p>105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ne</text:p>
          </table:table-cell>
          <table:table-cell office:value-type="float" office:value="1023" calcext:value-type="float">
            <text:p>1023</text:p>
          </table:table-cell>
          <table:table-cell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string" calcext:value-type="string">
            <text:p>sho</text:p>
          </table:table-cell>
          <table:table-cell office:value-type="float" office:value="1017" calcext:value-type="float">
            <text:p>10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sh</text:p>
          </table:table-cell>
          <table:table-cell office:value-type="float" office:value="1017" calcext:value-type="float">
            <text:p>10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office:value-type="float" office:value="1014" calcext:value-type="float">
            <text:p>101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ste</text:p>
          </table:table-cell>
          <table:table-cell office:value-type="float" office:value="1013" calcext:value-type="float">
            <text:p>1013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1010" calcext:value-type="float">
            <text:p>10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ca</text:p>
          </table:table-cell>
          <table:table-cell office:value-type="float" office:value="1004" calcext:value-type="float">
            <text:p>1004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#on</text:p>
          </table:table-cell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uc</text:p>
          </table:table-cell>
          <table:table-cell office:value-type="float" office:value="1003" calcext:value-type="float">
            <text:p>100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#su</text:p>
          </table:table-cell>
          <table:table-cell office:value-type="float" office:value="1001" calcext:value-type="float">
            <text:p>100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#wh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#</text:p>
          </table:table-cell>
          <table:table-cell office:value-type="float" office:value="994" calcext:value-type="float">
            <text:p>994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ot#</text:p>
          </table:table-cell>
          <table:table-cell office:value-type="float" office:value="987" calcext:value-type="float">
            <text:p>9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986" calcext:value-type="float">
            <text:p>986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959" calcext:value-type="float">
            <text:p>959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y#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by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c</text:p>
          </table:table-cell>
          <table:table-cell office:value-type="float" office:value="936" calcext:value-type="float">
            <text:p>936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932" calcext:value-type="float">
            <text:p>932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uld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l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##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892" calcext:value-type="float">
            <text:p>892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le#</text:p>
          </table:table-cell>
          <table:table-cell office:value-type="float" office:value="859" calcext:value-type="float">
            <text:p>859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##A</text:p>
          </table:table-cell>
          <table:table-cell office:value-type="float" office:value="855" calcext:value-type="float">
            <text:p>855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##g</text:p>
          </table:table-cell>
          <table:table-cell office:value-type="float" office:value="849" calcext:value-type="float">
            <text:p>849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nti</text:p>
          </table:table-cell>
          <table:table-cell office:value-type="float" office:value="847" calcext:value-type="float">
            <text:p>847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ct#</text:p>
          </table:table-cell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us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831" calcext:value-type="float">
            <text:p>83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#si</text:p>
          </table:table-cell>
          <table:table-cell office:value-type="float" office:value="820" calcext:value-type="float">
            <text:p>82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e#</text:p>
          </table:table-cell>
          <table:table-cell office:value-type="float" office:value="799" calcext:value-type="float">
            <text:p>799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string" calcext:value-type="string">
            <text:p>#In</text:p>
          </table:table-cell>
          <table:table-cell office:value-type="float" office:value="798" calcext:value-type="float">
            <text:p>79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##1</text:p>
          </table:table-cell>
          <table:table-cell office:value-type="float" office:value="793" calcext:value-type="float">
            <text:p>79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782" calcext:value-type="float">
            <text:p>78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#ar</text:p>
          </table:table-cell>
          <table:table-cell office:value-type="float" office:value="776" calcext:value-type="float">
            <text:p>77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775" calcext:value-type="float">
            <text:p>775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#se</text:p>
          </table:table-cell>
          <table:table-cell office:value-type="float" office:value="774" calcext:value-type="float">
            <text:p>774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i</text:p>
          </table:table-cell>
          <table:table-cell office:value-type="float" office:value="773" calcext:value-type="float">
            <text:p>773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cts</text:p>
          </table:table-cell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#as</text:p>
          </table:table-cell>
          <table:table-cell office:value-type="float" office:value="768" calcext:value-type="float">
            <text:p>768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tor</text:p>
          </table:table-cell>
          <table:table-cell office:value-type="float" office:value="760" calcext:value-type="float">
            <text:p>760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758" calcext:value-type="float">
            <text:p>75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gs#</text:p>
          </table:table-cell>
          <table:table-cell office:value-type="float" office:value="756" calcext:value-type="float">
            <text:p>756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abo</text:p>
          </table:table-cell>
          <table:table-cell office:value-type="float" office:value="750" calcext:value-type="float">
            <text:p>75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mi</text:p>
          </table:table-cell>
          <table:table-cell office:value-type="float" office:value="748" calcext:value-type="float">
            <text:p>74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747" calcext:value-type="float">
            <text:p>747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#cl</text:p>
          </table:table-cell>
          <table:table-cell office:value-type="float" office:value="745" calcext:value-type="float">
            <text:p>74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744" calcext:value-type="float">
            <text:p>74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we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po</text:p>
          </table:table-cell>
          <table:table-cell office:value-type="float" office:value="742" calcext:value-type="float">
            <text:p>74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737" calcext:value-type="float">
            <text:p>73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ti</text:p>
          </table:table-cell>
          <table:table-cell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#le</text:p>
          </table:table-cell>
          <table:table-cell office:value-type="float" office:value="727" calcext:value-type="float">
            <text:p>72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##v</text:p>
          </table:table-cell>
          <table:table-cell office:value-type="float" office:value="726" calcext:value-type="float">
            <text:p>726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nco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av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s</text:p>
          </table:table-cell>
          <table:table-cell office:value-type="float" office:value="721" calcext:value-type="float">
            <text:p>72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ty#</text:p>
          </table:table-cell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en</text:p>
          </table:table-cell>
          <table:table-cell office:value-type="float" office:value="711" calcext:value-type="float">
            <text:p>711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708" calcext:value-type="float">
            <text:p>708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#ex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705" calcext:value-type="float">
            <text:p>70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704" calcext:value-type="float">
            <text:p>704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rma</text:p>
          </table:table-cell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e</text:p>
          </table:table-cell>
          <table:table-cell office:value-type="float" office:value="700" calcext:value-type="float">
            <text:p>70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tud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i</text:p>
          </table:table-cell>
          <table:table-cell office:value-type="float" office:value="694" calcext:value-type="float">
            <text:p>694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690" calcext:value-type="float">
            <text:p>69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#mg</text:p>
          </table:table-cell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ce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678" calcext:value-type="float">
            <text:p>678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#wa</text:p>
          </table:table-cell>
          <table:table-cell office:value-type="float" office:value="675" calcext:value-type="float">
            <text:p>67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vel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#</text:p>
          </table:table-cell>
          <table:table-cell office:value-type="float" office:value="672" calcext:value-type="float">
            <text:p>67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e#</text:p>
          </table:table-cell>
          <table:table-cell office:value-type="float" office:value="669" calcext:value-type="float">
            <text:p>669</text:p>
          </table:table-cell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string" calcext:value-type="string">
            <text:p>ls#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i</text:p>
          </table:table-cell>
          <table:table-cell office:value-type="float" office:value="659" calcext:value-type="float">
            <text:p>65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cen</text:p>
          </table:table-cell>
          <table:table-cell office:value-type="float" office:value="659" calcext:value-type="float">
            <text:p>65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658" calcext:value-type="float">
            <text:p>658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ity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#</text:p>
          </table:table-cell>
          <table:table-cell office:value-type="float" office:value="654" calcext:value-type="float">
            <text:p>65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##2</text:p>
          </table:table-cell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#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48" calcext:value-type="float">
            <text:p>64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#: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P</text:p>
          </table:table-cell>
          <table:table-cell office:value-type="float" office:value="642" calcext:value-type="float">
            <text:p>642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641" calcext:value-type="float">
            <text:p>64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#:#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l</text:p>
          </table:table-cell>
          <table:table-cell office:value-type="float" office:value="640" calcext:value-type="float">
            <text:p>640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lev</text:p>
          </table:table-cell>
          <table:table-cell office:value-type="float" office:value="636" calcext:value-type="float">
            <text:p>636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631" calcext:value-type="float">
            <text:p>631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#pl</text:p>
          </table:table-cell>
          <table:table-cell office:value-type="float" office:value="628" calcext:value-type="float">
            <text:p>6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625" calcext:value-type="float">
            <text:p>62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625" calcext:value-type="float">
            <text:p>62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622" calcext:value-type="float">
            <text:p>6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nc</text:p>
          </table:table-cell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office:value-type="float" office:value="618" calcext:value-type="float">
            <text:p>618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#tr</text:p>
          </table:table-cell>
          <table:table-cell office:value-type="float" office:value="617" calcext:value-type="float">
            <text:p>61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fic</text:p>
          </table:table-cell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%##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t</text:p>
          </table:table-cell>
          <table:table-cell office:value-type="float" office:value="610" calcext:value-type="float">
            <text:p>61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whe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t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r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s</text:p>
          </table:table-cell>
          <table:table-cell office:value-type="float" office:value="607" calcext:value-type="float">
            <text:p>60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ral</text:p>
          </table:table-cell>
          <table:table-cell office:value-type="float" office:value="604" calcext:value-type="float">
            <text:p>604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udi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se</text:p>
          </table:table-cell>
          <table:table-cell office:value-type="float" office:value="596" calcext:value-type="float">
            <text:p>59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ac</text:p>
          </table:table-cell>
          <table:table-cell office:value-type="float" office:value="595" calcext:value-type="float">
            <text:p>59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593" calcext:value-type="float">
            <text:p>59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584" calcext:value-type="float">
            <text:p>58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ore</text:p>
          </table:table-cell>
          <table:table-cell office:value-type="float" office:value="581" calcext:value-type="float">
            <text:p>58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tl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a</text:p>
          </table:table-cell>
          <table:table-cell office:value-type="float" office:value="572" calcext:value-type="float">
            <text:p>572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hib</text:p>
          </table:table-cell>
          <table:table-cell office:value-type="float" office:value="570" calcext:value-type="float">
            <text:p>57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566" calcext:value-type="float">
            <text:p>56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ses</text:p>
          </table:table-cell>
          <table:table-cell office:value-type="float" office:value="565" calcext:value-type="float">
            <text:p>5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561" calcext:value-type="float">
            <text:p>56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#</text:p>
          </table:table-cell>
          <table:table-cell office:value-type="float" office:value="559" calcext:value-type="float">
            <text:p>55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st#</text:p>
          </table:table-cell>
          <table:table-cell office:value-type="float" office:value="559" calcext:value-type="float">
            <text:p>55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tes</text:p>
          </table:table-cell>
          <table:table-cell office:value-type="float" office:value="556" calcext:value-type="float">
            <text:p>55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nhi</text:p>
          </table:table-cell>
          <table:table-cell office:value-type="float" office:value="551" calcext:value-type="float">
            <text:p>551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ma#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rs</text:p>
          </table:table-cell>
          <table:table-cell office:value-type="float" office:value="545" calcext:value-type="float">
            <text:p>54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ult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la</text:p>
          </table:table-cell>
          <table:table-cell office:value-type="float" office:value="543" calcext:value-type="float">
            <text:p>543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h</text:p>
          </table:table-cell>
          <table:table-cell office:value-type="float" office:value="538" calcext:value-type="float">
            <text:p>538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534" calcext:value-type="float">
            <text:p>53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532" calcext:value-type="float">
            <text:p>532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532" calcext:value-type="float">
            <text:p>53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532" calcext:value-type="float">
            <text:p>5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al</text:p>
          </table:table-cell>
          <table:table-cell office:value-type="float" office:value="531" calcext:value-type="float">
            <text:p>531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hes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mo</text:p>
          </table:table-cell>
          <table:table-cell office:value-type="float" office:value="529" calcext:value-type="float">
            <text:p>52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vi</text:p>
          </table:table-cell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#ph</text:p>
          </table:table-cell>
          <table:table-cell office:value-type="float" office:value="526" calcext:value-type="float">
            <text:p>526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office:value-type="float" office:value="524" calcext:value-type="float">
            <text:p>524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521" calcext:value-type="float">
            <text:p>521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520" calcext:value-type="float">
            <text:p>52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519" calcext:value-type="float">
            <text:p>519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ial</text:p>
          </table:table-cell>
          <table:table-cell office:value-type="float" office:value="519" calcext:value-type="float">
            <text:p>5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in</text:p>
          </table:table-cell>
          <table:table-cell office:value-type="float" office:value="518" calcext:value-type="float">
            <text:p>518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ies</text:p>
          </table:table-cell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515" calcext:value-type="float">
            <text:p>515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lly</text:p>
          </table:table-cell>
          <table:table-cell office:value-type="float" office:value="515" calcext:value-type="float">
            <text:p>5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514" calcext:value-type="float">
            <text:p>514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ug#</text:p>
          </table:table-cell>
          <table:table-cell office:value-type="float" office:value="514" calcext:value-type="float">
            <text:p>51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cr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i</text:p>
          </table:table-cell>
          <table:table-cell office:value-type="float" office:value="511" calcext:value-type="float">
            <text:p>51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510" calcext:value-type="float">
            <text:p>51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eri</text:p>
          </table:table-cell>
          <table:table-cell office:value-type="float" office:value="503" calcext:value-type="float">
            <text:p>50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ifi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at</text:p>
          </table:table-cell>
          <table:table-cell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494" calcext:value-type="float">
            <text:p>49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de</text:p>
          </table:table-cell>
          <table:table-cell office:value-type="float" office:value="492" calcext:value-type="float">
            <text:p>492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string" calcext:value-type="string">
            <text:p>CYP</text:p>
          </table:table-cell>
          <table:table-cell office:value-type="float" office:value="491" calcext:value-type="float">
            <text:p>49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490" calcext:value-type="float">
            <text:p>49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enc</text:p>
          </table:table-cell>
          <table:table-cell office:value-type="float" office:value="490" calcext:value-type="float">
            <text:p>49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har</text:p>
          </table:table-cell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486" calcext:value-type="float">
            <text:p>486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484" calcext:value-type="float">
            <text:p>48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oxi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##D</text:p>
          </table:table-cell>
          <table:table-cell office:value-type="float" office:value="479" calcext:value-type="float">
            <text:p>479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ece</text:p>
          </table:table-cell>
          <table:table-cell office:value-type="float" office:value="478" calcext:value-type="float">
            <text:p>47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477" calcext:value-type="float">
            <text:p>47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475" calcext:value-type="float">
            <text:p>47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4##</text:p>
          </table:table-cell>
          <table:table-cell office:value-type="float" office:value="471" calcext:value-type="float">
            <text:p>47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469" calcext:value-type="float">
            <text:p>46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#da</text:p>
          </table:table-cell>
          <table:table-cell office:value-type="float" office:value="468" calcext:value-type="float">
            <text:p>46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465" calcext:value-type="float">
            <text:p>46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s#</text:p>
          </table:table-cell>
          <table:table-cell office:value-type="float" office:value="464" calcext:value-type="float">
            <text:p>46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ced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#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</text:p>
          </table:table-cell>
          <table:table-cell office:value-type="float" office:value="463" calcext:value-type="float">
            <text:p>46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g#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460" calcext:value-type="float">
            <text:p>46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lar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#CY</text:p>
          </table:table-cell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office:value-type="float" office:value="455" calcext:value-type="float">
            <text:p>45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ito</text:p>
          </table:table-cell>
          <table:table-cell office:value-type="float" office:value="454" calcext:value-type="float">
            <text:p>454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451" calcext:value-type="float">
            <text:p>45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449" calcext:value-type="float">
            <text:p>44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ign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s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445" calcext:value-type="float">
            <text:p>44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um#</text:p>
          </table:table-cell>
          <table:table-cell office:value-type="float" office:value="443" calcext:value-type="float">
            <text:p>443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aco</text:p>
          </table:table-cell>
          <table:table-cell office:value-type="float" office:value="443" calcext:value-type="float">
            <text:p>44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ran</text:p>
          </table:table-cell>
          <table:table-cell office:value-type="float" office:value="441" calcext:value-type="float">
            <text:p>441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mal</text:p>
          </table:table-cell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436" calcext:value-type="float">
            <text:p>436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ro</text:p>
          </table:table-cell>
          <table:table-cell office:value-type="float" office:value="434" calcext:value-type="float">
            <text:p>434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uti</text:p>
          </table:table-cell>
          <table:table-cell office:value-type="float" office:value="430" calcext:value-type="float">
            <text:p>43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rte</text:p>
          </table:table-cell>
          <table:table-cell office:value-type="float" office:value="427" calcext:value-type="float">
            <text:p>4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425" calcext:value-type="float">
            <text:p>42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ig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mb</text:p>
          </table:table-cell>
          <table:table-cell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ome</text:p>
          </table:table-cell>
          <table:table-cell office:value-type="float" office:value="423" calcext:value-type="float">
            <text:p>42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421" calcext:value-type="float">
            <text:p>42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edi</text:p>
          </table:table-cell>
          <table:table-cell office:value-type="float" office:value="419" calcext:value-type="float">
            <text:p>41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r#</text:p>
          </table:table-cell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office:value-type="float" office:value="413" calcext:value-type="float">
            <text:p>413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esu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e</text:p>
          </table:table-cell>
          <table:table-cell office:value-type="float" office:value="412" calcext:value-type="float">
            <text:p>41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410" calcext:value-type="float">
            <text:p>410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409" calcext:value-type="float">
            <text:p>40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sti</text:p>
          </table:table-cell>
          <table:table-cell office:value-type="float" office:value="408" calcext:value-type="float">
            <text:p>40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bl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u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i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o</text:p>
          </table:table-cell>
          <table:table-cell office:value-type="float" office:value="404" calcext:value-type="float">
            <text:p>40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edu</text:p>
          </table:table-cell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af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i</text:p>
          </table:table-cell>
          <table:table-cell office:value-type="float" office:value="401" calcext:value-type="float">
            <text:p>401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mbi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#S</text:p>
          </table:table-cell>
          <table:table-cell office:value-type="float" office:value="398" calcext:value-type="float">
            <text:p>398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epo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390" calcext:value-type="float">
            <text:p>39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office:value-type="float" office:value="390" calcext:value-type="float">
            <text:p>39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office:value-type="float" office:value="390" calcext:value-type="float">
            <text:p>39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float" office:value="389" calcext:value-type="float">
            <text:p>389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ici</text:p>
          </table:table-cell>
          <table:table-cell office:value-type="float" office:value="388" calcext:value-type="float">
            <text:p>388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nde</text:p>
          </table:table-cell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en</text:p>
          </table:table-cell>
          <table:table-cell office:value-type="float" office:value="386" calcext:value-type="float">
            <text:p>38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##3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#fr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ch</text:p>
          </table:table-cell>
          <table:table-cell office:value-type="float" office:value="381" calcext:value-type="float">
            <text:p>38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#ne</text:p>
          </table:table-cell>
          <table:table-cell office:value-type="float" office:value="381" calcext:value-type="float">
            <text:p>38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f</text:p>
          </table:table-cell>
          <table:table-cell office:value-type="float" office:value="380" calcext:value-type="float">
            <text:p>38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##)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s</text:p>
          </table:table-cell>
          <table:table-cell office:value-type="float" office:value="376" calcext:value-type="float">
            <text:p>376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tme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374" calcext:value-type="float">
            <text:p>37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re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373" calcext:value-type="float">
            <text:p>37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a</text:p>
          </table:table-cell>
          <table:table-cell office:value-type="float" office:value="369" calcext:value-type="float">
            <text:p>36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hyp</text:p>
          </table:table-cell>
          <table:table-cell office:value-type="float" office:value="368" calcext:value-type="float">
            <text:p>36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si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rv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#at</text:p>
          </table:table-cell>
          <table:table-cell office:value-type="float" office:value="365" calcext:value-type="float">
            <text:p>36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ch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#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##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a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359" calcext:value-type="float">
            <text:p>3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358" calcext:value-type="float">
            <text:p>35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ed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354" calcext:value-type="float">
            <text:p>3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#-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e</text:p>
          </table:table-cell>
          <table:table-cell office:value-type="float" office:value="353" calcext:value-type="float">
            <text:p>35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#hy</text:p>
          </table:table-cell>
          <table:table-cell office:value-type="float" office:value="352" calcext:value-type="float">
            <text:p>352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mic</text:p>
          </table:table-cell>
          <table:table-cell office:value-type="float" office:value="351" calcext:value-type="float">
            <text:p>351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ec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hi</text:p>
          </table:table-cell>
          <table:table-cell office:value-type="float" office:value="348" calcext:value-type="float">
            <text:p>348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tri</text:p>
          </table:table-cell>
          <table:table-cell office:value-type="float" office:value="348" calcext:value-type="float">
            <text:p>348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ara</text:p>
          </table:table-cell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n#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i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)#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d</text:p>
          </table:table-cell>
          <table:table-cell office:value-type="float" office:value="344" calcext:value-type="float">
            <text:p>34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c</text:p>
          </table:table-cell>
          <table:table-cell office:value-type="float" office:value="343" calcext:value-type="float">
            <text:p>34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py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342" calcext:value-type="float">
            <text:p>34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id#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#mi</text:p>
          </table:table-cell>
          <table:table-cell office:value-type="float" office:value="340" calcext:value-type="float">
            <text:p>34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#he</text:p>
          </table:table-cell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gh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#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37" calcext:value-type="float">
            <text:p>33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ta</text:p>
          </table:table-cell>
          <table:table-cell office:value-type="float" office:value="336" calcext:value-type="float">
            <text:p>336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tho</text:p>
          </table:table-cell>
          <table:table-cell office:value-type="float" office:value="336" calcext:value-type="float">
            <text:p>33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float" office:value="335" calcext:value-type="float">
            <text:p>335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#bl</text:p>
          </table:table-cell>
          <table:table-cell office:value-type="float" office:value="335" calcext:value-type="float">
            <text:p>335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ous</text:p>
          </table:table-cell>
          <table:table-cell office:value-type="float" office:value="335" calcext:value-type="float">
            <text:p>33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ze</text:p>
          </table:table-cell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ge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k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iv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g</text:p>
          </table:table-cell>
          <table:table-cell office:value-type="float" office:value="329" calcext:value-type="float">
            <text:p>329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ia#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o#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#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e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##</text:p>
          </table:table-cell>
          <table:table-cell office:value-type="float" office:value="321" calcext:value-type="float">
            <text:p>32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urr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t</text:p>
          </table:table-cell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#it</text:p>
          </table:table-cell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lon</text:p>
          </table:table-cell>
          <table:table-cell office:value-type="float" office:value="317" calcext:value-type="float">
            <text:p>317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#sy</text:p>
          </table:table-cell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t#</text:p>
          </table:table-cell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315" calcext:value-type="float">
            <text:p>31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314" calcext:value-type="float">
            <text:p>314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314" calcext:value-type="float">
            <text:p>3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d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qu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fol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ap</text:p>
          </table:table-cell>
          <table:table-cell office:value-type="float" office:value="306" calcext:value-type="float">
            <text:p>30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ri</text:p>
          </table:table-cell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ss</text:p>
          </table:table-cell>
          <table:table-cell office:value-type="float" office:value="305" calcext:value-type="float">
            <text:p>30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il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</text:p>
          </table:table-cell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##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303" calcext:value-type="float">
            <text:p>30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#un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fo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-##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ab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m#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ho</text:p>
          </table:table-cell>
          <table:table-cell office:value-type="float" office:value="295" calcext:value-type="float">
            <text:p>29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#li</text:p>
          </table:table-cell>
          <table:table-cell office:value-type="float" office:value="294" calcext:value-type="float">
            <text:p>29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tai</text:p>
          </table:table-cell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pe</text:p>
          </table:table-cell>
          <table:table-cell office:value-type="float" office:value="293" calcext:value-type="float">
            <text:p>29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#ob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m</text:p>
          </table:table-cell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rt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xic</text:p>
          </table:table-cell>
          <table:table-cell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ul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ox</text:p>
          </table:table-cell>
          <table:table-cell office:value-type="float" office:value="289" calcext:value-type="float">
            <text:p>28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dy#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#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ru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se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vi</text:p>
          </table:table-cell>
          <table:table-cell office:value-type="float" office:value="285" calcext:value-type="float">
            <text:p>28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285" calcext:value-type="float">
            <text:p>2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imi</text:p>
          </table:table-cell>
          <table:table-cell office:value-type="float" office:value="283" calcext:value-type="float">
            <text:p>28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5##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o</text:p>
          </table:table-cell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fro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lo</text:p>
          </table:table-cell>
          <table:table-cell office:value-type="float" office:value="281" calcext:value-type="float">
            <text:p>281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cha</text:p>
          </table:table-cell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3A4</text:p>
          </table:table-cell>
          <table:table-cell office:value-type="float" office:value="281" calcext:value-type="float">
            <text:p>2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00#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#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N</text:p>
          </table:table-cell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274" calcext:value-type="float">
            <text:p>27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m#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#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zed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l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rel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pti</text:p>
          </table:table-cell>
          <table:table-cell office:value-type="float" office:value="270" calcext:value-type="float">
            <text:p>27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270" calcext:value-type="float">
            <text:p>27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ics</text:p>
          </table:table-cell>
          <table:table-cell office:value-type="float" office:value="269" calcext:value-type="float">
            <text:p>269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A4#</text:p>
          </table:table-cell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ti</text:p>
          </table:table-cell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ru</text:p>
          </table:table-cell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ng</text:p>
          </table:table-cell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266" calcext:value-type="float">
            <text:p>266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hi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te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#B</text:p>
          </table:table-cell>
          <table:table-cell office:value-type="float" office:value="265" calcext:value-type="float">
            <text:p>265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blo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#ev</text:p>
          </table:table-cell>
          <table:table-cell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s#</text:p>
          </table:table-cell>
          <table:table-cell office:value-type="float" office:value="262" calcext:value-type="float">
            <text:p>262</text:p>
          </table:table-cell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#lo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ype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in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wee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</text:p>
          </table:table-cell>
          <table:table-cell office:value-type="float" office:value="260" calcext:value-type="float">
            <text:p>26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ary</text:p>
          </table:table-cell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Dr</text:p>
          </table:table-cell>
          <table:table-cell office:value-type="float" office:value="258" calcext:value-type="float">
            <text:p>25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h#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#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r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256" calcext:value-type="float">
            <text:p>25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#bo</text:p>
          </table:table-cell>
          <table:table-cell office:value-type="float" office:value="255" calcext:value-type="float">
            <text:p>25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rve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th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e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thy</text:p>
          </table:table-cell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pon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253" calcext:value-type="float">
            <text:p>25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1##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ng</text:p>
          </table:table-cell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#gi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iv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t</text:p>
          </table:table-cell>
          <table:table-cell office:value-type="float" office:value="251" calcext:value-type="float">
            <text:p>251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ard</text:p>
          </table:table-cell>
          <table:table-cell office:value-type="float" office:value="251" calcext:value-type="float">
            <text:p>2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zym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bs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a</text:p>
          </table:table-cell>
          <table:table-cell office:value-type="float" office:value="249" calcext:value-type="float">
            <text:p>24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liz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#du</text:p>
          </table:table-cell>
          <table:table-cell office:value-type="float" office:value="249" calcext:value-type="float">
            <text:p>24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e</text:p>
          </table:table-cell>
          <table:table-cell office:value-type="float" office:value="248" calcext:value-type="float">
            <text:p>248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ili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hi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##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ry</text:p>
          </table:table-cell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ncu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r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yme</text:p>
          </table:table-cell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#ce</text:p>
          </table:table-cell>
          <table:table-cell office:value-type="float" office:value="240" calcext:value-type="float">
            <text:p>24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rdi</text:p>
          </table:table-cell>
          <table:table-cell office:value-type="float" office:value="240" calcext:value-type="float">
            <text:p>24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##5</text:p>
          </table:table-cell>
          <table:table-cell office:value-type="float" office:value="240" calcext:value-type="float">
            <text:p>2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ch</text:p>
          </table:table-cell>
          <table:table-cell office:value-type="float" office:value="239" calcext:value-type="float">
            <text:p>2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ell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lu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#</text:p>
          </table:table-cell>
          <table:table-cell office:value-type="float" office:value="237" calcext:value-type="float">
            <text:p>237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ena</text:p>
          </table:table-cell>
          <table:table-cell office:value-type="float" office:value="237" calcext:value-type="float">
            <text:p>237</text:p>
          </table:table-cell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.##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#(e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e</text:p>
          </table:table-cell>
          <table:table-cell office:value-type="float" office:value="234" calcext:value-type="float">
            <text:p>23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rod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la</text:p>
          </table:table-cell>
          <table:table-cell office:value-type="float" office:value="233" calcext:value-type="float">
            <text:p>2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le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n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a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230" calcext:value-type="float">
            <text:p>23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##W</text:p>
          </table:table-cell>
          <table:table-cell office:value-type="float" office:value="230" calcext:value-type="float">
            <text:p>23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odu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##M</text:p>
          </table:table-cell>
          <table:table-cell office:value-type="float" office:value="229" calcext:value-type="float">
            <text:p>229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jec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mm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e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f</text:p>
          </table:table-cell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lud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YP3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P3A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ic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si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mg/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s</text:p>
          </table:table-cell>
          <table:table-cell office:value-type="float" office:value="224" calcext:value-type="float">
            <text:p>224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#so</text:p>
          </table:table-cell>
          <table:table-cell office:value-type="float" office:value="224" calcext:value-type="float">
            <text:p>224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C##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mpa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unc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i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221" calcext:value-type="float">
            <text:p>221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##k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mes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ood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ig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a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e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lo</text:p>
          </table:table-cell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##H</text:p>
          </table:table-cell>
          <table:table-cell office:value-type="float" office:value="216" calcext:value-type="float">
            <text:p>216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#el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d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dy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12" calcext:value-type="float">
            <text:p>21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zy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ac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z</text:p>
          </table:table-cell>
          <table:table-cell office:value-type="float" office:value="211" calcext:value-type="float">
            <text:p>21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#bi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im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e.g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#O</text:p>
          </table:table-cell>
          <table:table-cell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ep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ins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req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e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olu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d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ad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.#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va</text:p>
          </table:table-cell>
          <table:table-cell office:value-type="float" office:value="204" calcext:value-type="float">
            <text:p>204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float" office:value="202" calcext:value-type="float">
            <text:p>20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eal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eme</text:p>
          </table:table-cell>
          <table:table-cell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ys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o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i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itr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ond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x##</text:p>
          </table:table-cell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unt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g.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E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sib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eca</text:p>
          </table:table-cell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#fa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mi</text:p>
          </table:table-cell>
          <table:table-cell office:value-type="float" office:value="194" calcext:value-type="float">
            <text:p>194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string" calcext:value-type="string">
            <text:p>#()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193" calcext:value-type="float">
            <text:p>19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yst</text:p>
          </table:table-cell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ys#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r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#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%#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191" calcext:value-type="float">
            <text:p>191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vat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loo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pe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s</text:p>
          </table:table-cell>
          <table:table-cell office:value-type="float" office:value="190" calcext:value-type="float">
            <text:p>190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bil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##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89" calcext:value-type="float">
            <text:p>189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string" calcext:value-type="string">
            <text:p>ein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ypo</text:p>
          </table:table-cell>
          <table:table-cell office:value-type="float" office:value="189" calcext:value-type="float">
            <text:p>18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p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#No</text:p>
          </table:table-cell>
          <table:table-cell office:value-type="float" office:value="188" calcext:value-type="float">
            <text:p>18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ust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t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a</text:p>
          </table:table-cell>
          <table:table-cell office:value-type="float" office:value="186" calcext:value-type="float">
            <text:p>186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string" calcext:value-type="string">
            <text:p>ost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rse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ugh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#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##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ur#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ug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c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u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t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181" calcext:value-type="float">
            <text:p>18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eci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ela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i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R</text:p>
          </table:table-cell>
          <table:table-cell office:value-type="float" office:value="179" calcext:value-type="float">
            <text:p>179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nst</text:p>
          </table:table-cell>
          <table:table-cell office:value-type="float" office:value="179" calcext:value-type="float">
            <text:p>17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siv</text:p>
          </table:table-cell>
          <table:table-cell office:value-type="float" office:value="179" calcext:value-type="float">
            <text:p>17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xim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3##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ke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so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to</text:p>
          </table:table-cell>
          <table:table-cell office:value-type="float" office:value="178" calcext:value-type="float">
            <text:p>17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osi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ale</text:p>
          </table:table-cell>
          <table:table-cell office:value-type="float" office:value="178" calcext:value-type="float">
            <text:p>17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#oc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n</text:p>
          </table:table-cell>
          <table:table-cell office:value-type="float" office:value="176" calcext:value-type="float">
            <text:p>176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epa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ove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i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l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.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we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#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173" calcext:value-type="float">
            <text:p>17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ta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nct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y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o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#AU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rm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pl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#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ad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gr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os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()#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g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#fu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etw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y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y#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a</text:p>
          </table:table-cell>
          <table:table-cell office:value-type="float" office:value="166" calcext:value-type="float">
            <text:p>16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so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at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C#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c</text:p>
          </table:table-cell>
          <table:table-cell office:value-type="float" office:value="161" calcext:value-type="float">
            <text:p>161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st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#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if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o#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-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)#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i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sag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h</text:p>
          </table:table-cell>
          <table:table-cell office:value-type="float" office:value="158" calcext:value-type="float">
            <text:p>158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#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x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nha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ed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lt#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gl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mo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so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c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orp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si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en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sa</text:p>
          </table:table-cell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cro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#av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i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uir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u</text:p>
          </table:table-cell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inu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#kn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usi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ev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l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#sa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ki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mu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sk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t#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w#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je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vo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y#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exc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p##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gat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po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id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alu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h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l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em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fi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j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i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#6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ie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tw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u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ute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ju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#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##;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#</text:p>
          </table:table-cell>
          <table:table-cell office:value-type="float" office:value="138" calcext:value-type="float">
            <text:p>138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ath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ei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/kg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F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oc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YP2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jus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o</text:p>
          </table:table-cell>
          <table:table-cell office:value-type="float" office:value="136" calcext:value-type="float">
            <text:p>136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hol</text:p>
          </table:table-cell>
          <table:table-cell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roi</text:p>
          </table:table-cell>
          <table:table-cell office:value-type="float" office:value="136" calcext:value-type="float">
            <text:p>136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(##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#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35" calcext:value-type="float">
            <text:p>135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oto</text:p>
          </table:table-cell>
          <table:table-cell office:value-type="float" office:value="135" calcext:value-type="float">
            <text:p>135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35" calcext:value-type="float">
            <text:p>13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rr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e#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d</text:p>
          </table:table-cell>
          <table:table-cell office:value-type="float" office:value="134" calcext:value-type="float">
            <text:p>134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string" calcext:value-type="string">
            <text:p>lti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um</text:p>
          </table:table-cell>
          <table:table-cell office:value-type="float" office:value="133" calcext:value-type="float">
            <text:p>133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#la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133" calcext:value-type="float">
            <text:p>13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132" calcext:value-type="float">
            <text:p>13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imu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9##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n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D6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;#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t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sim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eut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s#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ts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29" calcext:value-type="float">
            <text:p>12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29" calcext:value-type="float">
            <text:p>129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oge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ou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e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i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h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g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e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#Al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2#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6#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:#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d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r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ou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s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evi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hi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cu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or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/k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#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a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123" calcext:value-type="float">
            <text:p>123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#hu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glu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##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ee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es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#sp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-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(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string" calcext:value-type="string">
            <text:p>#ba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le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gly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#ge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cu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gg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a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118" calcext:value-type="float">
            <text:p>11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ean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s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ho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bi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osu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ext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ke#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#Pa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me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2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#</text:p>
          </table:table-cell>
          <table:table-cell office:value-type="float" office:value="116" calcext:value-type="float">
            <text:p>116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16" calcext:value-type="float">
            <text:p>11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ax#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va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ur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#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r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o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a#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#fi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ly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ve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de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ke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po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b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t#</text:p>
          </table:table-cell>
          <table:table-cell office:value-type="float" office:value="112" calcext:value-type="float">
            <text:p>1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em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co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neu</text:p>
          </table:table-cell>
          <table:table-cell office:value-type="float" office:value="111" calcext:value-type="float">
            <text:p>1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8##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#8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ai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c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p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ev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k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pr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string" calcext:value-type="string">
            <text:p>rgi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P##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#A#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##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ar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epe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ou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ht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1#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e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#Re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eu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d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##U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n</text:p>
          </table:table-cell>
          <table:table-cell office:value-type="float" office:value="103" calcext:value-type="float">
            <text:p>10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-in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ysi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r#</text:p>
          </table:table-cell>
          <table:table-cell office:value-type="float" office:value="102" calcext:value-type="float">
            <text:p>102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ife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l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o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hor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rva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Ho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y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#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t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rc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e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ymp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av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ue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rmi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th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r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ib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sh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0#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ep</text:p>
          </table:table-cell>
          <table:table-cell office:value-type="float" office:value="97" calcext:value-type="float">
            <text:p>97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hin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el#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ff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d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i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oca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h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.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l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D##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tis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if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m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ek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c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onl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#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##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m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c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bio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pe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it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rl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yn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vo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ef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oi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l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ma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gi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)#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o</text:p>
          </table:table-cell>
          <table:table-cell office:value-type="float" office:value="91" calcext:value-type="float">
            <text:p>91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string" calcext:value-type="string">
            <text:p>oin</text:p>
          </table:table-cell>
          <table:table-cell office:value-type="float" office:value="91" calcext:value-type="float">
            <text:p>9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ncy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%#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#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fo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k</text:p>
          </table:table-cell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##L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#fe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ery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hep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to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#(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l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va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var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ma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re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s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dio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I##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itu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cy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th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o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A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87" calcext:value-type="float">
            <text:p>87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gon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#ga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Si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ei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s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p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elo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im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y</text:p>
          </table:table-cell>
          <table:table-cell office:value-type="float" office:value="85" calcext:value-type="float">
            <text:p>85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y#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a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p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m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de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-li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cr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es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t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c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%)#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#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##Q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y)#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t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#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v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f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f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ech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doe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su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y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/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t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ppl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i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/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a</text:p>
          </table:table-cell>
          <table:table-cell office:value-type="float" office:value="79" calcext:value-type="float">
            <text:p>79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L##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##G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ame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sym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ode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gi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li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/o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o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number-columns-repeated="2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yro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#Te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St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pe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)#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cr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p#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je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s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r</text:p>
          </table:table-cell>
          <table:table-cell office:value-type="float" office:value="76" calcext:value-type="float">
            <text:p>76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oph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#An</text:p>
          </table:table-cell>
          <table:table-cell office:value-type="float" office:value="76" calcext:value-type="float">
            <text:p>76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ety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fu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c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#Pr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phr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yce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ar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es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sc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fo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4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c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r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rrh</text:p>
          </table:table-cell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ks#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k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#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i</text:p>
          </table:table-cell>
          <table:table-cell office:value-type="float" office:value="72" calcext:value-type="float">
            <text:p>72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#ve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#br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eo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nci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ga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el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li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o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epi</text:p>
          </table:table-cell>
          <table:table-cell office:value-type="float" office:value="71" calcext:value-type="float">
            <text:p>71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fac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ht#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nu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p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ll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#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+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g</text:p>
          </table:table-cell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#Cl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-co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#c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a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f-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#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iod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yla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typ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ig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3#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2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u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#Ad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#my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u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-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i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#am</text:p>
          </table:table-cell>
          <table:table-cell office:value-type="float" office:value="66" calcext:value-type="float">
            <text:p>66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66" calcext:value-type="float">
            <text:p>66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het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CNS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tu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#Po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ve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xi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er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ci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yo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-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ura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opa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-de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pul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u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g#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ova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#CN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ys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rk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-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cu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d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g/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n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s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ac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efi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s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y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ou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[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gu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rad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c#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ip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nsu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omo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usu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viv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p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e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j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s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y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#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#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s#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ag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exa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#Se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et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ge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yna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2D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a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-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ndo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P#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a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i</text:p>
          </table:table-cell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yth</text:p>
          </table:table-cell>
          <table:table-cell office:value-type="float" office:value="59" calcext:value-type="float">
            <text:p>5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thm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9#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C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(C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lv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u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float" office:value="58" calcext:value-type="float">
            <text:p>58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tol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NS#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ly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tt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A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m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y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fe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gr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2C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d</text:p>
          </table:table-cell>
          <table:table-cell office:value-type="float" office:value="56" calcext:value-type="float">
            <text:p>5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cis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sph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bra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-r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te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f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k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av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y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niz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l#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2#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5#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o</text:p>
          </table:table-cell>
          <table:table-cell table:number-columns-repeated="2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ea#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du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vi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1.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dr</text:p>
          </table:table-cell>
          <table:table-cell office:value-type="float" office:value="53" calcext:value-type="float">
            <text:p>53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ipi</text:p>
          </table:table-cell>
          <table:table-cell office:value-type="float" office:value="53" calcext:value-type="float">
            <text:p>53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E##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rob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rmo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n-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pe#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ov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ve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#Ta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ys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b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m#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c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-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##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in</text:p>
          </table:table-cell>
          <table:table-cell office:value-type="float" office:value="52" calcext:value-type="float">
            <text:p>5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#Ph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bu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ps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vo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l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#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ms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m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-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)#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s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i</text:p>
          </table:table-cell>
          <table:table-cell office:value-type="float" office:value="51" calcext:value-type="float">
            <text:p>51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uli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rhy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en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b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xe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gr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ig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-d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s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o#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ff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;#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sm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C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p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#As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yt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fet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#Da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og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d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v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i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u</text:p>
          </table:table-cell>
          <table:table-cell office:value-type="float" office:value="49" calcext:value-type="float">
            <text:p>49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pi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rde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nia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sy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mi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upt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er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so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us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l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g/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%#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a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##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etr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ira</text:p>
          </table:table-cell>
          <table:table-cell office:value-type="float" office:value="48" calcext:value-type="float">
            <text:p>4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xid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ono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nep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onv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12#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ta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od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ly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v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:#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yo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siu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#na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#Me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sth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opo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x#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a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N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;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%#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#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+/-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 office:value-type="float" office:value="46" calcext:value-type="float">
            <text:p>46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xam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mm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si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Ef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e-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de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s#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e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o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##" office:value-type="string" office:string-value="" calcext:value-type="error">
            <text:p>#NAME?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4#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l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string" calcext:value-type="string">
            <text:p>rip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agn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cla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#ou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cy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h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em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k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%#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i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##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lur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io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iv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rc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spl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#CO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ai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al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ar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umo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fo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mo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)#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o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#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#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ogl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opu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zi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rd#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hod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2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dy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P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1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u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mb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)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i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%#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s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d</text:p>
          </table:table-cell>
          <table:table-cell office:value-type="float" office:value="42" calcext:value-type="float">
            <text:p>42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om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p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zer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#Mo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rl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tub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ynt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lu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eb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t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u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n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%#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C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#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 office:value-type="float" office:value="41" calcext:value-type="float">
            <text:p>41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ril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il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#pu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rna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a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#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i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#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n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ba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Inh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#Su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#ro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Or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qu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ru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oe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fu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: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#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]##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l</text:p>
          </table:table-cell>
          <table:table-cell office:value-type="float" office:value="39" calcext:value-type="float">
            <text:p>39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iur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rof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##q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ihy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da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miz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tif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m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cu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exi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um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rs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#j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g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n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mg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#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=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#ox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#M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pog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ls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n-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an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ms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be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z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th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d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e#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i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y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#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g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i</text:p>
          </table:table-cell>
          <table:table-cell office:value-type="float" office:value="37" calcext:value-type="float">
            <text:p>37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tih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ri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ngi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to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pou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As#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ty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f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z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r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u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#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0%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=#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#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M##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ga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#Ag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#Do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I#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Fo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ph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is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rv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(A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##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j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s)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ju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h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%#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-#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p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op</text:p>
          </table:table-cell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lu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bu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i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#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a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%#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#</text:p>
          </table:table-cell>
          <table:table-cell office:value-type="float" office:value="34" calcext:value-type="float">
            <text:p>3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string" calcext:value-type="string">
            <text:p>uta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pic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ta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mun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mu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V##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dul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ex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e-t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-tr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yoc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cu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1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e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)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t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-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a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h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u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I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.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c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/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33" calcext:value-type="float">
            <text:p>33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api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xtr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dim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mu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rb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ca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O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#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y</text:p>
          </table:table-cell>
          <table:table-cell office:value-type="float" office:value="32" calcext:value-type="float">
            <text:p>32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#IN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H##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ol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yin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ef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T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##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)#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W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l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gy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:#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)#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V</text:p>
          </table:table-cell>
          <table:table-cell office:value-type="float" office:value="31" calcext:value-type="float">
            <text:p>3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dre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rgo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nog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ych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N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#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ce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##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sf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gg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au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n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#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;#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)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;#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ju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f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i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tib</text:p>
          </table:table-cell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sod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de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roa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mpr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fl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ovi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iz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#Ex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bl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CA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t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h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)#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u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m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)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g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)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)#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%)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Y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y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d</text:p>
          </table:table-cell>
          <table:table-cell office:value-type="float" office:value="29" calcext:value-type="float">
            <text:p>29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cki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das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#ps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riu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fo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fy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rr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eb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ro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po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#J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a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u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m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j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#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u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=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0.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m</text:p>
          </table:table-cell>
          <table:table-cell office:value-type="float" office:value="28" calcext:value-type="float">
            <text:p>28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ket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lci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#Du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rga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D#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He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3-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uc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rc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id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ag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vi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s)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h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-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ha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g)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v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#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y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t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#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r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s</text:p>
          </table:table-cell>
          <table:table-cell office:value-type="float" office:value="27" calcext:value-type="float">
            <text:p>27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oxy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ofi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#L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I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Pl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Bo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h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w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#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)#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c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n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)#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n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-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r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lum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vul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#So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-me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oac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-gl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r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u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x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c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k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y#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v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#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%#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#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/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P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r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ax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ph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o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#II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ch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fu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i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#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r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-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h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n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0%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0%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a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U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h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o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</text:p>
          </table:table-cell>
          <table:table-cell office:value-type="float" office:value="24" calcext:value-type="float">
            <text:p>2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adr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#Tr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vu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fl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lyt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lo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l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gl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ul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e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f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l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d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i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)#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)#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5%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0-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m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-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h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#Di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##K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#Ac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hio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R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ag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plo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scl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#Fu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erp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zat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#Im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c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fa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p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z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t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-po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g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g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i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fi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i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b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#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p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#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R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5#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)#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%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)#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):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c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*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in</text:p>
          </table:table-cell>
          <table:table-cell office:value-type="float" office:value="22" calcext:value-type="float">
            <text:p>22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heo</text:p>
          </table:table-cell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#et</text:p>
          </table:table-cell>
          <table:table-cell office:value-type="float" office:value="22" calcext:value-type="float">
            <text:p>2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oba</text:p>
          </table:table-cell>
          <table:table-cell office:value-type="float" office:value="22" calcext:value-type="float">
            <text:p>22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#er</text:p>
          </table:table-cell>
          <table:table-cell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oho</text:p>
          </table:table-cell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#qu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#ir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ar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lap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o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D#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tos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es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cu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x#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Hyp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ca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ym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#B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u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y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no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ly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t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;#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k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u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q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a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j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#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.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n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h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ciu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ti-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yco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u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ndr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nne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#Fe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#Ch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zo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#pi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coc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po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fe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bo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yti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#G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bi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cu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Ra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y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W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oc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)#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mu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w-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1#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1-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op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#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a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h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z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#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#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N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)#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1#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oro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br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rvo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uth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4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3)#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d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g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n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;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: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f#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:#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)#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b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b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n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w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cl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string" calcext:value-type="string">
            <text:p>eto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ker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amm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oc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vou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E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zop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lvi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mo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ot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nem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ob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C#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z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s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ce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g-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b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ca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C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(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(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+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t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2+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sf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f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m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p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f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z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.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.)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i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#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Jo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.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c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eop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X##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iot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fel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#Li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lg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v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#Hy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sa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Fur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#1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ON#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p#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obu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V#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of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p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t#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x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em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Sy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un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xe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)#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C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ur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z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: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i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m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s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w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g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/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: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zu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-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z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;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0%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0%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#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]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.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e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b##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isa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#Am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dal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fla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dop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#VI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igi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ib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#Ce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nap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l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IV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-ac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TI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S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3#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##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r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#x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NDI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xhi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: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)#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.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h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um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e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5%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-f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i.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4#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v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H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I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ama</text:p>
          </table:table-cell>
          <table:table-cell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iri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xac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obe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gne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ipt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git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cci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#Cy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ung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-di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o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5-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#H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lk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#B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ru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im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sk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l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T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(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mu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/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d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h-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u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p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.#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)#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1#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e.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6#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u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d</text:p>
          </table:table-cell>
          <table:table-cell office:value-type="float" office:value="15" calcext:value-type="float">
            <text:p>15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ulo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noa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p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lg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L#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#At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##X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NT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c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#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-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y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c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o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Mu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t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T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IV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g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E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n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g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o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R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)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3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2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0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p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c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q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]#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w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%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igo</text:p>
          </table:table-cell>
          <table:table-cell office:value-type="float" office:value="14" calcext:value-type="float">
            <text:p>14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-bl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O##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xan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umi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oi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ic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lom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urb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##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-t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orb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er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TO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#Mi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(M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op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us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uc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w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l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cu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S-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-m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)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y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r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p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)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: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-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)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4%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d#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.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m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r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l</text:p>
          </table:table-cell>
          <table:table-cell office:value-type="float" office:value="13" calcext:value-type="float">
            <text:p>13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#ke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cet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yl#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#MA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cr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um-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xa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K##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nag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Bl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el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ev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P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#M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t-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u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qu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A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s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v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80#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e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u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i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i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#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v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;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/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: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f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k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n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.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P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g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6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)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-f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g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7#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1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h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.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zo</text:p>
          </table:table-cell>
          <table:table-cell office:value-type="float" office:value="12" calcext:value-type="float">
            <text:p>12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ta-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asp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nel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lsa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rpr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am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op#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-fl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ri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tr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AV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#PH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b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-l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c-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H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CH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g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o#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-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-c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)#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n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5#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p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u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n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v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u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: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P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: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)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GY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V-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: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U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: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0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6%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(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: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t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h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)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#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d</text:p>
          </table:table-cell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hia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naf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pur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yr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#Na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ic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ubi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uni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ac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ox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-s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gal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sci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T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rl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a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o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hy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h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-p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#4-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x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nx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i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A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uf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#G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A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#C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-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F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-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-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4#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T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m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s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-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: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i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i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/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x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-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i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p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-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D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: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R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%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8%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2%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0-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5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i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5%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l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b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#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#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v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.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: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</text:p>
          </table:table-cell>
          <table:table-cell office:value-type="float" office:value="10" calcext:value-type="float">
            <text:p>1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am#</text:p>
          </table:table-cell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myc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rbi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rif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iro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pyr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IN#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oqu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eso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do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V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ut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p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eu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m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#io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uk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ec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gu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#B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s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-d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-f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T#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-an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m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i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#lu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-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#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-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-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(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n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p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d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k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c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.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g/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/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k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/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w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h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: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)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D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f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E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h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.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%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-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C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(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C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8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w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c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+#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):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x#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.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"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##,10,0</text:p>
            <text:p>yci,9,263</text:p>
            <text:p>bar,9,148</text:p>
            <text:p>ido,9,140</text:p>
            <text:p>fam,9,128</text:p>
            <text:p>luo,9,94</text:p>
            <text:p>rex,9,85</text:p>
            <text:p>xat,9,80</text:p>
            <text:p>cil,9,77</text:p>
            <text:p>odo,9,70</text:p>
            <text:p>evo,9,56</text:p>
            <text:p>ald,9,46</text:p>
            <text:p>abu,9,44</text:p>
            <text:p>#Lo,9,39</text:p>
            <text:p>#PR,9,33</text:p>
            <text:p>rub,9,31</text:p>
            <text:p>ORA,9,28</text:p>
            <text:p>ipo,9,27</text:p>
            <text:p>Clo,9,27</text:p>
            <text:p>uan,9,26</text:p>
            <text:p>gio,9,26</text:p>
            <text:p>iop,9,22</text:p>
            <text:p>xyl,9,19</text:p>
            <text:p>gri,9,16</text:p>
            <text:p>bus,9,15</text:p>
            <text:p>ACT,9,15</text:p>
            <text:p>#Es,9,15</text:p>
            <text:p>-hy,9,14</text:p>
            <text:p>og#,9,11</text:p>
            <text:p>os#,9,9</text:p>
            <text:p>ird,9,9</text:p>
            <text:p>igr,9,8</text:p>
            <text:p>ylo,9,7</text:p>
            <text:p>n-t,9,7</text:p>
            <text:p>ETH,9,7</text:p>
            <text:p>fan,9,6</text:p>
            <text:p>MET,9,6</text:p>
            <text:p>Act,9,6</text:p>
            <text:p>-1#,9,6</text:p>
            <text:p>#Bi,9,6</text:p>
            <text:p>MIN,9,5</text:p>
            <text:p>48#,9,5</text:p>
            <text:p>#6-,9,5</text:p>
            <text:p>rso,9,4</text:p>
            <text:p>inn,9,4</text:p>
            <text:p>ada,9,4</text:p>
            <text:p>RAT,9,4</text:p>
            <text:p>-2#,9,4</text:p>
            <text:p>#M#,9,4</text:p>
            <text:p>#Ev,9,4</text:p>
            <text:p>irt,9,3</text:p>
            <text:p>e-h,9,3</text:p>
            <text:p>NT#,9,3</text:p>
            <text:p>IST,9,3</text:p>
            <text:p>Cha,9,3</text:p>
            <text:p>#Ab,9,3</text:p>
            <text:p>Ste,9,2</text:p>
            <text:p>roh,9,1</text:p>
            <text:p>pap,9,1</text:p>
            <text:p>nur,9,1</text:p>
            <text:p>mm#,9,1</text:p>
            <text:p>TES,9,1</text:p>
            <text:p>1-m,9,1</text:p>
            <text:p>-ex,9,1</text:p>
            <text:p>#T3,9,1</text:p>
            <text:p>#Gi,9,1</text:p>
            <text:p>y-o,9,0</text:p>
            <text:p>wid,9,0</text:p>
            <text:p>wab,9,0</text:p>
            <text:p>w-d,9,0</text:p>
            <text:p>us-,9,0</text:p>
            <text:p>urg,9,0</text:p>
            <text:p>ts;,9,0</text:p>
            <text:p>sle,9,0</text:p>
            <text:p>rua,9,0</text:p>
            <text:p>rpo,9,0</text:p>
            <text:p>re),9,0</text:p>
            <text:p>r:#,9,0</text:p>
            <text:p>osm,9,0</text:p>
            <text:p>or),9,0</text:p>
            <text:p>oo#,9,0</text:p>
            <text:p>off,9,0</text:p>
            <text:p>od-,9,0</text:p>
            <text:p>niq,9,0</text:p>
            <text:p>nie,9,0</text:p>
            <text:p>m2#,9,0</text:p>
            <text:p>hew,9,0</text:p>
            <text:p>gth,9,0</text:p>
            <text:p>gor,9,0</text:p>
            <text:p>geo,9,0</text:p>
            <text:p>gel,9,0</text:p>
            <text:p>ed),9,0</text:p>
            <text:p>e-s,9,0</text:p>
            <text:p>dva,9,0</text:p>
            <text:p>dd#,9,0</text:p>
            <text:p>d:#,9,0</text:p>
            <text:p>cqu,9,0</text:p>
            <text:p>coo,9,0</text:p>
            <text:p>cad,9,0</text:p>
            <text:p>c)#,9,0</text:p>
            <text:p>bru,9,0</text:p>
            <text:p>bbi,9,0</text:p>
            <text:p>acq,9,0</text:p>
            <text:p>abb,9,0</text:p>
            <text:p>UC0,9,0</text:p>
            <text:p>Two,9,0</text:p>
            <text:p>Sig,9,0</text:p>
            <text:p>ST),9,0</text:p>
            <text:p>Ren,9,0</text:p>
            <text:p>Rat,9,0</text:p>
            <text:p>P.A,9,0</text:p>
            <text:p>NIS,9,0</text:p>
            <text:p>NG#,9,0</text:p>
            <text:p>N=1,9,0</text:p>
            <text:p>L/h,9,0</text:p>
            <text:p>IM#,9,0</text:p>
            <text:p>I)#,9,0</text:p>
            <text:p>HOD,9,0</text:p>
            <text:p>HE#,9,0</text:p>
            <text:p>G)#,9,0</text:p>
            <text:p>Fre,9,0</text:p>
            <text:p>FI#,9,0</text:p>
            <text:p>Exc,9,0</text:p>
            <text:p>Can,9,0</text:p>
            <text:p>C8#,9,0</text:p>
            <text:p>C0-,9,0</text:p>
            <text:p>C.P,9,0</text:p>
            <text:p>BSA,9,0</text:p>
            <text:p>BJE,9,0</text:p>
            <text:p>Aff,9,0</text:p>
            <text:p>7.5,9,0</text:p>
            <text:p>50-,9,0</text:p>
            <text:p>3T3,9,0</text:p>
            <text:p>3-#,9,0</text:p>
            <text:p>27%,9,0</text:p>
            <text:p>2-#,9,0</text:p>
            <text:p>18#,9,0</text:p>
            <text:p>12-,9,0</text:p>
            <text:p>12),9,0</text:p>
            <text:p>12%,9,0</text:p>
            <text:p>10),9,0</text:p>
            <text:p>1.3,9,0</text:p>
            <text:p>.P.,9,0</text:p>
            <text:p>-up,9,0</text:p>
            <text:p>-as,9,0</text:p>
            <text:p>-3T,9,0</text:p>
            <text:p>(wi,9,0</text:p>
            <text:p>(us,9,0</text:p>
            <text:p>(n#,9,0</text:p>
            <text:p>(e#,9,0</text:p>
            <text:p>(Cm,9,0</text:p>
            <text:p>'s#,9,0</text:p>
            <text:p>#sw,9,0</text:p>
            <text:p>#g#,9,0</text:p>
            <text:p>#FI,9,0</text:p>
            <text:p>#Ea,9,0</text:p>
            <text:p>#C.,9,0</text:p>
            <text:p>#72,9,0</text:p>
            <text:p>#70,9,0</text:p>
            <text:p>#5.,9,0</text:p>
            <text:p>#43,9,0</text:p>
            <text:p>#34,9,0</text:p>
            <text:p>#31,9,0</text:p>
            <text:p>#2E,9,0</text:p>
            <text:p>#29,9,0</text:p>
            <text:p>#0-,9,0</text:p>
            <text:p>#+#,9,0</text:p>
            <text:p>#(T,9,0</text:p>
            <text:p>#(E,9,0</text:p>
            <text:p>#(D,9,0</text:p>
            <text:p>iaz,8,411</text:p>
            <text:p>icy,8,192</text:p>
            <text:p>ulf,8,119</text:p>
            <text:p>alp,8,106</text:p>
            <text:p>ryt,8,103</text:p>
            <text:p>cyl,8,69</text:p>
            <text:p>pio,8,60</text:p>
            <text:p>tyl,8,48</text:p>
            <text:p>#Ap,8,43</text:p>
            <text:p>oam,8,40</text:p>
            <text:p>uor,8,36</text:p>
            <text:p>oat,8,36</text:p>
            <text:p>ham,8,32</text:p>
            <text:p>aza,8,31</text:p>
            <text:p>rco,8,24</text:p>
            <text:p>-sp,8,23</text:p>
            <text:p>OR#,8,21</text:p>
            <text:p>ibo,8,17</text:p>
            <text:p>moc,8,11</text:p>
            <text:p>coi,8,10</text:p>
            <text:p>rbe,8,8</text:p>
            <text:p>ocr,8,8</text:p>
            <text:p>arn,8,8</text:p>
            <text:p>Hep,8,8</text:p>
            <text:p>#Ga,8,8</text:p>
            <text:p>chn,8,7</text:p>
            <text:p>rlo,8,6</text:p>
            <text:p>rgy,8,5</text:p>
            <text:p>otu,8,5</text:p>
            <text:p>mut,8,5</text:p>
            <text:p>Uri,8,5</text:p>
            <text:p>4-h,8,5</text:p>
            <text:p>#Ur,8,5</text:p>
            <text:p>D2#,8,4</text:p>
            <text:p>-Dr,8,4</text:p>
            <text:p>#DE,8,4</text:p>
            <text:p>ryp,8,3</text:p>
            <text:p>olt,8,3</text:p>
            <text:p>oal,8,3</text:p>
            <text:p>TS#,8,3</text:p>
            <text:p>#P#,8,3</text:p>
            <text:p>#My,8,3</text:p>
            <text:p>#HA,8,3</text:p>
            <text:p>uko,8,2</text:p>
            <text:p>npr,8,2</text:p>
            <text:p>Rel,8,2</text:p>
            <text:p>GS#,8,2</text:p>
            <text:p>#(H,8,2</text:p>
            <text:p>fid,8,1</text:p>
            <text:p>en-,8,1</text:p>
            <text:p>Sup,8,1</text:p>
            <text:p>Sho,8,1</text:p>
            <text:p>Amo,8,1</text:p>
            <text:p>AND,8,1</text:p>
            <text:p>-ne,8,1</text:p>
            <text:p>-12,8,1</text:p>
            <text:p>(at,8,1</text:p>
            <text:p>#Sh,8,1</text:p>
            <text:p>#I#,8,1</text:p>
            <text:p>yet,8,0</text:p>
            <text:p>xtu,8,0</text:p>
            <text:p>xog,8,0</text:p>
            <text:p>xcl,8,0</text:p>
            <text:p>unb,8,0</text:p>
            <text:p>um),8,0</text:p>
            <text:p>uis,8,0</text:p>
            <text:p>uar,8,0</text:p>
            <text:p>ty;,8,0</text:p>
            <text:p>tow,8,0</text:p>
            <text:p>swi,8,0</text:p>
            <text:p>sef,8,0</text:p>
            <text:p>sad,8,0</text:p>
            <text:p>rwi,8,0</text:p>
            <text:p>rs:,8,0</text:p>
            <text:p>rk#,8,0</text:p>
            <text:p>rds,8,0</text:p>
            <text:p>ptl,8,0</text:p>
            <text:p>ppi,8,0</text:p>
            <text:p>pow,8,0</text:p>
            <text:p>owa,8,0</text:p>
            <text:p>ork,8,0</text:p>
            <text:p>ops,8,0</text:p>
            <text:p>oft,8,0</text:p>
            <text:p>nt-,8,0</text:p>
            <text:p>n/B,8,0</text:p>
            <text:p>mya,8,0</text:p>
            <text:p>mst,8,0</text:p>
            <text:p>ml#,8,0</text:p>
            <text:p>miu,8,0</text:p>
            <text:p>ltu,8,0</text:p>
            <text:p>ls;,8,0</text:p>
            <text:p>li#,8,0</text:p>
            <text:p>l/l,8,0</text:p>
            <text:p>l/L,8,0</text:p>
            <text:p>kil,8,0</text:p>
            <text:p>imb,8,0</text:p>
            <text:p>hni,8,0</text:p>
            <text:p>hma,8,0</text:p>
            <text:p>exu,8,0</text:p>
            <text:p>es;,8,0</text:p>
            <text:p>ego,8,0</text:p>
            <text:p>ees,8,0</text:p>
            <text:p>d;#,8,0</text:p>
            <text:p>anu,8,0</text:p>
            <text:p>abr,8,0</text:p>
            <text:p>])#,8,0</text:p>
            <text:p>YP),8,0</text:p>
            <text:p>Tox,8,0</text:p>
            <text:p>TBG,8,0</text:p>
            <text:p>See,8,0</text:p>
            <text:p>SA),8,0</text:p>
            <text:p>P2E,8,0</text:p>
            <text:p>P2A,8,0</text:p>
            <text:p>OP#,8,0</text:p>
            <text:p>ODS,8,0</text:p>
            <text:p>OBJ,8,0</text:p>
            <text:p>NTE,8,0</text:p>
            <text:p>NR),8,0</text:p>
            <text:p>NIN,8,0</text:p>
            <text:p>IX#,8,0</text:p>
            <text:p>Hg#,8,0</text:p>
            <text:p>Hea,8,0</text:p>
            <text:p>HOU,8,0</text:p>
            <text:p>GY#,8,0</text:p>
            <text:p>Exp,8,0</text:p>
            <text:p>Eac,8,0</text:p>
            <text:p>ERM,8,0</text:p>
            <text:p>Bin,8,0</text:p>
            <text:p>BG),8,0</text:p>
            <text:p>BE#,8,0</text:p>
            <text:p>B23,8,0</text:p>
            <text:p>Ame,8,0</text:p>
            <text:p>Abs,8,0</text:p>
            <text:p>AT#,8,0</text:p>
            <text:p>ALT,8,0</text:p>
            <text:p>A4),8,0</text:p>
            <text:p>=12,8,0</text:p>
            <text:p>9)#,8,0</text:p>
            <text:p>70#,8,0</text:p>
            <text:p>50I,8,0</text:p>
            <text:p>45%,8,0</text:p>
            <text:p>28%,8,0</text:p>
            <text:p>24%,8,0</text:p>
            <text:p>21%,8,0</text:p>
            <text:p>17%,8,0</text:p>
            <text:p>1.7,8,0</text:p>
            <text:p>0II,8,0</text:p>
            <text:p>/h#,8,0</text:p>
            <text:p>/B2,8,0</text:p>
            <text:p>.A#,8,0</text:p>
            <text:p>.5-,8,0</text:p>
            <text:p>-mo,8,0</text:p>
            <text:p>-ca,8,0</text:p>
            <text:p>*;#,8,0</text:p>
            <text:p>(de,8,0</text:p>
            <text:p>(95,8,0</text:p>
            <text:p>(4#,8,0</text:p>
            <text:p>#g.,8,0</text:p>
            <text:p>#ax,8,0</text:p>
            <text:p>#T#,8,0</text:p>
            <text:p>#SH,8,0</text:p>
            <text:p>#OB,8,0</text:p>
            <text:p>#Ig,8,0</text:p>
            <text:p>#Hg,8,0</text:p>
            <text:p>#DR,8,0</text:p>
            <text:p>#49,8,0</text:p>
            <text:p>#(l,8,0</text:p>
            <text:p>rfa,7,249</text:p>
            <text:p>oxa,7,241</text:p>
            <text:p>eny,7,240</text:p>
            <text:p>ifa,7,148</text:p>
            <text:p>nyl,7,119</text:p>
            <text:p>rph,7,109</text:p>
            <text:p>nop,7,83</text:p>
            <text:p>dol,7,80</text:p>
            <text:p>yra,7,77</text:p>
            <text:p>ilt,7,64</text:p>
            <text:p>a-b,7,59</text:p>
            <text:p>got,7,49</text:p>
            <text:p>TCA,7,38</text:p>
            <text:p>PT#,7,25</text:p>
            <text:p>ucc,7,24</text:p>
            <text:p>#CA,7,23</text:p>
            <text:p>pty,7,22</text:p>
            <text:p>#gu,7,22</text:p>
            <text:p>#NI,7,20</text:p>
            <text:p>Acc,7,18</text:p>
            <text:p>eup,7,17</text:p>
            <text:p>hop,7,15</text:p>
            <text:p>#Le,7,15</text:p>
            <text:p>ios,7,14</text:p>
            <text:p>bid,7,14</text:p>
            <text:p>ixi,7,13</text:p>
            <text:p>TOR,7,13</text:p>
            <text:p>#LE,7,13</text:p>
            <text:p>AS#,7,10</text:p>
            <text:p>pru,7,7</text:p>
            <text:p>ogu,7,7</text:p>
            <text:p>EST,7,7</text:p>
            <text:p>Cla,7,7</text:p>
            <text:p>AST,7,7</text:p>
            <text:p>45#,7,7</text:p>
            <text:p>#PI,7,7</text:p>
            <text:p>t-t,7,6</text:p>
            <text:p>sme,7,6</text:p>
            <text:p>osc,7,6</text:p>
            <text:p>lio,7,6</text:p>
            <text:p>TID,7,6</text:p>
            <text:p>#ER,7,6</text:p>
            <text:p>t-a,7,5</text:p>
            <text:p>ERA,7,5</text:p>
            <text:p>urf,7,4</text:p>
            <text:p>ohy,7,4</text:p>
            <text:p>mab,7,4</text:p>
            <text:p>bia,7,4</text:p>
            <text:p>Med,7,4</text:p>
            <text:p>E)#,7,4</text:p>
            <text:p>Dep,7,4</text:p>
            <text:p>#RA,7,4</text:p>
            <text:p>#D2,7,4</text:p>
            <text:p>#BA,7,4</text:p>
            <text:p>rki,7,3</text:p>
            <text:p>nio,7,3</text:p>
            <text:p>Per,7,3</text:p>
            <text:p>OTH,7,3</text:p>
            <text:p>ylt,7,2</text:p>
            <text:p>de-,7,2</text:p>
            <text:p>cag,7,2</text:p>
            <text:p>bla,7,2</text:p>
            <text:p>Mul,7,2</text:p>
            <text:p>Cro,7,2</text:p>
            <text:p>-pe,7,2</text:p>
            <text:p>#ru,7,2</text:p>
            <text:p>#Ja,7,2</text:p>
            <text:p>spr,7,1</text:p>
            <text:p>put,7,1</text:p>
            <text:p>aes,7,1</text:p>
            <text:p>ads,7,1</text:p>
            <text:p>WAR,7,1</text:p>
            <text:p>Tra,7,1</text:p>
            <text:p>-pl,7,1</text:p>
            <text:p>#WA,7,1</text:p>
            <text:p>#Nu,7,1</text:p>
            <text:p>#IM,7,1</text:p>
            <text:p>yas,7,0</text:p>
            <text:p>xua,7,0</text:p>
            <text:p>xt#,7,0</text:p>
            <text:p>xag,7,0</text:p>
            <text:p>wes,7,0</text:p>
            <text:p>w-u,7,0</text:p>
            <text:p>vem,7,0</text:p>
            <text:p>veh,7,0</text:p>
            <text:p>v)#,7,0</text:p>
            <text:p>utw,7,0</text:p>
            <text:p>uou,7,0</text:p>
            <text:p>udd,7,0</text:p>
            <text:p>tne,7,0</text:p>
            <text:p>tex,7,0</text:p>
            <text:p>t-p,7,0</text:p>
            <text:p>t-e,7,0</text:p>
            <text:p>sud,7,0</text:p>
            <text:p>st),7,0</text:p>
            <text:p>sha,7,0</text:p>
            <text:p>se],7,0</text:p>
            <text:p>sde,7,0</text:p>
            <text:p>ryi,7,0</text:p>
            <text:p>rtu,7,0</text:p>
            <text:p>rsu,7,0</text:p>
            <text:p>rs;,7,0</text:p>
            <text:p>rru,7,0</text:p>
            <text:p>roM,7,0</text:p>
            <text:p>py:,7,0</text:p>
            <text:p>pus,7,0</text:p>
            <text:p>pis,7,0</text:p>
            <text:p>orl,7,0</text:p>
            <text:p>oof,7,0</text:p>
            <text:p>oim,7,0</text:p>
            <text:p>oas,7,0</text:p>
            <text:p>nuo,7,0</text:p>
            <text:p>nsm,7,0</text:p>
            <text:p>nsd,7,0</text:p>
            <text:p>ngf,7,0</text:p>
            <text:p>nbo,7,0</text:p>
            <text:p>n-r,7,0</text:p>
            <text:p>n-m,7,0</text:p>
            <text:p>n-l,7,0</text:p>
            <text:p>mug,7,0</text:p>
            <text:p>mpu,7,0</text:p>
            <text:p>ml),7,0</text:p>
            <text:p>me),7,0</text:p>
            <text:p>mam,7,0</text:p>
            <text:p>mM),7,0</text:p>
            <text:p>mL),7,0</text:p>
            <text:p>m/v,7,0</text:p>
            <text:p>ly;,7,0</text:p>
            <text:p>ls/,7,0</text:p>
            <text:p>kth,7,0</text:p>
            <text:p>kg(,7,0</text:p>
            <text:p>ke-,7,0</text:p>
            <text:p>kag,7,0</text:p>
            <text:p>jur,7,0</text:p>
            <text:p>ils,7,0</text:p>
            <text:p>idl,7,0</text:p>
            <text:p>ic),7,0</text:p>
            <text:p>hun,7,0</text:p>
            <text:p>hrs,7,0</text:p>
            <text:p>gfu,7,0</text:p>
            <text:p>g-D,7,0</text:p>
            <text:p>g(-,7,0</text:p>
            <text:p>ft#,7,0</text:p>
            <text:p>fri,7,0</text:p>
            <text:p>eov,7,0</text:p>
            <text:p>elv,7,0</text:p>
            <text:p>ehi,7,0</text:p>
            <text:p>ed;,7,0</text:p>
            <text:p>eab,7,0</text:p>
            <text:p>e/b,7,0</text:p>
            <text:p>e-1,7,0</text:p>
            <text:p>dy),7,0</text:p>
            <text:p>diz,7,0</text:p>
            <text:p>d.),7,0</text:p>
            <text:p>d-r,7,0</text:p>
            <text:p>d-b,7,0</text:p>
            <text:p>cio,7,0</text:p>
            <text:p>bcu,7,0</text:p>
            <text:p>akt,7,0</text:p>
            <text:p>aka,7,0</text:p>
            <text:p>ae#,7,0</text:p>
            <text:p>a:#,7,0</text:p>
            <text:p>UC(,7,0</text:p>
            <text:p>SST,7,0</text:p>
            <text:p>RUG,7,0</text:p>
            <text:p>RNI,7,0</text:p>
            <text:p>PK#,7,0</text:p>
            <text:p>Nep,7,0</text:p>
            <text:p>N:#,7,0</text:p>
            <text:p>Mut,7,0</text:p>
            <text:p>Mos,7,0</text:p>
            <text:p>Mol,7,0</text:p>
            <text:p>Mea,7,0</text:p>
            <text:p>MCF,7,0</text:p>
            <text:p>Her,7,0</text:p>
            <text:p>HER,7,0</text:p>
            <text:p>Giv,7,0</text:p>
            <text:p>Foo,7,0</text:p>
            <text:p>F-7,7,0</text:p>
            <text:p>Exa,7,0</text:p>
            <text:p>EVE,7,0</text:p>
            <text:p>E:#,7,0</text:p>
            <text:p>DS:,7,0</text:p>
            <text:p>DRU,7,0</text:p>
            <text:p>CF-,7,0</text:p>
            <text:p>C50,7,0</text:p>
            <text:p>App,7,0</text:p>
            <text:p>ARN,7,0</text:p>
            <text:p>85#,7,0</text:p>
            <text:p>8.5,7,0</text:p>
            <text:p>7%),7,0</text:p>
            <text:p>6-f,7,0</text:p>
            <text:p>57#,7,0</text:p>
            <text:p>35%,7,0</text:p>
            <text:p>33%,7,0</text:p>
            <text:p>28#,7,0</text:p>
            <text:p>24-,7,0</text:p>
            <text:p>23%,7,0</text:p>
            <text:p>197,7,0</text:p>
            <text:p>13%,7,0</text:p>
            <text:p>12h,7,0</text:p>
            <text:p>11.,7,0</text:p>
            <text:p>11%,7,0</text:p>
            <text:p>1.4,7,0</text:p>
            <text:p>01#,7,0</text:p>
            <text:p>0.4,7,0</text:p>
            <text:p>/v),7,0</text:p>
            <text:p>/bu,7,0</text:p>
            <text:p>/-0,7,0</text:p>
            <text:p>.9%,7,0</text:p>
            <text:p>.7%,7,0</text:p>
            <text:p>.3-,7,0</text:p>
            <text:p>-ye,7,0</text:p>
            <text:p>-pa,7,0</text:p>
            <text:p>-ob,7,0</text:p>
            <text:p>-ha,7,0</text:p>
            <text:p>-7#,7,0</text:p>
            <text:p>-3#,7,0</text:p>
            <text:p>*;;,7,0</text:p>
            <text:p>(on,7,0</text:p>
            <text:p>(mi,7,0</text:p>
            <text:p>(m/,7,0</text:p>
            <text:p>(by,7,0</text:p>
            <text:p>(al,7,0</text:p>
            <text:p>(TB,7,0</text:p>
            <text:p>(90,7,0</text:p>
            <text:p>(15,7,0</text:p>
            <text:p>(0-,7,0</text:p>
            <text:p>();,7,0</text:p>
            <text:p>()-,7,0</text:p>
            <text:p>#tm,7,0</text:p>
            <text:p>#m#,7,0</text:p>
            <text:p>#jo,7,0</text:p>
            <text:p>#[C,7,0</text:p>
            <text:p>#LD,7,0</text:p>
            <text:p>#BS,7,0</text:p>
            <text:p>#95,7,0</text:p>
            <text:p>#9#,7,0</text:p>
            <text:p>#7-,7,0</text:p>
            <text:p>#44,7,0</text:p>
            <text:p>#39,7,0</text:p>
            <text:p>#1/,7,0</text:p>
            <text:p>#-b,7,0</text:p>
            <text:p>#*;,7,0</text:p>
            <text:p>#(h,7,0</text:p>
            <text:p>hlo,6,195</text:p>
            <text:p>chl,6,178</text:p>
            <text:p>#ni,6,151</text:p>
            <text:p>aro,6,136</text:p>
            <text:p>oda,6,84</text:p>
            <text:p>cot,6,50</text:p>
            <text:p>lfo,6,46</text:p>
            <text:p>#D#,6,44</text:p>
            <text:p>tet,6,42</text:p>
            <text:p>#TC,6,41</text:p>
            <text:p>STI,6,39</text:p>
            <text:p>RAC,6,38</text:p>
            <text:p>#SU,6,36</text:p>
            <text:p>mim,6,32</text:p>
            <text:p>gli,6,29</text:p>
            <text:p>lph,6,24</text:p>
            <text:p>#1,,6,24</text:p>
            <text:p>isu,6,22</text:p>
            <text:p>INE,6,21</text:p>
            <text:p>ovo,6,19</text:p>
            <text:p>SE#,6,19</text:p>
            <text:p>#K#,6,18</text:p>
            <text:p>3-d,6,17</text:p>
            <text:p>#DI,6,16</text:p>
            <text:p>xon,6,15</text:p>
            <text:p>#Sa,6,15</text:p>
            <text:p>hid,6,11</text:p>
            <text:p>OSA,6,11</text:p>
            <text:p>AMP,6,11</text:p>
            <text:p>boc,6,9</text:p>
            <text:p>yde,6,8</text:p>
            <text:p>tap,6,7</text:p>
            <text:p>o-f,6,7</text:p>
            <text:p>upi,6,6</text:p>
            <text:p>iom,6,6</text:p>
            <text:p>haz,6,6</text:p>
            <text:p>ER#,6,6</text:p>
            <text:p>B12,6,6</text:p>
            <text:p>#Br,6,6</text:p>
            <text:p>#B1,6,6</text:p>
            <text:p>yre,6,5</text:p>
            <text:p>von,6,5</text:p>
            <text:p>eos,6,5</text:p>
            <text:p>Imm,6,5</text:p>
            <text:p>Dis,6,5</text:p>
            <text:p>#Ha,6,5</text:p>
            <text:p>ypi,6,4</text:p>
            <text:p>oet,6,4</text:p>
            <text:p>kep,6,4</text:p>
            <text:p>AGE,6,4</text:p>
            <text:p>#DO,6,4</text:p>
            <text:p>n-a,6,3</text:p>
            <text:p>Enz,6,3</text:p>
            <text:p>DOS,6,3</text:p>
            <text:p>-su,6,3</text:p>
            <text:p>#FR,6,3</text:p>
            <text:p>#99,6,3</text:p>
            <text:p>xio,6,2</text:p>
            <text:p>ube,6,2</text:p>
            <text:p>orc,6,2</text:p>
            <text:p>ols,6,2</text:p>
            <text:p>nul,6,2</text:p>
            <text:p>mop,6,2</text:p>
            <text:p>lai,6,2</text:p>
            <text:p>Sol,6,2</text:p>
            <text:p>Phy,6,2</text:p>
            <text:p>Ped,6,2</text:p>
            <text:p>Fol,6,2</text:p>
            <text:p>zar,6,1</text:p>
            <text:p>goc,6,1</text:p>
            <text:p>e-a,6,1</text:p>
            <text:p>Mot,6,1</text:p>
            <text:p>GE#,6,1</text:p>
            <text:p>Ent,6,1</text:p>
            <text:p>ARE,6,1</text:p>
            <text:p>#AS,6,1</text:p>
            <text:p>ysr,6,0</text:p>
            <text:p>ysp,6,0</text:p>
            <text:p>yon,6,0</text:p>
            <text:p>x)#,6,0</text:p>
            <text:p>wly,6,0</text:p>
            <text:p>utp,6,0</text:p>
            <text:p>ush,6,0</text:p>
            <text:p>unp,6,0</text:p>
            <text:p>umm,6,0</text:p>
            <text:p>uba,6,0</text:p>
            <text:p>ty-,6,0</text:p>
            <text:p>tse,6,0</text:p>
            <text:p>tep,6,0</text:p>
            <text:p>teo,6,0</text:p>
            <text:p>ss-,6,0</text:p>
            <text:p>sne,6,0</text:p>
            <text:p>siz,6,0</text:p>
            <text:p>s.c,6,0</text:p>
            <text:p>rue,6,0</text:p>
            <text:p>rtn,6,0</text:p>
            <text:p>rpy,6,0</text:p>
            <text:p>rka,6,0</text:p>
            <text:p>rfu,6,0</text:p>
            <text:p>rei,6,0</text:p>
            <text:p>r-p,6,0</text:p>
            <text:p>pub,6,0</text:p>
            <text:p>pe),6,0</text:p>
            <text:p>p)#,6,0</text:p>
            <text:p>ook,6,0</text:p>
            <text:p>ng),6,0</text:p>
            <text:p>m:#,6,0</text:p>
            <text:p>lui,6,0</text:p>
            <text:p>ls),6,0</text:p>
            <text:p>lih,6,0</text:p>
            <text:p>lcu,6,0</text:p>
            <text:p>k)#,6,0</text:p>
            <text:p>joi,6,0</text:p>
            <text:p>in;,6,0</text:p>
            <text:p>iho,6,0</text:p>
            <text:p>ief,6,0</text:p>
            <text:p>hy/,6,0</text:p>
            <text:p>hit,6,0</text:p>
            <text:p>gus,6,0</text:p>
            <text:p>gui,6,0</text:p>
            <text:p>ge-,6,0</text:p>
            <text:p>g/r,6,0</text:p>
            <text:p>foc,6,0</text:p>
            <text:p>fee,6,0</text:p>
            <text:p>esh,6,0</text:p>
            <text:p>erk,6,0</text:p>
            <text:p>eol,6,0</text:p>
            <text:p>elp,6,0</text:p>
            <text:p>ed:,6,0</text:p>
            <text:p>ed.,6,0</text:p>
            <text:p>e]#,6,0</text:p>
            <text:p>e-n,6,0</text:p>
            <text:p>dle,6,0</text:p>
            <text:p>dee,6,0</text:p>
            <text:p>d-g,6,0</text:p>
            <text:p>cma,6,0</text:p>
            <text:p>bty,6,0</text:p>
            <text:p>bir,6,0</text:p>
            <text:p>axo,6,0</text:p>
            <text:p>ax),6,0</text:p>
            <text:p>at/,6,0</text:p>
            <text:p>asy,6,0</text:p>
            <text:p>[CI,6,0</text:p>
            <text:p>[90,6,0</text:p>
            <text:p>Uni,6,0</text:p>
            <text:p>ULD,6,0</text:p>
            <text:p>Twe,6,0</text:p>
            <text:p>Tak,6,0</text:p>
            <text:p>TBg,6,0</text:p>
            <text:p>SHO,6,0</text:p>
            <text:p>SAG,6,0</text:p>
            <text:p>S-a,6,0</text:p>
            <text:p>Rar,6,0</text:p>
            <text:p>Pop,6,0</text:p>
            <text:p>Pgp,6,0</text:p>
            <text:p>PD#,6,0</text:p>
            <text:p>P2#,6,0</text:p>
            <text:p>OUL,6,0</text:p>
            <text:p>OP-,6,0</text:p>
            <text:p>OF#,6,0</text:p>
            <text:p>Nam,6,0</text:p>
            <text:p>NIT,6,0</text:p>
            <text:p>NGS,6,0</text:p>
            <text:p>M1#,6,0</text:p>
            <text:p>Lim,6,0</text:p>
            <text:p>LD#,6,0</text:p>
            <text:p>IgA,6,0</text:p>
            <text:p>II-,6,0</text:p>
            <text:p>Gel,6,0</text:p>
            <text:p>DMI,6,0</text:p>
            <text:p>D:#,6,0</text:p>
            <text:p>BAC,6,0</text:p>
            <text:p>Afr,6,0</text:p>
            <text:p>Aer,6,0</text:p>
            <text:p>Adj,6,0</text:p>
            <text:p>ADM,6,0</text:p>
            <text:p>&lt;##,6,0</text:p>
            <text:p>;*;,6,0</text:p>
            <text:p>99.,6,0</text:p>
            <text:p>9.9,6,0</text:p>
            <text:p>88#,6,0</text:p>
            <text:p>8-f,6,0</text:p>
            <text:p>75%,6,0</text:p>
            <text:p>72#,6,0</text:p>
            <text:p>7.3,6,0</text:p>
            <text:p>7)#,6,0</text:p>
            <text:p>50),6,0</text:p>
            <text:p>46%,6,0</text:p>
            <text:p>43%,6,0</text:p>
            <text:p>4%),6,0</text:p>
            <text:p>36%,6,0</text:p>
            <text:p>34%,6,0</text:p>
            <text:p>2B6,6,0</text:p>
            <text:p>2:#,6,0</text:p>
            <text:p>26#,6,0</text:p>
            <text:p>198,6,0</text:p>
            <text:p>19%,6,0</text:p>
            <text:p>180,6,0</text:p>
            <text:p>18%,6,0</text:p>
            <text:p>17-,6,0</text:p>
            <text:p>17#,6,0</text:p>
            <text:p>14),6,0</text:p>
            <text:p>13.,6,0</text:p>
            <text:p>12.,6,0</text:p>
            <text:p>1/2,6,0</text:p>
            <text:p>1.1,6,0</text:p>
            <text:p>01),6,0</text:p>
            <text:p>0.9,6,0</text:p>
            <text:p>/ra,6,0</text:p>
            <text:p>/er,6,0</text:p>
            <text:p>/L),6,0</text:p>
            <text:p>/2#,6,0</text:p>
            <text:p>.o#,6,0</text:p>
            <text:p>.01,6,0</text:p>
            <text:p>-ef,6,0</text:p>
            <text:p>-20,6,0</text:p>
            <text:p>,00,6,0</text:p>
            <text:p>)-i,6,0</text:p>
            <text:p>(tw,6,0</text:p>
            <text:p>(fo,6,0</text:p>
            <text:p>(N=,6,0</text:p>
            <text:p>(80,6,0</text:p>
            <text:p>#s.,6,0</text:p>
            <text:p>#os,6,0</text:p>
            <text:p>#ie,6,0</text:p>
            <text:p>#cm,6,0</text:p>
            <text:p>#[9,6,0</text:p>
            <text:p>#X#,6,0</text:p>
            <text:p>#SG,6,0</text:p>
            <text:p>#S.,6,0</text:p>
            <text:p>#P2,6,0</text:p>
            <text:p>#OF,6,0</text:p>
            <text:p>#N=,6,0</text:p>
            <text:p>#MC,6,0</text:p>
            <text:p>#M1,6,0</text:p>
            <text:p>#Ae,6,0</text:p>
            <text:p>#&lt;#,6,0</text:p>
            <text:p>#9.,6,0</text:p>
            <text:p>#8.,6,0</text:p>
            <text:p>#54,6,0</text:p>
            <text:p>#52,6,0</text:p>
            <text:p>#4%,6,0</text:p>
            <text:p>#32,6,0</text:p>
            <text:p>#3%,6,0</text:p>
            <text:p>#2A,6,0</text:p>
            <text:p>#/k,6,0</text:p>
            <text:p>#/e,6,0</text:p>
            <text:p>#.0,6,0</text:p>
            <text:p>#-s,6,0</text:p>
            <text:p>#-l,6,0</text:p>
            <text:p>#-a,6,0</text:p>
            <text:p>#+4,6,0</text:p>
            <text:p>#**,6,0</text:p>
            <text:p>#*#,6,0</text:p>
            <text:p>#);,6,0</text:p>
            <text:p>#(O,6,0</text:p>
            <text:p>#(B,6,0</text:p>
            <text:p>##&lt;,6,0</text:p>
            <text:p>##',6,0</text:p>
            <text:p>##%,6,0</text:p>
            <text:p>arb,5,352</text:p>
            <text:p>dip,5,137</text:p>
            <text:p>lid,5,116</text:p>
            <text:p>mio,5,80</text:p>
            <text:p>upr,5,68</text:p>
            <text:p>#Va,5,61</text:p>
            <text:p>yri,5,47</text:p>
            <text:p>#Ri,5,46</text:p>
            <text:p>Lit,5,33</text:p>
            <text:p>CA#,5,29</text:p>
            <text:p>PRO,5,26</text:p>
            <text:p>#Gl,5,26</text:p>
            <text:p>-Co,5,24</text:p>
            <text:p>gua,5,22</text:p>
            <text:p>ypn,5,20</text:p>
            <text:p>isr,5,20</text:p>
            <text:p>nc#,5,19</text:p>
            <text:p>cra,5,19</text:p>
            <text:p>Iso,5,16</text:p>
            <text:p>IA#,5,16</text:p>
            <text:p>#Is,5,16</text:p>
            <text:p>ony,5,15</text:p>
            <text:p>TH#,5,14</text:p>
            <text:p>FOR,5,14</text:p>
            <text:p>NA#,5,13</text:p>
            <text:p>COP,5,13</text:p>
            <text:p>#ST,5,13</text:p>
            <text:p>loq,5,12</text:p>
            <text:p>loi,5,12</text:p>
            <text:p>lav,5,12</text:p>
            <text:p>eom,5,12</text:p>
            <text:p>-en,5,12</text:p>
            <text:p>#Ty,5,12</text:p>
            <text:p>#AL,5,12</text:p>
            <text:p>#Ep,5,11</text:p>
            <text:p>#AR,5,11</text:p>
            <text:p>ump,5,10</text:p>
            <text:p>Typ,5,10</text:p>
            <text:p>Est,5,10</text:p>
            <text:p>MIC,5,9</text:p>
            <text:p>#N-,5,9</text:p>
            <text:p>#PT,5,8</text:p>
            <text:p>#8-,5,8</text:p>
            <text:p>DIA,5,7</text:p>
            <text:p>meg,5,6</text:p>
            <text:p>lub,5,6</text:p>
            <text:p>dac,5,6</text:p>
            <text:p>SA#,5,6</text:p>
            <text:p>Dia,5,6</text:p>
            <text:p>DL#,5,6</text:p>
            <text:p>xie,5,5</text:p>
            <text:p>udo,5,5</text:p>
            <text:p>seu,5,5</text:p>
            <text:p>eud,5,5</text:p>
            <text:p>LEV,5,5</text:p>
            <text:p>Aci,5,5</text:p>
            <text:p>-ch,5,5</text:p>
            <text:p>#Op,5,5</text:p>
            <text:p>rc#,5,4</text:p>
            <text:p>myl,5,4</text:p>
            <text:p>ly-,5,4</text:p>
            <text:p>ICR,5,4</text:p>
            <text:p>Eve,5,4</text:p>
            <text:p>EN#,5,4</text:p>
            <text:p>Cs#,5,4</text:p>
            <text:p>25-,5,4</text:p>
            <text:p>#PA,5,4</text:p>
            <text:p>#NA,5,4</text:p>
            <text:p>soq,5,3</text:p>
            <text:p>deb,5,3</text:p>
            <text:p>VEL,5,3</text:p>
            <text:p>NTS,5,3</text:p>
            <text:p>Glu,5,3</text:p>
            <text:p>BLE,5,3</text:p>
            <text:p>#xa,5,3</text:p>
            <text:p>#Ki,5,3</text:p>
            <text:p>#Fi,5,3</text:p>
            <text:p>sfo,5,2</text:p>
            <text:p>sfa,5,2</text:p>
            <text:p>psi,5,2</text:p>
            <text:p>o-d,5,2</text:p>
            <text:p>eot,5,2</text:p>
            <text:p>ceu,5,2</text:p>
            <text:p>RE#,5,2</text:p>
            <text:p>NS),5,2</text:p>
            <text:p>Dif,5,2</text:p>
            <text:p>Cap,5,2</text:p>
            <text:p>CR#,5,2</text:p>
            <text:p>#TE,5,2</text:p>
            <text:p>#Cu,5,2</text:p>
            <text:p>#CP,5,2</text:p>
            <text:p>rto,5,1</text:p>
            <text:p>nsl,5,1</text:p>
            <text:p>mir,5,1</text:p>
            <text:p>lau,5,1</text:p>
            <text:p>Syn,5,1</text:p>
            <text:p>Myo,5,1</text:p>
            <text:p>Gas,5,1</text:p>
            <text:p>Cur,5,1</text:p>
            <text:p>B6#,5,1</text:p>
            <text:p>90#,5,1</text:p>
            <text:p>(1),5,1</text:p>
            <text:p>#eg,5,1</text:p>
            <text:p>#Ps,5,1</text:p>
            <text:p>#B-,5,1</text:p>
            <text:p>ysa,5,0</text:p>
            <text:p>yos,5,0</text:p>
            <text:p>xcy,5,0</text:p>
            <text:p>wsi,5,0</text:p>
            <text:p>wof,5,0</text:p>
            <text:p>vom,5,0</text:p>
            <text:p>v##,5,0</text:p>
            <text:p>utu,5,0</text:p>
            <text:p>ury,5,0</text:p>
            <text:p>urp,5,0</text:p>
            <text:p>uns,5,0</text:p>
            <text:p>ulu,5,0</text:p>
            <text:p>ugi,5,0</text:p>
            <text:p>tpu,5,0</text:p>
            <text:p>tix,5,0</text:p>
            <text:p>t;#,5,0</text:p>
            <text:p>t-r,5,0</text:p>
            <text:p>ssm,5,0</text:p>
            <text:p>spn,5,0</text:p>
            <text:p>so-,5,0</text:p>
            <text:p>se;,5,0</text:p>
            <text:p>s;;,5,0</text:p>
            <text:p>s-I,5,0</text:p>
            <text:p>s);,5,0</text:p>
            <text:p>ry),5,0</text:p>
            <text:p>rtl,5,0</text:p>
            <text:p>ror,5,0</text:p>
            <text:p>rns,5,0</text:p>
            <text:p>reh,5,0</text:p>
            <text:p>rdl,5,0</text:p>
            <text:p>ray,5,0</text:p>
            <text:p>r-t,5,0</text:p>
            <text:p>r-d,5,0</text:p>
            <text:p>pup,5,0</text:p>
            <text:p>owl,5,0</text:p>
            <text:p>ok#,5,0</text:p>
            <text:p>oie,5,0</text:p>
            <text:p>obj,5,0</text:p>
            <text:p>o)#,5,0</text:p>
            <text:p>nwa,5,0</text:p>
            <text:p>ns),5,0</text:p>
            <text:p>ne;,5,0</text:p>
            <text:p>ne),5,0</text:p>
            <text:p>n=2,5,0</text:p>
            <text:p>n-i,5,0</text:p>
            <text:p>ms),5,0</text:p>
            <text:p>mov,5,0</text:p>
            <text:p>mog,5,0</text:p>
            <text:p>mm3,5,0</text:p>
            <text:p>mly,5,0</text:p>
            <text:p>ml/,5,0</text:p>
            <text:p>mL(,5,0</text:p>
            <text:p>m3#,5,0</text:p>
            <text:p>ldb,5,0</text:p>
            <text:p>ld),5,0</text:p>
            <text:p>la#,5,0</text:p>
            <text:p>kop,5,0</text:p>
            <text:p>isf,5,0</text:p>
            <text:p>ii#,5,0</text:p>
            <text:p>ig#,5,0</text:p>
            <text:p>ier,5,0</text:p>
            <text:p>iel,5,0</text:p>
            <text:p>id),5,0</text:p>
            <text:p>iae,5,0</text:p>
            <text:p>hr#,5,0</text:p>
            <text:p>hog,5,0</text:p>
            <text:p>hee,5,0</text:p>
            <text:p>he-,5,0</text:p>
            <text:p>gp#,5,0</text:p>
            <text:p>gA#,5,0</text:p>
            <text:p>g/#,5,0</text:p>
            <text:p>g-m,5,0</text:p>
            <text:p>g-i,5,0</text:p>
            <text:p>fae,5,0</text:p>
            <text:p>er:,5,0</text:p>
            <text:p>er),5,0</text:p>
            <text:p>eje,5,0</text:p>
            <text:p>edt,5,0</text:p>
            <text:p>eds,5,0</text:p>
            <text:p>eck,5,0</text:p>
            <text:p>eam,5,0</text:p>
            <text:p>ea-,5,0</text:p>
            <text:p>dge,5,0</text:p>
            <text:p>dbe,5,0</text:p>
            <text:p>da#,5,0</text:p>
            <text:p>d-i,5,0</text:p>
            <text:p>ctl,5,0</text:p>
            <text:p>co#,5,0</text:p>
            <text:p>cAM,5,0</text:p>
            <text:p>bev,5,0</text:p>
            <text:p>ar-,5,0</text:p>
            <text:p>aor,5,0</text:p>
            <text:p>am-,5,0</text:p>
            <text:p>alv,5,0</text:p>
            <text:p>ak),5,0</text:p>
            <text:p>aec,5,0</text:p>
            <text:p>VE:,5,0</text:p>
            <text:p>V-i,5,0</text:p>
            <text:p>Unt,5,0</text:p>
            <text:p>UND,5,0</text:p>
            <text:p>UDP,5,0</text:p>
            <text:p>UCs,5,0</text:p>
            <text:p>TT#,5,0</text:p>
            <text:p>TIE,5,0</text:p>
            <text:p>Str,5,0</text:p>
            <text:p>SGP,5,0</text:p>
            <text:p>SGO,5,0</text:p>
            <text:p>Rha,5,0</text:p>
            <text:p>Reg,5,0</text:p>
            <text:p>RS#,5,0</text:p>
            <text:p>ROU,5,0</text:p>
            <text:p>RMB,5,0</text:p>
            <text:p>REA,5,0</text:p>
            <text:p>RBC,5,0</text:p>
            <text:p>Poo,5,0</text:p>
            <text:p>PTT,5,0</text:p>
            <text:p>PIC,5,0</text:p>
            <text:p>PBI,5,0</text:p>
            <text:p>PAT,5,0</text:p>
            <text:p>P-H,5,0</text:p>
            <text:p>OUN,5,0</text:p>
            <text:p>OT#,5,0</text:p>
            <text:p>OPD,5,0</text:p>
            <text:p>ON:,5,0</text:p>
            <text:p>NIH,5,0</text:p>
            <text:p>Mic,5,0</text:p>
            <text:p>Man,5,0</text:p>
            <text:p>MBT,5,0</text:p>
            <text:p>LT#,5,0</text:p>
            <text:p>LDL,5,0</text:p>
            <text:p>L(-,5,0</text:p>
            <text:p>KGR,5,0</text:p>
            <text:p>ITE,5,0</text:p>
            <text:p>IID,5,0</text:p>
            <text:p>IH-,5,0</text:p>
            <text:p>IFL,5,0</text:p>
            <text:p>IEN,5,0</text:p>
            <text:p>IEG,5,0</text:p>
            <text:p>ID6,5,0</text:p>
            <text:p>IC5,5,0</text:p>
            <text:p>HDL,5,0</text:p>
            <text:p>H-3,5,0</text:p>
            <text:p>GRO,5,0</text:p>
            <text:p>GPT,5,0</text:p>
            <text:p>GOT,5,0</text:p>
            <text:p>Fer,5,0</text:p>
            <text:p>FDF,5,0</text:p>
            <text:p>EAS,5,0</text:p>
            <text:p>DST,5,0</text:p>
            <text:p>DP-,5,0</text:p>
            <text:p>D6:,5,0</text:p>
            <text:p>CT#,5,0</text:p>
            <text:p>CPK,5,0</text:p>
            <text:p>COM,5,0</text:p>
            <text:p>CKG,5,0</text:p>
            <text:p>By#,5,0</text:p>
            <text:p>Bg#,5,0</text:p>
            <text:p>B-c,5,0</text:p>
            <text:p>Avo,5,0</text:p>
            <text:p>Ava,5,0</text:p>
            <text:p>Asi,5,0</text:p>
            <text:p>ACK,5,0</text:p>
            <text:p>&gt;##,5,0</text:p>
            <text:p>=18,5,0</text:p>
            <text:p>993,5,0</text:p>
            <text:p>93#,5,0</text:p>
            <text:p>9%),5,0</text:p>
            <text:p>70%,5,0</text:p>
            <text:p>7-f,5,0</text:p>
            <text:p>6:#,5,0</text:p>
            <text:p>65#,5,0</text:p>
            <text:p>41#,5,0</text:p>
            <text:p>3A),5,0</text:p>
            <text:p>33#,5,0</text:p>
            <text:p>31%,5,0</text:p>
            <text:p>3.6,5,0</text:p>
            <text:p>3-4,5,0</text:p>
            <text:p>3%),5,0</text:p>
            <text:p>29#,5,0</text:p>
            <text:p>24h,5,0</text:p>
            <text:p>24),5,0</text:p>
            <text:p>20-,5,0</text:p>
            <text:p>18),5,0</text:p>
            <text:p>14-,5,0</text:p>
            <text:p>1.6,5,0</text:p>
            <text:p>1)),5,0</text:p>
            <text:p>1%),5,0</text:p>
            <text:p>05#,5,0</text:p>
            <text:p>03),5,0</text:p>
            <text:p>001,5,0</text:p>
            <text:p>0.8,5,0</text:p>
            <text:p>0.6,5,0</text:p>
            <text:p>/mm,5,0</text:p>
            <text:p>/l),5,0</text:p>
            <text:p>/IN,5,0</text:p>
            <text:p>/5#,5,0</text:p>
            <text:p>/30,5,0</text:p>
            <text:p>/3#,5,0</text:p>
            <text:p>.d.,5,0</text:p>
            <text:p>.3%,5,0</text:p>
            <text:p>.2%,5,0</text:p>
            <text:p>.13,5,0</text:p>
            <text:p>.03,5,0</text:p>
            <text:p>-La,5,0</text:p>
            <text:p>-IF,5,0</text:p>
            <text:p>-HA,5,0</text:p>
            <text:p>-52,5,0</text:p>
            <text:p>-4#,5,0</text:p>
            <text:p>(we,5,0</text:p>
            <text:p>(up,5,0</text:p>
            <text:p>(to,5,0</text:p>
            <text:p>(pe,5,0</text:p>
            <text:p>(fr,5,0</text:p>
            <text:p>(ex,5,0</text:p>
            <text:p>(ba,5,0</text:p>
            <text:p>(SG,5,0</text:p>
            <text:p>(IN,5,0</text:p>
            <text:p>(IC,5,0</text:p>
            <text:p>(Hy,5,0</text:p>
            <text:p>(Co,5,0</text:p>
            <text:p>(;#,5,0</text:p>
            <text:p>(8#,5,0</text:p>
            <text:p>(7.,5,0</text:p>
            <text:p>(3.,5,0</text:p>
            <text:p>(2-,5,0</text:p>
            <text:p>(2#,5,0</text:p>
            <text:p>#s:,5,0</text:p>
            <text:p>#eu,5,0</text:p>
            <text:p>#cA,5,0</text:p>
            <text:p>#aw,5,0</text:p>
            <text:p>#ao,5,0</text:p>
            <text:p>#ai,5,0</text:p>
            <text:p>#[],5,0</text:p>
            <text:p>#Rh,5,0</text:p>
            <text:p>#IX,5,0</text:p>
            <text:p>#HD,5,0</text:p>
            <text:p>#FD,5,0</text:p>
            <text:p>#By,5,0</text:p>
            <text:p>#;;,5,0</text:p>
            <text:p>#69,5,0</text:p>
            <text:p>#66,5,0</text:p>
            <text:p>#65,5,0</text:p>
            <text:p>#63,5,0</text:p>
            <text:p>#62,5,0</text:p>
            <text:p>#6%,5,0</text:p>
            <text:p>#5%,5,0</text:p>
            <text:p>#46,5,0</text:p>
            <text:p>#0#,5,0</text:p>
            <text:p>#(L,5,0</text:p>
            <text:p>#(;,5,0</text:p>
            <text:p>#'s,5,0</text:p>
            <text:p>gox,4,241</text:p>
            <text:p>cai,4,101</text:p>
            <text:p>##z,4,89</text:p>
            <text:p>nzo,4,65</text:p>
            <text:p>i-i,4,58</text:p>
            <text:p>rbo,4,54</text:p>
            <text:p>a-a,4,47</text:p>
            <text:p>Dig,4,44</text:p>
            <text:p>CE#,4,44</text:p>
            <text:p>pip,4,42</text:p>
            <text:p>#SS,4,37</text:p>
            <text:p>AN#,4,36</text:p>
            <text:p>amy,4,33</text:p>
            <text:p>opy,4,32</text:p>
            <text:p>#Wa,4,31</text:p>
            <text:p>ilo,4,30</text:p>
            <text:p>UST,4,26</text:p>
            <text:p>DOL,4,26</text:p>
            <text:p>ra#,4,25</text:p>
            <text:p>Asp,4,24</text:p>
            <text:p>RAD,4,23</text:p>
            <text:p>ADO,4,23</text:p>
            <text:p>RA#,4,22</text:p>
            <text:p>iba,4,21</text:p>
            <text:p>IDE,4,21</text:p>
            <text:p>pno,4,20</text:p>
            <text:p>oic,4,20</text:p>
            <text:p>ro-,4,16</text:p>
            <text:p>eft,4,15</text:p>
            <text:p>ASE,4,15</text:p>
            <text:p>TIN,4,14</text:p>
            <text:p>Ins,4,13</text:p>
            <text:p>iep,4,12</text:p>
            <text:p>Mef,4,11</text:p>
            <text:p>pso,4,10</text:p>
            <text:p>US#,4,10</text:p>
            <text:p>Neu,4,10</text:p>
            <text:p>RAS,4,9</text:p>
            <text:p>5-H,4,9</text:p>
            <text:p>-HT,4,9</text:p>
            <text:p>#Ro,4,9</text:p>
            <text:p>lef,4,8</text:p>
            <text:p>gil,4,8</text:p>
            <text:p>NTI,4,7</text:p>
            <text:p>ESI,4,7</text:p>
            <text:p>pel,4,6</text:p>
            <text:p>MP#,4,6</text:p>
            <text:p>(3),4,6</text:p>
            <text:p>yno,4,5</text:p>
            <text:p>enl,4,5</text:p>
            <text:p>NCE,4,5</text:p>
            <text:p>-ph,4,5</text:p>
            <text:p>#OR,4,5</text:p>
            <text:p>ske,4,4</text:p>
            <text:p>sac,4,4</text:p>
            <text:p>osy,4,4</text:p>
            <text:p>n-c,4,4</text:p>
            <text:p>lbi,4,4</text:p>
            <text:p>es-,4,4</text:p>
            <text:p>ab#,4,4</text:p>
            <text:p>MEN,4,4</text:p>
            <text:p>BIN,4,4</text:p>
            <text:p>rda,4,3</text:p>
            <text:p>ift,4,3</text:p>
            <text:p>egl,4,3</text:p>
            <text:p>c-b,4,3</text:p>
            <text:p>arp,4,3</text:p>
            <text:p>VEN,4,3</text:p>
            <text:p>Pri,4,3</text:p>
            <text:p>Chi,4,3</text:p>
            <text:p>rpl,4,2</text:p>
            <text:p>nip,4,2</text:p>
            <text:p>lei,4,2</text:p>
            <text:p>d-s,4,2</text:p>
            <text:p>coe,4,2</text:p>
            <text:p>Pho,4,2</text:p>
            <text:p>Mar,4,2</text:p>
            <text:p>#AP,4,2</text:p>
            <text:p>ypt,4,1</text:p>
            <text:p>olg,4,1</text:p>
            <text:p>nvi,4,1</text:p>
            <text:p>m/m,4,1</text:p>
            <text:p>fix,4,1</text:p>
            <text:p>bop,4,1</text:p>
            <text:p>aur,4,1</text:p>
            <text:p>S-d,4,1</text:p>
            <text:p>REM,4,1</text:p>
            <text:p>-on,4,1</text:p>
            <text:p>zzi,4,0</text:p>
            <text:p>ye#,4,0</text:p>
            <text:p>y/R,4,0</text:p>
            <text:p>y.),4,0</text:p>
            <text:p>wsh,4,0</text:p>
            <text:p>wn;,4,0</text:p>
            <text:p>wen,4,0</text:p>
            <text:p>wan,4,0</text:p>
            <text:p>w.),4,0</text:p>
            <text:p>veo,4,0</text:p>
            <text:p>vag,4,0</text:p>
            <text:p>usn,4,0</text:p>
            <text:p>upl,4,0</text:p>
            <text:p>uod,4,0</text:p>
            <text:p>umn,4,0</text:p>
            <text:p>udg,4,0</text:p>
            <text:p>ucb,4,0</text:p>
            <text:p>ubm,4,0</text:p>
            <text:p>tou,4,0</text:p>
            <text:p>thl,4,0</text:p>
            <text:p>tco,4,0</text:p>
            <text:p>t-f,4,0</text:p>
            <text:p>ssf,4,0</text:p>
            <text:p>ss),4,0</text:p>
            <text:p>sru,4,0</text:p>
            <text:p>srh,4,0</text:p>
            <text:p>s]</text:p>
            <text:p>,4,0</text:p>
            <text:p>s/d,4,0</text:p>
            <text:p>s"#,4,0</text:p>
            <text:p>rty,4,0</text:p>
            <text:p>rt),4,0</text:p>
            <text:p>rld,4,0</text:p>
            <text:p>rla,4,0</text:p>
            <text:p>r-#,4,0</text:p>
            <text:p>py),4,0</text:p>
            <text:p>ply,4,0</text:p>
            <text:p>peo,4,0</text:p>
            <text:p>pab,4,0</text:p>
            <text:p>oml,4,0</text:p>
            <text:p>oM),4,0</text:p>
            <text:p>o.),4,0</text:p>
            <text:p>o-p,4,0</text:p>
            <text:p>o-#,4,0</text:p>
            <text:p>ntu,4,0</text:p>
            <text:p>nt:,4,0</text:p>
            <text:p>ns-,4,0</text:p>
            <text:p>nro,4,0</text:p>
            <text:p>nme,4,0</text:p>
            <text:p>nig,4,0</text:p>
            <text:p>ngu,4,0</text:p>
            <text:p>nau,4,0</text:p>
            <text:p>n=#,4,0</text:p>
            <text:p>my#,4,0</text:p>
            <text:p>mse,4,0</text:p>
            <text:p>mps,4,0</text:p>
            <text:p>mn#,4,0</text:p>
            <text:p>maf,4,0</text:p>
            <text:p>mM#,4,0</text:p>
            <text:p>mEq,4,0</text:p>
            <text:p>lp#,4,0</text:p>
            <text:p>liq,4,0</text:p>
            <text:p>lgu,4,0</text:p>
            <text:p>l/m,4,0</text:p>
            <text:p>l-i,4,0</text:p>
            <text:p>l-d,4,0</text:p>
            <text:p>kew,4,0</text:p>
            <text:p>kar,4,0</text:p>
            <text:p>jud,4,0</text:p>
            <text:p>izz,4,0</text:p>
            <text:p>igu,4,0</text:p>
            <text:p>ia:,4,0</text:p>
            <text:p>i.p,4,0</text:p>
            <text:p>i-p,4,0</text:p>
            <text:p>ht-,4,0</text:p>
            <text:p>hoh,4,0</text:p>
            <text:p>hae,4,0</text:p>
            <text:p>gs;,4,0</text:p>
            <text:p>goa,4,0</text:p>
            <text:p>gak,4,0</text:p>
            <text:p>g;#,4,0</text:p>
            <text:p>g/h,4,0</text:p>
            <text:p>g-l,4,0</text:p>
            <text:p>g-L,4,0</text:p>
            <text:p>fly,4,0</text:p>
            <text:p>ff#,4,0</text:p>
            <text:p>fev,4,0</text:p>
            <text:p>fea,4,0</text:p>
            <text:p>f-a,4,0</text:p>
            <text:p>f-#,4,0</text:p>
            <text:p>eyo,4,0</text:p>
            <text:p>ews,4,0</text:p>
            <text:p>ewi,4,0</text:p>
            <text:p>eui,4,0</text:p>
            <text:p>es/,4,0</text:p>
            <text:p>env,4,0</text:p>
            <text:p>enr,4,0</text:p>
            <text:p>emu,4,0</text:p>
            <text:p>ehe,4,0</text:p>
            <text:p>eem,4,0</text:p>
            <text:p>ee-,4,0</text:p>
            <text:p>eav,4,0</text:p>
            <text:p>e.w,4,0</text:p>
            <text:p>e.),4,0</text:p>
            <text:p>e-f,4,0</text:p>
            <text:p>e-3,4,0</text:p>
            <text:p>dus,4,0</text:p>
            <text:p>duo,4,0</text:p>
            <text:p>dth,4,0</text:p>
            <text:p>ds:,4,0</text:p>
            <text:p>cyn,4,0</text:p>
            <text:p>cub,4,0</text:p>
            <text:p>ct:,4,0</text:p>
            <text:p>cib,4,0</text:p>
            <text:p>ci#,4,0</text:p>
            <text:p>ce-,4,0</text:p>
            <text:p>cb#,4,0</text:p>
            <text:p>bow,4,0</text:p>
            <text:p>bey,4,0</text:p>
            <text:p>ayi,4,0</text:p>
            <text:p>ar:,4,0</text:p>
            <text:p>amu,4,0</text:p>
            <text:p>am/,4,0</text:p>
            <text:p>ait,4,0</text:p>
            <text:p>a;#,4,0</text:p>
            <text:p>Wis,4,0</text:p>
            <text:p>WIT,4,0</text:p>
            <text:p>V/I,4,0</text:p>
            <text:p>Usu,4,0</text:p>
            <text:p>Usi,4,0</text:p>
            <text:p>UNC,4,0</text:p>
            <text:p>TIM,4,0</text:p>
            <text:p>TAB,4,0</text:p>
            <text:p>Sei,4,0</text:p>
            <text:p>SED,4,0</text:p>
            <text:p>S.D,4,0</text:p>
            <text:p>S-A,4,0</text:p>
            <text:p>S-3,4,0</text:p>
            <text:p>Ris,4,0</text:p>
            <text:p>RNA,4,0</text:p>
            <text:p>Pse,4,0</text:p>
            <text:p>PSA,4,0</text:p>
            <text:p>Our,4,0</text:p>
            <text:p>O11,4,0</text:p>
            <text:p>NHL,4,0</text:p>
            <text:p>ND:,4,0</text:p>
            <text:p>NAC,4,0</text:p>
            <text:p>Max,4,0</text:p>
            <text:p>MDA,4,0</text:p>
            <text:p>M;#,4,0</text:p>
            <text:p>Lon,4,0</text:p>
            <text:p>LST,4,0</text:p>
            <text:p>LC#,4,0</text:p>
            <text:p>L05,4,0</text:p>
            <text:p>Ki#,4,0</text:p>
            <text:p>Jaf,4,0</text:p>
            <text:p>IV/,4,0</text:p>
            <text:p>ITH,4,0</text:p>
            <text:p>INC,4,0</text:p>
            <text:p>IIA,4,0</text:p>
            <text:p>ID;,4,0</text:p>
            <text:p>IA4,4,0</text:p>
            <text:p>I-X,4,0</text:p>
            <text:p>Hem,4,0</text:p>
            <text:p>H)#,4,0</text:p>
            <text:p>Fal,4,0</text:p>
            <text:p>FR#,4,0</text:p>
            <text:p>FL#,4,0</text:p>
            <text:p>Ext,4,0</text:p>
            <text:p>End,4,0</text:p>
            <text:p>EME,4,0</text:p>
            <text:p>Do#,4,0</text:p>
            <text:p>DF#,4,0</text:p>
            <text:p>D;#,4,0</text:p>
            <text:p>D.),4,0</text:p>
            <text:p>C(0,4,0</text:p>
            <text:p>Bou,4,0</text:p>
            <text:p>Bio,4,0</text:p>
            <text:p>BT#,4,0</text:p>
            <text:p>BC#,4,0</text:p>
            <text:p>Ano,4,0</text:p>
            <text:p>Acu,4,0</text:p>
            <text:p>AS-,4,0</text:p>
            <text:p>A4/,4,0</text:p>
            <text:p>;;*,4,0</text:p>
            <text:p>;;#,4,0</text:p>
            <text:p>992,4,0</text:p>
            <text:p>988,4,0</text:p>
            <text:p>98%,4,0</text:p>
            <text:p>96#,4,0</text:p>
            <text:p>900,4,0</text:p>
            <text:p>82%,4,0</text:p>
            <text:p>78#,4,0</text:p>
            <text:p>7-d,4,0</text:p>
            <text:p>7-1,4,0</text:p>
            <text:p>69#,4,0</text:p>
            <text:p>67#,4,0</text:p>
            <text:p>66%,4,0</text:p>
            <text:p>63%,4,0</text:p>
            <text:p>6.6,4,0</text:p>
            <text:p>6.2,4,0</text:p>
            <text:p>6-#,4,0</text:p>
            <text:p>6):,4,0</text:p>
            <text:p>58%,4,0</text:p>
            <text:p>56%,4,0</text:p>
            <text:p>54#,4,0</text:p>
            <text:p>52%,4,0</text:p>
            <text:p>52#,4,0</text:p>
            <text:p>51%,4,0</text:p>
            <text:p>48%,4,0</text:p>
            <text:p>47%,4,0</text:p>
            <text:p>46#,4,0</text:p>
            <text:p>4/5,4,0</text:p>
            <text:p>39%,4,0</text:p>
            <text:p>37#,4,0</text:p>
            <text:p>360,4,0</text:p>
            <text:p>36#,4,0</text:p>
            <text:p>32%,4,0</text:p>
            <text:p>3.5,4,0</text:p>
            <text:p>2h),4,0</text:p>
            <text:p>29%,4,0</text:p>
            <text:p>26%,4,0</text:p>
            <text:p>2.3,4,0</text:p>
            <text:p>2.2,4,0</text:p>
            <text:p>2.0,4,0</text:p>
            <text:p>2-w,4,0</text:p>
            <text:p>2-5,4,0</text:p>
            <text:p>13),4,0</text:p>
            <text:p>103,4,0</text:p>
            <text:p>1/3,4,0</text:p>
            <text:p>1-#,4,0</text:p>
            <text:p>057,4,0</text:p>
            <text:p>005,4,0</text:p>
            <text:p>00%,4,0</text:p>
            <text:p>0-3,4,0</text:p>
            <text:p>/in,4,0</text:p>
            <text:p>/h),4,0</text:p>
            <text:p>/do,4,0</text:p>
            <text:p>/d#,4,0</text:p>
            <text:p>/IM,4,0</text:p>
            <text:p>.w.,4,0</text:p>
            <text:p>.o.,4,0</text:p>
            <text:p>.c.,4,0</text:p>
            <text:p>.D.,4,0</text:p>
            <text:p>.8%,4,0</text:p>
            <text:p>.7-,4,0</text:p>
            <text:p>.6-,4,0</text:p>
            <text:p>.4-,4,0</text:p>
            <text:p>.3),4,0</text:p>
            <text:p>.1-,4,0</text:p>
            <text:p>.02,4,0</text:p>
            <text:p>-va,4,0</text:p>
            <text:p>-ra,4,0</text:p>
            <text:p>-ol,4,0</text:p>
            <text:p>-le,4,0</text:p>
            <text:p>-im,4,0</text:p>
            <text:p>-X#,4,0</text:p>
            <text:p>-8),4,0</text:p>
            <text:p>-6#,4,0</text:p>
            <text:p>-30,4,0</text:p>
            <text:p>**#,4,0</text:p>
            <text:p>)-#,4,0</text:p>
            <text:p>(wh,4,0</text:p>
            <text:p>(si,4,0</text:p>
            <text:p>(s),4,0</text:p>
            <text:p>(i),4,0</text:p>
            <text:p>(eq,4,0</text:p>
            <text:p>(ca,4,0</text:p>
            <text:p>(ac,4,0</text:p>
            <text:p>(SH,4,0</text:p>
            <text:p>(MI,4,0</text:p>
            <text:p>(DS,4,0</text:p>
            <text:p>(75,4,0</text:p>
            <text:p>(5-,4,0</text:p>
            <text:p>(16,4,0</text:p>
            <text:p>(14,4,0</text:p>
            <text:p>(1.,4,0</text:p>
            <text:p>'##,4,0</text:p>
            <text:p>%);,4,0</text:p>
            <text:p>#ws,4,0</text:p>
            <text:p>#uc,4,0</text:p>
            <text:p>#qd,4,0</text:p>
            <text:p>#q.,4,0</text:p>
            <text:p>#pn,4,0</text:p>
            <text:p>#nc,4,0</text:p>
            <text:p>#mE,4,0</text:p>
            <text:p>#Yo,4,0</text:p>
            <text:p>#XI,4,0</text:p>
            <text:p>#WI,4,0</text:p>
            <text:p>#UD,4,0</text:p>
            <text:p>#Sc,4,0</text:p>
            <text:p>#SE,4,0</text:p>
            <text:p>#RB,4,0</text:p>
            <text:p>#Pg,4,0</text:p>
            <text:p>#Ou,4,0</text:p>
            <text:p>#O1,4,0</text:p>
            <text:p>#L0,4,0</text:p>
            <text:p>#IE,4,0</text:p>
            <text:p>#DS,4,0</text:p>
            <text:p>#A2,4,0</text:p>
            <text:p>#96,4,0</text:p>
            <text:p>#84,4,0</text:p>
            <text:p>#82,4,0</text:p>
            <text:p>#7%,4,0</text:p>
            <text:p>#67,4,0</text:p>
            <text:p>#56,4,0</text:p>
            <text:p>#53,4,0</text:p>
            <text:p>#51,4,0</text:p>
            <text:p>#42,4,0</text:p>
            <text:p>#4.,4,0</text:p>
            <text:p>#37,4,0</text:p>
            <text:p>#2:,4,0</text:p>
            <text:p>#2%,4,0</text:p>
            <text:p>#-p,4,0</text:p>
            <text:p>#-m,4,0</text:p>
            <text:p>#-e,4,0</text:p>
            <text:p>#(K,4,0</text:p>
            <text:p>#(G,4,0</text:p>
            <text:p>#(F,4,0</text:p>
            <text:p>#%#,4,0</text:p>
            <text:p>##Y,4,0</text:p>
            <text:p>##&gt;,4,0</text:p>
            <text:p>aze,3,345</text:p>
            <text:p>zep,3,277</text:p>
            <text:p>nyt,3,214</text:p>
            <text:p>ipr,3,118</text:p>
            <text:p>nob,3,90</text:p>
            <text:p>lfa,3,74</text:p>
            <text:p>zod,3,69</text:p>
            <text:p>lfi,3,64</text:p>
            <text:p>sop,3,53</text:p>
            <text:p>#TA,3,48</text:p>
            <text:p>#HC,3,45</text:p>
            <text:p>aqu,3,44</text:p>
            <text:p>rtr,3,35</text:p>
            <text:p>zon,3,34</text:p>
            <text:p>B##,3,31</text:p>
            <text:p>aca,3,28</text:p>
            <text:p>NE#,3,28</text:p>
            <text:p>SUS,3,24</text:p>
            <text:p>Cho,3,24</text:p>
            <text:p>Bet,3,24</text:p>
            <text:p>EL#,3,23</text:p>
            <text:p>Cor,3,23</text:p>
            <text:p>xyp,3,22</text:p>
            <text:p>syl,3,22</text:p>
            <text:p>#TR,3,22</text:p>
            <text:p>#Er,3,22</text:p>
            <text:p>dap,3,19</text:p>
            <text:p>ipe,3,18</text:p>
            <text:p>cob,3,18</text:p>
            <text:p>#FO,3,18</text:p>
            <text:p>uil,3,17</text:p>
            <text:p>oga,3,17</text:p>
            <text:p>bog,3,17</text:p>
            <text:p>ldo,3,15</text:p>
            <text:p>ROT,3,15</text:p>
            <text:p>ROM,3,15</text:p>
            <text:p>im#,3,12</text:p>
            <text:p>Lev,3,12</text:p>
            <text:p>lbe,3,11</text:p>
            <text:p>dor,3,11</text:p>
            <text:p>tul,3,9</text:p>
            <text:p>-wa,3,9</text:p>
            <text:p>tax,3,8</text:p>
            <text:p>V)#,3,8</text:p>
            <text:p>1,2,3,8</text:p>
            <text:p>(+),3,8</text:p>
            <text:p>#Ti,3,8</text:p>
            <text:p>#Ox,3,8</text:p>
            <text:p>ot-,3,7</text:p>
            <text:p>noi,3,7</text:p>
            <text:p>ha#,3,7</text:p>
            <text:p>Sil,3,7</text:p>
            <text:p>ANT,3,7</text:p>
            <text:p>98#,3,7</text:p>
            <text:p>#(+,3,7</text:p>
            <text:p>ryn,3,6</text:p>
            <text:p>hex,3,6</text:p>
            <text:p>fyi,3,6</text:p>
            <text:p>cry,3,6</text:p>
            <text:p>PRE,3,6</text:p>
            <text:p>sou,3,5</text:p>
            <text:p>rud,3,5</text:p>
            <text:p>nla,3,5</text:p>
            <text:p>Sal,3,5</text:p>
            <text:p>REN,3,5</text:p>
            <text:p>PI#,3,5</text:p>
            <text:p>Oxi,3,5</text:p>
            <text:p>Epi,3,5</text:p>
            <text:p>AMO,3,5</text:p>
            <text:p>3H-,3,5</text:p>
            <text:p>164,3,5</text:p>
            <text:p>#R-,3,5</text:p>
            <text:p>#3H,3,5</text:p>
            <text:p>yl-,3,4</text:p>
            <text:p>xy-,3,4</text:p>
            <text:p>ecy,3,4</text:p>
            <text:p>RAP,3,4</text:p>
            <text:p>Myc,3,4</text:p>
            <text:p>L-C,3,4</text:p>
            <text:p>#PO,3,4</text:p>
            <text:p>vum,3,3</text:p>
            <text:p>tok,3,3</text:p>
            <text:p>lib,3,3</text:p>
            <text:p>ifo,3,3</text:p>
            <text:p>gou,3,3</text:p>
            <text:p>IAM,3,3</text:p>
            <text:p>FFE,3,3</text:p>
            <text:p>ELS,3,3</text:p>
            <text:p>DIN,3,3</text:p>
            <text:p>ABL,3,3</text:p>
            <text:p>#oi,3,3</text:p>
            <text:p>yge,3,2</text:p>
            <text:p>xyg,3,2</text:p>
            <text:p>xy#,3,2</text:p>
            <text:p>um/,3,2</text:p>
            <text:p>ra-,3,2</text:p>
            <text:p>oar,3,2</text:p>
            <text:p>nty,3,2</text:p>
            <text:p>n-o,3,2</text:p>
            <text:p>mur,3,2</text:p>
            <text:p>koc,3,2</text:p>
            <text:p>Sym,3,2</text:p>
            <text:p>RMI,3,2</text:p>
            <text:p>Min,3,2</text:p>
            <text:p>MON,3,2</text:p>
            <text:p>IME,3,2</text:p>
            <text:p>ERE,3,2</text:p>
            <text:p>CAS,3,2</text:p>
            <text:p>38#,3,2</text:p>
            <text:p>16-,3,2</text:p>
            <text:p>#ec,3,2</text:p>
            <text:p>#SI,3,2</text:p>
            <text:p>#NO,3,2</text:p>
            <text:p>y-c,3,1</text:p>
            <text:p>to-,3,1</text:p>
            <text:p>rix,3,1</text:p>
            <text:p>r-S,3,1</text:p>
            <text:p>or-,3,1</text:p>
            <text:p>lou,3,1</text:p>
            <text:p>ilb,3,1</text:p>
            <text:p>i-c,3,1</text:p>
            <text:p>hoi,3,1</text:p>
            <text:p>erh,3,1</text:p>
            <text:p>egg,3,1</text:p>
            <text:p>cup,3,1</text:p>
            <text:p>cab,3,1</text:p>
            <text:p>Vol,3,1</text:p>
            <text:p>Thr,3,1</text:p>
            <text:p>THR,3,1</text:p>
            <text:p>Sep,3,1</text:p>
            <text:p>Rev,3,1</text:p>
            <text:p>Mix,3,1</text:p>
            <text:p>Hum,3,1</text:p>
            <text:p>HRO,3,1</text:p>
            <text:p>Gua,3,1</text:p>
            <text:p>DL-,3,1</text:p>
            <text:p>Adv,3,1</text:p>
            <text:p>31#,3,1</text:p>
            <text:p>11-,3,1</text:p>
            <text:p>-to,3,1</text:p>
            <text:p>-es,3,1</text:p>
            <text:p>-Bi,3,1</text:p>
            <text:p>-4-,3,1</text:p>
            <text:p>#t1,3,1</text:p>
            <text:p>#n-,3,1</text:p>
            <text:p>#a-,3,1</text:p>
            <text:p>#Vo,3,1</text:p>
            <text:p>#S#,3,1</text:p>
            <text:p>#IS,3,1</text:p>
            <text:p>#Hu,3,1</text:p>
            <text:p>#Gu,3,1</text:p>
            <text:p>zoa,3,0</text:p>
            <text:p>ywe,3,0</text:p>
            <text:p>yie,3,0</text:p>
            <text:p>yer,3,0</text:p>
            <text:p>y/r,3,0</text:p>
            <text:p>y-t,3,0</text:p>
            <text:p>y-i,3,0</text:p>
            <text:p>y-a,3,0</text:p>
            <text:p>xpa,3,0</text:p>
            <text:p>xes,3,0</text:p>
            <text:p>xci,3,0</text:p>
            <text:p>wnw,3,0</text:p>
            <text:p>wha,3,0</text:p>
            <text:p>ve),3,0</text:p>
            <text:p>utc,3,0</text:p>
            <text:p>us),3,0</text:p>
            <text:p>unu,3,0</text:p>
            <text:p>ums,3,0</text:p>
            <text:p>uip,3,0</text:p>
            <text:p>ueo,3,0</text:p>
            <text:p>tyi,3,0</text:p>
            <text:p>tun,3,0</text:p>
            <text:p>tui,3,0</text:p>
            <text:p>tu#,3,0</text:p>
            <text:p>tty,3,0</text:p>
            <text:p>ts/,3,0</text:p>
            <text:p>te:,3,0</text:p>
            <text:p>t1/,3,0</text:p>
            <text:p>t/d,3,0</text:p>
            <text:p>t/3,3,0</text:p>
            <text:p>t/1,3,0</text:p>
            <text:p>t.i,3,0</text:p>
            <text:p>t-l,3,0</text:p>
            <text:p>stl,3,0</text:p>
            <text:p>sre,3,0</text:p>
            <text:p>squ,3,0</text:p>
            <text:p>soa,3,0</text:p>
            <text:p>sm),3,0</text:p>
            <text:p>s-r,3,0</text:p>
            <text:p>s-T,3,0</text:p>
            <text:p>s'#,3,0</text:p>
            <text:p>rry,3,0</text:p>
            <text:p>ro),3,0</text:p>
            <text:p>rej,3,0</text:p>
            <text:p>re:,3,0</text:p>
            <text:p>r-r,3,0</text:p>
            <text:p>qd),3,0</text:p>
            <text:p>q24,3,0</text:p>
            <text:p>q12,3,0</text:p>
            <text:p>q/L,3,0</text:p>
            <text:p>q.d,3,0</text:p>
            <text:p>po-,3,0</text:p>
            <text:p>po#,3,0</text:p>
            <text:p>pD2,3,0</text:p>
            <text:p>p45,3,0</text:p>
            <text:p>onm,3,0</text:p>
            <text:p>on],3,0</text:p>
            <text:p>on.,3,0</text:p>
            <text:p>omn,3,0</text:p>
            <text:p>ohi,3,0</text:p>
            <text:p>oeq,3,0</text:p>
            <text:p>odr,3,0</text:p>
            <text:p>od.,3,0</text:p>
            <text:p>oM#,3,0</text:p>
            <text:p>o-m,3,0</text:p>
            <text:p>nki,3,0</text:p>
            <text:p>nk#,3,0</text:p>
            <text:p>ni#,3,0</text:p>
            <text:p>ng;,3,0</text:p>
            <text:p>nd-,3,0</text:p>
            <text:p>nc1,3,0</text:p>
            <text:p>n=9,3,0</text:p>
            <text:p>n=6,3,0</text:p>
            <text:p>myd,3,0</text:p>
            <text:p>moo,3,0</text:p>
            <text:p>moi,3,0</text:p>
            <text:p>mob,3,0</text:p>
            <text:p>mMo,3,0</text:p>
            <text:p>m2),3,0</text:p>
            <text:p>m/z,3,0</text:p>
            <text:p>m-n,3,0</text:p>
            <text:p>lty,3,0</text:p>
            <text:p>lt-,3,0</text:p>
            <text:p>ll),3,0</text:p>
            <text:p>lgi,3,0</text:p>
            <text:p>lel,3,0</text:p>
            <text:p>lag,3,0</text:p>
            <text:p>l;#,3,0</text:p>
            <text:p>ks),3,0</text:p>
            <text:p>kes,3,0</text:p>
            <text:p>io-,3,0</text:p>
            <text:p>idc,3,0</text:p>
            <text:p>ia;,3,0</text:p>
            <text:p>ia.,3,0</text:p>
            <text:p>ia),3,0</text:p>
            <text:p>i-g,3,0</text:p>
            <text:p>i)#,3,0</text:p>
            <text:p>hts,3,0</text:p>
            <text:p>htm,3,0</text:p>
            <text:p>ht/,3,0</text:p>
            <text:p>gie,3,0</text:p>
            <text:p>gib,3,0</text:p>
            <text:p>gia,3,0</text:p>
            <text:p>gea,3,0</text:p>
            <text:p>g-#,3,0</text:p>
            <text:p>fut,3,0</text:p>
            <text:p>eye,3,0</text:p>
            <text:p>em:,3,0</text:p>
            <text:p>elu,3,0</text:p>
            <text:p>ege,3,0</text:p>
            <text:p>eaf,3,0</text:p>
            <text:p>e-B,3,0</text:p>
            <text:p>dyw,3,0</text:p>
            <text:p>dti,3,0</text:p>
            <text:p>dcy,3,0</text:p>
            <text:p>d.h,3,0</text:p>
            <text:p>d.#,3,0</text:p>
            <text:p>d-l,3,0</text:p>
            <text:p>d-f,3,0</text:p>
            <text:p>d-c,3,0</text:p>
            <text:p>cy:,3,0</text:p>
            <text:p>cru,3,0</text:p>
            <text:p>cae,3,0</text:p>
            <text:p>c-p,3,0</text:p>
            <text:p>bsi,3,0</text:p>
            <text:p>bmi,3,0</text:p>
            <text:p>ay-,3,0</text:p>
            <text:p>anA,3,0</text:p>
            <text:p>aid,3,0</text:p>
            <text:p>aPT,3,0</text:p>
            <text:p>_od,3,0</text:p>
            <text:p>](i,3,0</text:p>
            <text:p>[]#,3,0</text:p>
            <text:p>[Th,3,0</text:p>
            <text:p>[Ca,3,0</text:p>
            <text:p>You,3,0</text:p>
            <text:p>YP-,3,0</text:p>
            <text:p>Y:#,3,0</text:p>
            <text:p>XII,3,0</text:p>
            <text:p>Wom,3,0</text:p>
            <text:p>VES,3,0</text:p>
            <text:p>V-N,3,0</text:p>
            <text:p>Unc,3,0</text:p>
            <text:p>UTI,3,0</text:p>
            <text:p>USE,3,0</text:p>
            <text:p>UGS,3,0</text:p>
            <text:p>U93,3,0</text:p>
            <text:p>U/k,3,0</text:p>
            <text:p>Tap,3,0</text:p>
            <text:p>TR#,3,0</text:p>
            <text:p>TIX,3,0</text:p>
            <text:p>T/Q,3,0</text:p>
            <text:p>Sti,3,0</text:p>
            <text:p>SH/,3,0</text:p>
            <text:p>SH#,3,0</text:p>
            <text:p>Ref,3,0</text:p>
            <text:p>Rad,3,0</text:p>
            <text:p>Rac,3,0</text:p>
            <text:p>RY#,3,0</text:p>
            <text:p>RIA,3,0</text:p>
            <text:p>RED,3,0</text:p>
            <text:p>R=#,3,0</text:p>
            <text:p>R-v,3,0</text:p>
            <text:p>QT/,3,0</text:p>
            <text:p>QID,3,0</text:p>
            <text:p>Ps#,3,0</text:p>
            <text:p>Por,3,0</text:p>
            <text:p>PT),3,0</text:p>
            <text:p>P2B,3,0</text:p>
            <text:p>P1#,3,0</text:p>
            <text:p>Org,3,0</text:p>
            <text:p>ORY,3,0</text:p>
            <text:p>OND,3,0</text:p>
            <text:p>OMB,3,0</text:p>
            <text:p>OLI,3,0</text:p>
            <text:p>Nur,3,0</text:p>
            <text:p>Nuc,3,0</text:p>
            <text:p>Nei,3,0</text:p>
            <text:p>NMD,3,0</text:p>
            <text:p>NED,3,0</text:p>
            <text:p>N3#,3,0</text:p>
            <text:p>N1#,3,0</text:p>
            <text:p>Ms#,3,0</text:p>
            <text:p>Mod,3,0</text:p>
            <text:p>ME/,3,0</text:p>
            <text:p>MBI,3,0</text:p>
            <text:p>MAI,3,0</text:p>
            <text:p>Low,3,0</text:p>
            <text:p>Lik,3,0</text:p>
            <text:p>LS#,3,0</text:p>
            <text:p>LIV,3,0</text:p>
            <text:p>LE#,3,0</text:p>
            <text:p>LAB,3,0</text:p>
            <text:p>L;#,3,0</text:p>
            <text:p>L/m,3,0</text:p>
            <text:p>L/6,3,0</text:p>
            <text:p>Kd#,3,0</text:p>
            <text:p>IV),3,0</text:p>
            <text:p>IU/,3,0</text:p>
            <text:p>IM;,3,0</text:p>
            <text:p>IAT,3,0</text:p>
            <text:p>HL#,3,0</text:p>
            <text:p>HES,3,0</text:p>
            <text:p>Ger,3,0</text:p>
            <text:p>Fun,3,0</text:p>
            <text:p>Fat,3,0</text:p>
            <text:p>Fai,3,0</text:p>
            <text:p>FEC,3,0</text:p>
            <text:p>Esc,3,0</text:p>
            <text:p>Eq/,3,0</text:p>
            <text:p>Enh,3,0</text:p>
            <text:p>ETE,3,0</text:p>
            <text:p>EGs,3,0</text:p>
            <text:p>E/I,3,0</text:p>
            <text:p>Det,3,0</text:p>
            <text:p>Dea,3,0</text:p>
            <text:p>DH#,3,0</text:p>
            <text:p>DET,3,0</text:p>
            <text:p>DES,3,0</text:p>
            <text:p>DA#,3,0</text:p>
            <text:p>D6),3,0</text:p>
            <text:p>Css,3,0</text:p>
            <text:p>Chr,3,0</text:p>
            <text:p>Che,3,0</text:p>
            <text:p>CFU,3,0</text:p>
            <text:p>CAU,3,0</text:p>
            <text:p>C57,3,0</text:p>
            <text:p>C(s,3,0</text:p>
            <text:p>Bra,3,0</text:p>
            <text:p>Bma,3,0</text:p>
            <text:p>Bef,3,0</text:p>
            <text:p>BOR,3,0</text:p>
            <text:p>BL/,3,0</text:p>
            <text:p>BI),3,0</text:p>
            <text:p>Ass,3,0</text:p>
            <text:p>AUT,3,0</text:p>
            <text:p>ATP,3,0</text:p>
            <text:p>ATO,3,0</text:p>
            <text:p>ARS,3,0</text:p>
            <text:p>APY,3,0</text:p>
            <text:p>AC),3,0</text:p>
            <text:p>ABS,3,0</text:p>
            <text:p>ABO,3,0</text:p>
            <text:p>A:#,3,0</text:p>
            <text:p>A1#,3,0</text:p>
            <text:p>=6),3,0</text:p>
            <text:p>=24,3,0</text:p>
            <text:p>=10,3,0</text:p>
            <text:p>;;d,3,0</text:p>
            <text:p>998,3,0</text:p>
            <text:p>99#,3,0</text:p>
            <text:p>97#,3,0</text:p>
            <text:p>94#,3,0</text:p>
            <text:p>937,3,0</text:p>
            <text:p>92#,3,0</text:p>
            <text:p>9.3,3,0</text:p>
            <text:p>9.1,3,0</text:p>
            <text:p>87#,3,0</text:p>
            <text:p>85%,3,0</text:p>
            <text:p>84%,3,0</text:p>
            <text:p>82#,3,0</text:p>
            <text:p>81#,3,0</text:p>
            <text:p>8-w,3,0</text:p>
            <text:p>7BL,3,0</text:p>
            <text:p>73#,3,0</text:p>
            <text:p>72%,3,0</text:p>
            <text:p>71#,3,0</text:p>
            <text:p>7.8,3,0</text:p>
            <text:p>7.7,3,0</text:p>
            <text:p>7.2,3,0</text:p>
            <text:p>7.0,3,0</text:p>
            <text:p>7-h,3,0</text:p>
            <text:p>6N#,3,0</text:p>
            <text:p>68#,3,0</text:p>
            <text:p>63#,3,0</text:p>
            <text:p>62%,3,0</text:p>
            <text:p>6,2,3,0</text:p>
            <text:p>6%),3,0</text:p>
            <text:p>57B,3,0</text:p>
            <text:p>57%,3,0</text:p>
            <text:p>55%,3,0</text:p>
            <text:p>53%,3,0</text:p>
            <text:p>52),3,0</text:p>
            <text:p>5.7,3,0</text:p>
            <text:p>5.5,3,0</text:p>
            <text:p>5.4,3,0</text:p>
            <text:p>5.1,3,0</text:p>
            <text:p>5-5,3,0</text:p>
            <text:p>5-2,3,0</text:p>
            <text:p>4h#,3,0</text:p>
            <text:p>45-,3,0</text:p>
            <text:p>44%,3,0</text:p>
            <text:p>43#,3,0</text:p>
            <text:p>42%,3,0</text:p>
            <text:p>42#,3,0</text:p>
            <text:p>41%,3,0</text:p>
            <text:p>4-d,3,0</text:p>
            <text:p>4-#,3,0</text:p>
            <text:p>3A:,3,0</text:p>
            <text:p>375,3,0</text:p>
            <text:p>350,3,0</text:p>
            <text:p>30-,3,0</text:p>
            <text:p>30),3,0</text:p>
            <text:p>3.7,3,0</text:p>
            <text:p>3.3,3,0</text:p>
            <text:p>2]#,3,0</text:p>
            <text:p>28.,3,0</text:p>
            <text:p>260,3,0</text:p>
            <text:p>22#,3,0</text:p>
            <text:p>2/3,3,0</text:p>
            <text:p>2.7,3,0</text:p>
            <text:p>2.6,3,0</text:p>
            <text:p>2-7,3,0</text:p>
            <text:p>2-6,3,0</text:p>
            <text:p>2%),3,0</text:p>
            <text:p>1:#,3,0</text:p>
            <text:p>17.,3,0</text:p>
            <text:p>160,3,0</text:p>
            <text:p>15-,3,0</text:p>
            <text:p>15),3,0</text:p>
            <text:p>130,3,0</text:p>
            <text:p>109,3,0</text:p>
            <text:p>1-y,3,0</text:p>
            <text:p>1-d,3,0</text:p>
            <text:p>1-8,3,0</text:p>
            <text:p>1-2,3,0</text:p>
            <text:p>06#,3,0</text:p>
            <text:p>04#,3,0</text:p>
            <text:p>03#,3,0</text:p>
            <text:p>02),3,0</text:p>
            <text:p>00m,3,0</text:p>
            <text:p>0-f,3,0</text:p>
            <text:p>0-5,3,0</text:p>
            <text:p>0-#,3,0</text:p>
            <text:p>/zi,3,0</text:p>
            <text:p>/rh,3,0</text:p>
            <text:p>/re,3,0</text:p>
            <text:p>/dr,3,0</text:p>
            <text:p>/Rh,3,0</text:p>
            <text:p>/QT,3,0</text:p>
            <text:p>/6N,3,0</text:p>
            <text:p>/35,3,0</text:p>
            <text:p>/15,3,0</text:p>
            <text:p>/-c,3,0</text:p>
            <text:p>/)#,3,0</text:p>
            <text:p>.ht,3,0</text:p>
            <text:p>.e#,3,0</text:p>
            <text:p>.93,3,0</text:p>
            <text:p>.6%,3,0</text:p>
            <text:p>.14,3,0</text:p>
            <text:p>.1%,3,0</text:p>
            <text:p>.09,3,0</text:p>
            <text:p>.04,3,0</text:p>
            <text:p>.0%,3,0</text:p>
            <text:p>-un,3,0</text:p>
            <text:p>-ri,3,0</text:p>
            <text:p>-pi,3,0</text:p>
            <text:p>-my,3,0</text:p>
            <text:p>-hu,3,0</text:p>
            <text:p>-ga,3,0</text:p>
            <text:p>-fu,3,0</text:p>
            <text:p>-fr,3,0</text:p>
            <text:p>-fa,3,0</text:p>
            <text:p>-cu,3,0</text:p>
            <text:p>-bu,3,0</text:p>
            <text:p>-Ta,3,0</text:p>
            <text:p>-Si,3,0</text:p>
            <text:p>-NH,3,0</text:p>
            <text:p>-C#,3,0</text:p>
            <text:p>-7),3,0</text:p>
            <text:p>-6),3,0</text:p>
            <text:p>-2C,3,0</text:p>
            <text:p>-28,3,0</text:p>
            <text:p>-18,3,0</text:p>
            <text:p>-15,3,0</text:p>
            <text:p>-11,3,0</text:p>
            <text:p>+15,3,0</text:p>
            <text:p>+)],3,0</text:p>
            <text:p>)](,3,0</text:p>
            <text:p>(ss,3,0</text:p>
            <text:p>(re,3,0</text:p>
            <text:p>(ph,3,0</text:p>
            <text:p>(li,3,0</text:p>
            <text:p>(bo,3,0</text:p>
            <text:p>(as,3,0</text:p>
            <text:p>(R=,3,0</text:p>
            <text:p>(PB,3,0</text:p>
            <text:p>(Or,3,0</text:p>
            <text:p>(Ef,3,0</text:p>
            <text:p>(EC,3,0</text:p>
            <text:p>(Be,3,0</text:p>
            <text:p>(98,3,0</text:p>
            <text:p>(8-,3,0</text:p>
            <text:p>(45,3,0</text:p>
            <text:p>(3%,3,0</text:p>
            <text:p>(29,3,0</text:p>
            <text:p>(25,3,0</text:p>
            <text:p>(18,3,0</text:p>
            <text:p>(17,3,0</text:p>
            <text:p>(13,3,0</text:p>
            <text:p>(11,3,0</text:p>
            <text:p>(0%,3,0</text:p>
            <text:p>(-8,3,0</text:p>
            <text:p>(+/,3,0</text:p>
            <text:p>%;#,3,0</text:p>
            <text:p>%-1,3,0</text:p>
            <text:p>#yi,3,0</text:p>
            <text:p>#uM,3,0</text:p>
            <text:p>#t.,3,0</text:p>
            <text:p>#sq,3,0</text:p>
            <text:p>#s),3,0</text:p>
            <text:p>#q2,3,0</text:p>
            <text:p>#q1,3,0</text:p>
            <text:p>#p4,3,0</text:p>
            <text:p>#ia,3,0</text:p>
            <text:p>#ey,3,0</text:p>
            <text:p>#ej,3,0</text:p>
            <text:p>#c#,3,0</text:p>
            <text:p>#aq,3,0</text:p>
            <text:p>#aP,3,0</text:p>
            <text:p>#[T,3,0</text:p>
            <text:p>#[S,3,0</text:p>
            <text:p>#[A,3,0</text:p>
            <text:p>#Up,3,0</text:p>
            <text:p>#RI,3,0</text:p>
            <text:p>#QI,3,0</text:p>
            <text:p>#Q-,3,0</text:p>
            <text:p>#PS,3,0</text:p>
            <text:p>#PK,3,0</text:p>
            <text:p>#P1,3,0</text:p>
            <text:p>#OT,3,0</text:p>
            <text:p>#ON,3,0</text:p>
            <text:p>#NM,3,0</text:p>
            <text:p>#N3,3,0</text:p>
            <text:p>#N1,3,0</text:p>
            <text:p>#LS,3,0</text:p>
            <text:p>#Kd,3,0</text:p>
            <text:p>#IT,3,0</text:p>
            <text:p>#AI,3,0</text:p>
            <text:p>#A-,3,0</text:p>
            <text:p>#&gt;#,3,0</text:p>
            <text:p>#9%,3,0</text:p>
            <text:p>#87,3,0</text:p>
            <text:p>#8%,3,0</text:p>
            <text:p>#58,3,0</text:p>
            <text:p>#55,3,0</text:p>
            <text:p>#41,3,0</text:p>
            <text:p>#3,,3,0</text:p>
            <text:p>#2/,3,0</text:p>
            <text:p>#1),3,0</text:p>
            <text:p>#//,3,0</text:p>
            <text:p>#/-,3,0</text:p>
            <text:p>#-f,3,0</text:p>
            <text:p>#-d,3,0</text:p>
            <text:p>#-C,3,0</text:p>
            <text:p>#--,3,0</text:p>
            <text:p>#+3,3,0</text:p>
            <text:p>#(g,3,0</text:p>
            <text:p>#(&gt;,3,0</text:p>
            <text:p>##,,3,0</text:p>
            <text:p>#"e,3,0</text:p>
            <text:p>azi,2,318</text:p>
            <text:p>naz,2,288</text:p>
            <text:p>fen,2,260</text:p>
            <text:p>nav,2,236</text:p>
            <text:p>ofe,2,187</text:p>
            <text:p>raz,2,168</text:p>
            <text:p>yll,2,167</text:p>
            <text:p>hiu,2,156</text:p>
            <text:p>mpi,2,122</text:p>
            <text:p>lol,2,116</text:p>
            <text:p>Phe,2,66</text:p>
            <text:p>#Ke,2,64</text:p>
            <text:p>zal,2,61</text:p>
            <text:p>#AC,2,58</text:p>
            <text:p>oum,2,57</text:p>
            <text:p>#az,2,56</text:p>
            <text:p>ofl,2,55</text:p>
            <text:p>gab,2,53</text:p>
            <text:p>#Ci,2,50</text:p>
            <text:p>IVA,2,48</text:p>
            <text:p>VA#,2,45</text:p>
            <text:p>tir,2,43</text:p>
            <text:p>efa,2,43</text:p>
            <text:p>fed,2,37</text:p>
            <text:p>Is#,2,36</text:p>
            <text:p>oxo,2,33</text:p>
            <text:p>ylc,2,31</text:p>
            <text:p>#Vi,2,30</text:p>
            <text:p>##Z,2,29</text:p>
            <text:p>lch,2,26</text:p>
            <text:p>#B#,2,26</text:p>
            <text:p>ovu,2,24</text:p>
            <text:p>PCP,2,24</text:p>
            <text:p>yph,2,23</text:p>
            <text:p>dih,2,23</text:p>
            <text:p>VID,2,23</text:p>
            <text:p>CP#,2,22</text:p>
            <text:p>#PC,2,22</text:p>
            <text:p>#Ar,2,22</text:p>
            <text:p>ifu,2,21</text:p>
            <text:p>uva,2,20</text:p>
            <text:p>REV,2,20</text:p>
            <text:p>xyc,2,19</text:p>
            <text:p>esy,2,19</text:p>
            <text:p>ocl,2,18</text:p>
            <text:p>hox,2,18</text:p>
            <text:p>vec,2,17</text:p>
            <text:p>agr,2,17</text:p>
            <text:p>OVA,2,17</text:p>
            <text:p>18-,2,17</text:p>
            <text:p>sil,2,16</text:p>
            <text:p>faz,2,16</text:p>
            <text:p>box,2,16</text:p>
            <text:p>EQU,2,16</text:p>
            <text:p>Diu,2,16</text:p>
            <text:p>-ag,2,16</text:p>
            <text:p>#py,2,16</text:p>
            <text:p>vor,2,15</text:p>
            <text:p>PRI,2,15</text:p>
            <text:p>-)-,2,15</text:p>
            <text:p>#(-,2,15</text:p>
            <text:p>QUE,2,14</text:p>
            <text:p>eev,2,13</text:p>
            <text:p>ec#,2,13</text:p>
            <text:p>oop,2,12</text:p>
            <text:p>ldi,2,12</text:p>
            <text:p>esa,2,12</text:p>
            <text:p>pom,2,11</text:p>
            <text:p>eof,2,11</text:p>
            <text:p>PRA,2,11</text:p>
            <text:p>(MA,2,11</text:p>
            <text:p>#Ve,2,11</text:p>
            <text:p>ozo,2,10</text:p>
            <text:p>ha-,2,10</text:p>
            <text:p>U##,2,10</text:p>
            <text:p>SIN,2,10</text:p>
            <text:p>ENC,2,10</text:p>
            <text:p>DE#,2,10</text:p>
            <text:p>ANC,2,10</text:p>
            <text:p>pia,2,9</text:p>
            <text:p>d-a,2,9</text:p>
            <text:p>PA#,2,9</text:p>
            <text:p>#EX,2,9</text:p>
            <text:p>exf,2,8</text:p>
            <text:p>RAL,2,8</text:p>
            <text:p>NTA,2,8</text:p>
            <text:p>#EL,2,8</text:p>
            <text:p>tob,2,7</text:p>
            <text:p>iap,2,7</text:p>
            <text:p>arv,2,7</text:p>
            <text:p>SUB,2,7</text:p>
            <text:p>Erg,2,7</text:p>
            <text:p>8-2,2,7</text:p>
            <text:p>.E.,2,7</text:p>
            <text:p>-er,2,7</text:p>
            <text:p>+)-,2,7</text:p>
            <text:p>)-e,2,7</text:p>
            <text:p>sP(,2,6</text:p>
            <text:p>obr,2,6</text:p>
            <text:p>nsP,2,6</text:p>
            <text:p>mbu,2,6</text:p>
            <text:p>inp,2,6</text:p>
            <text:p>gam,2,6</text:p>
            <text:p>amb,2,6</text:p>
            <text:p>P(3,2,6</text:p>
            <text:p>HEN,2,6</text:p>
            <text:p>Ade,2,6</text:p>
            <text:p>#ka,2,6</text:p>
            <text:p>#Bu,2,6</text:p>
            <text:p>yan,2,5</text:p>
            <text:p>smu,2,5</text:p>
            <text:p>igm,2,5</text:p>
            <text:p>Thy,2,5</text:p>
            <text:p>TP#,2,5</text:p>
            <text:p>IC#,2,5</text:p>
            <text:p>GAB,2,5</text:p>
            <text:p>EG#,2,5</text:p>
            <text:p>-16,2,5</text:p>
            <text:p>#GA,2,5</text:p>
            <text:p>i-a,2,4</text:p>
            <text:p>cya,2,4</text:p>
            <text:p>UM#,2,4</text:p>
            <text:p>THA,2,4</text:p>
            <text:p>BAR,2,4</text:p>
            <text:p>APT,2,4</text:p>
            <text:p>ANO,2,4</text:p>
            <text:p>3-h,2,4</text:p>
            <text:p>,##,2,4</text:p>
            <text:p>#BU,2,4</text:p>
            <text:p>#AB,2,4</text:p>
            <text:p>oil,2,3</text:p>
            <text:p>n-#,2,3</text:p>
            <text:p>lad,2,3</text:p>
            <text:p>jac,2,3</text:p>
            <text:p>hoa,2,3</text:p>
            <text:p>gid,2,3</text:p>
            <text:p>fad,2,3</text:p>
            <text:p>ef#,2,3</text:p>
            <text:p>ad-,2,3</text:p>
            <text:p>Vas,2,3</text:p>
            <text:p>TAN,2,3</text:p>
            <text:p>Nar,2,3</text:p>
            <text:p>Fem,2,3</text:p>
            <text:p>FER,2,3</text:p>
            <text:p>DIF,2,3</text:p>
            <text:p>Bre,2,3</text:p>
            <text:p>-cy,2,3</text:p>
            <text:p>-O-,2,3</text:p>
            <text:p>#zo,2,3</text:p>
            <text:p>#Sk,2,3</text:p>
            <text:p>#E#,2,3</text:p>
            <text:p>yps,2,2</text:p>
            <text:p>ymo,2,2</text:p>
            <text:p>ti#,2,2</text:p>
            <text:p>o-s,2,2</text:p>
            <text:p>lyl,2,2</text:p>
            <text:p>l-m,2,2</text:p>
            <text:p>is-,2,2</text:p>
            <text:p>iem,2,2</text:p>
            <text:p>hra,2,2</text:p>
            <text:p>at-,2,2</text:p>
            <text:p>a-2,2,2</text:p>
            <text:p>a-1,2,2</text:p>
            <text:p>Tho,2,2</text:p>
            <text:p>Spo,2,2</text:p>
            <text:p>N-a,2,2</text:p>
            <text:p>ISE,2,2</text:p>
            <text:p>IOP,2,2</text:p>
            <text:p>Hor,2,2</text:p>
            <text:p>EC#,2,2</text:p>
            <text:p>Cen,2,2</text:p>
            <text:p>Alo,2,2</text:p>
            <text:p>ABA,2,2</text:p>
            <text:p>1,4,2,2</text:p>
            <text:p>-be,2,2</text:p>
            <text:p>(CN,2,2</text:p>
            <text:p>#IO,2,2</text:p>
            <text:p>#EM,2,2</text:p>
            <text:p>#ED,2,2</text:p>
            <text:p>#Au,2,2</text:p>
            <text:p>zad,2,1</text:p>
            <text:p>yfl,2,1</text:p>
            <text:p>xyf,2,1</text:p>
            <text:p>syr,2,1</text:p>
            <text:p>s.#,2,1</text:p>
            <text:p>s-p,2,1</text:p>
            <text:p>rau,2,1</text:p>
            <text:p>no-,2,1</text:p>
            <text:p>n-e,2,1</text:p>
            <text:p>m-b,2,1</text:p>
            <text:p>lto,2,1</text:p>
            <text:p>lky,2,1</text:p>
            <text:p>kyl,2,1</text:p>
            <text:p>kit,2,1</text:p>
            <text:p>juv,2,1</text:p>
            <text:p>idy,2,1</text:p>
            <text:p>iad,2,1</text:p>
            <text:p>gg#,2,1</text:p>
            <text:p>eoc,2,1</text:p>
            <text:p>a-l,2,1</text:p>
            <text:p>a-i,2,1</text:p>
            <text:p>Via,2,1</text:p>
            <text:p>Top,2,1</text:p>
            <text:p>TRE,2,1</text:p>
            <text:p>R(+,2,1</text:p>
            <text:p>MS#,2,1</text:p>
            <text:p>MIT,2,1</text:p>
            <text:p>Lip,2,1</text:p>
            <text:p>Inv,2,1</text:p>
            <text:p>IT#,2,1</text:p>
            <text:p>Exe,2,1</text:p>
            <text:p>ERV,2,1</text:p>
            <text:p>ERS,2,1</text:p>
            <text:p>DS#,2,1</text:p>
            <text:p>Ald,2,1</text:p>
            <text:p>6-m,2,1</text:p>
            <text:p>5-t,2,1</text:p>
            <text:p>2-m,2,1</text:p>
            <text:p>-na,2,1</text:p>
            <text:p>-ep,2,1</text:p>
            <text:p>-Ac,2,1</text:p>
            <text:p>-3-,2,1</text:p>
            <text:p>#Xa,2,1</text:p>
            <text:p>#V#,2,1</text:p>
            <text:p>#Tu,2,1</text:p>
            <text:p>#R(,2,1</text:p>
            <text:p>#Oc,2,1</text:p>
            <text:p>#MS,2,1</text:p>
            <text:p>zes,2,0</text:p>
            <text:p>ysm,2,0</text:p>
            <text:p>ys],2,0</text:p>
            <text:p>ypu,2,0</text:p>
            <text:p>ypa,2,0</text:p>
            <text:p>yog,2,0</text:p>
            <text:p>ymi,2,0</text:p>
            <text:p>ymb,2,0</text:p>
            <text:p>ybe,2,0</text:p>
            <text:p>yar,2,0</text:p>
            <text:p>y5#,2,0</text:p>
            <text:p>y-r,2,0</text:p>
            <text:p>y-f,2,0</text:p>
            <text:p>y--,2,0</text:p>
            <text:p>y-#,2,0</text:p>
            <text:p>y"#,2,0</text:p>
            <text:p>xty,2,0</text:p>
            <text:p>xok,2,0</text:p>
            <text:p>xoi,2,0</text:p>
            <text:p>xfo,2,0</text:p>
            <text:p>wle,2,0</text:p>
            <text:p>w-r,2,0</text:p>
            <text:p>vy#,2,0</text:p>
            <text:p>voc,2,0</text:p>
            <text:p>vey,2,0</text:p>
            <text:p>uts,2,0</text:p>
            <text:p>urc,2,0</text:p>
            <text:p>ur-,2,0</text:p>
            <text:p>upw,2,0</text:p>
            <text:p>upd,2,0</text:p>
            <text:p>upa,2,0</text:p>
            <text:p>un#,2,0</text:p>
            <text:p>um:,2,0</text:p>
            <text:p>ugu,2,0</text:p>
            <text:p>ufa,2,0</text:p>
            <text:p>uer,2,0</text:p>
            <text:p>ubp,2,0</text:p>
            <text:p>ubn,2,0</text:p>
            <text:p>ubf,2,0</text:p>
            <text:p>ub-,2,0</text:p>
            <text:p>uai,2,0</text:p>
            <text:p>uM#,2,0</text:p>
            <text:p>ty:,2,0</text:p>
            <text:p>ty/,2,0</text:p>
            <text:p>ty),2,0</text:p>
            <text:p>tue,2,0</text:p>
            <text:p>tto,2,0</text:p>
            <text:p>tta,2,0</text:p>
            <text:p>ts',2,0</text:p>
            <text:p>tpa,2,0</text:p>
            <text:p>toz,2,0</text:p>
            <text:p>tmC,2,0</text:p>
            <text:p>th-,2,0</text:p>
            <text:p>th),2,0</text:p>
            <text:p>teu,2,0</text:p>
            <text:p>teb,2,0</text:p>
            <text:p>tdo,2,0</text:p>
            <text:p>t-o,2,0</text:p>
            <text:p>t-i,2,0</text:p>
            <text:p>t-g,2,0</text:p>
            <text:p>t-c,2,0</text:p>
            <text:p>t-P,2,0</text:p>
            <text:p>t-4,2,0</text:p>
            <text:p>t's,2,0</text:p>
            <text:p>t"#,2,0</text:p>
            <text:p>swe,2,0</text:p>
            <text:p>std,2,0</text:p>
            <text:p>ssn,2,0</text:p>
            <text:p>ss:,2,0</text:p>
            <text:p>sm(,2,0</text:p>
            <text:p>sla,2,0</text:p>
            <text:p>seg,2,0</text:p>
            <text:p>se:,2,0</text:p>
            <text:p>sa),2,0</text:p>
            <text:p>s/e,2,0</text:p>
            <text:p>s-t,2,0</text:p>
            <text:p>s-i,2,0</text:p>
            <text:p>s-d,2,0</text:p>
            <text:p>s--,2,0</text:p>
            <text:p>ry.,2,0</text:p>
            <text:p>rvu,2,0</text:p>
            <text:p>roo,2,0</text:p>
            <text:p>rok,2,0</text:p>
            <text:p>rik,2,0</text:p>
            <text:p>ri#,2,0</text:p>
            <text:p>rew,2,0</text:p>
            <text:p>rer,2,0</text:p>
            <text:p>rbs,2,0</text:p>
            <text:p>rb#,2,0</text:p>
            <text:p>rae,2,0</text:p>
            <text:p>r;#,2,0</text:p>
            <text:p>r.#,2,0</text:p>
            <text:p>r-m,2,0</text:p>
            <text:p>r);,2,0</text:p>
            <text:p>q8h,2,0</text:p>
            <text:p>py;,2,0</text:p>
            <text:p>py.,2,0</text:p>
            <text:p>pwa,2,0</text:p>
            <text:p>ptu,2,0</text:p>
            <text:p>pts,2,0</text:p>
            <text:p>pth,2,0</text:p>
            <text:p>pp),2,0</text:p>
            <text:p>pfu,2,0</text:p>
            <text:p>pee,2,0</text:p>
            <text:p>pda,2,0</text:p>
            <text:p>pau,2,0</text:p>
            <text:p>p-s,2,0</text:p>
            <text:p>osk,2,0</text:p>
            <text:p>oox,2,0</text:p>
            <text:p>oos,2,0</text:p>
            <text:p>oon,2,0</text:p>
            <text:p>onr,2,0</text:p>
            <text:p>onp,2,0</text:p>
            <text:p>on/,2,0</text:p>
            <text:p>om-,2,0</text:p>
            <text:p>ol),2,0</text:p>
            <text:p>ohe,2,0</text:p>
            <text:p>of:,2,0</text:p>
            <text:p>of-,2,0</text:p>
            <text:p>oeg,2,0</text:p>
            <text:p>oed,2,0</text:p>
            <text:p>oec,2,0</text:p>
            <text:p>odg,2,0</text:p>
            <text:p>od:,2,0</text:p>
            <text:p>od),2,0</text:p>
            <text:p>oap,2,0</text:p>
            <text:p>oaf,2,0</text:p>
            <text:p>oa#,2,0</text:p>
            <text:p>o;#,2,0</text:p>
            <text:p>o-w,2,0</text:p>
            <text:p>o-i,2,0</text:p>
            <text:p>o-R,2,0</text:p>
            <text:p>nze,2,0</text:p>
            <text:p>nva,2,0</text:p>
            <text:p>nuf,2,0</text:p>
            <text:p>ntm,2,0</text:p>
            <text:p>nt;,2,0</text:p>
            <text:p>nt),2,0</text:p>
            <text:p>nt',2,0</text:p>
            <text:p>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]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/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/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.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)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/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-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(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"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w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)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g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x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w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k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k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)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m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/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.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k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=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: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"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o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g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=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: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g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P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: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-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-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f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w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.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]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S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B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(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P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)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a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E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/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d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B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)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P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.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h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R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Q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M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4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(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J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J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T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2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-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C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B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T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: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o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S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T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.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1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+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B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-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)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+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4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4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2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2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9)" office:value-type="string" office:string-value="" calcext:value-type="error">
            <text:p>Err: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7)" office:value-type="string" office:string-value="" calcext:value-type="error">
            <text:p>Err: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0." office:value-type="string" office:string-value="" calcext:value-type="error">
            <text:p>#NAME?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d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1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*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7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6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4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/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h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3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6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5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4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2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)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9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6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0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m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]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I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4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-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-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)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h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C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9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)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%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4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3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2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/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%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h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O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9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1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-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A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: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6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3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m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m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9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7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5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2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+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w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s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p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f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e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C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4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-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s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p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p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c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M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9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9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8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2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2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1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)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(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k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i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e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c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c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V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T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6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5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1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7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)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+-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1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C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%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w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[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Q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K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F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&gt;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8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6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4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%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/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.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]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(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X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S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(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J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;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: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#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[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/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%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"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"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li,2,0</text:p>
            <text:p>"hi,2,0</text:p>
            <text:p>"ea,2,0</text:p>
            <text:p>oxe,1,159</text:p>
            <text:p>lox,1,159</text:p>
            <text:p>lpr,1,110</text:p>
            <text:p>cim,1,94</text:p>
            <text:p>#NS,1,87</text:p>
            <text:p>afi,1,86</text:p>
            <text:p>taz,1,78</text:p>
            <text:p>MAO,1,78</text:p>
            <text:p>AID,1,77</text:p>
            <text:p>daz,1,75</text:p>
            <text:p>luv,1,73</text:p>
            <text:p>xib,1,71</text:p>
            <text:p>cox,1,71</text:p>
            <text:p>bup,1,69</text:p>
            <text:p>vox,1,63</text:p>
            <text:p>uox,1,57</text:p>
            <text:p>yli,1,56</text:p>
            <text:p>uvo,1,56</text:p>
            <text:p>#ib,1,47</text:p>
            <text:p>#za,1,46</text:p>
            <text:p>lba,1,45</text:p>
            <text:p>mep,1,44</text:p>
            <text:p>sty,1,43</text:p>
            <text:p>Apr,1,43</text:p>
            <text:p>lov,1,42</text:p>
            <text:p>olb,1,40</text:p>
            <text:p>nib,1,40</text:p>
            <text:p>fab,1,40</text:p>
            <text:p>bur,1,40</text:p>
            <text:p>Cim,1,40</text:p>
            <text:p>aba,1,39</text:p>
            <text:p>Cl#,1,39</text:p>
            <text:p>pa#,1,38</text:p>
            <text:p>IL#,1,38</text:p>
            <text:p>HCl,1,38</text:p>
            <text:p>SSR,1,37</text:p>
            <text:p>SRI,1,37</text:p>
            <text:p>xen,1,34</text:p>
            <text:p>EVI,1,34</text:p>
            <text:p>Tri,1,33</text:p>
            <text:p>bos,1,32</text:p>
            <text:p>War,1,31</text:p>
            <text:p>z##,1,30</text:p>
            <text:p>fav,1,30</text:p>
            <text:p>#Et,1,29</text:p>
            <text:p>RIN,1,28</text:p>
            <text:p>lod,1,27</text:p>
            <text:p>fos,1,26</text:p>
            <text:p>Fel,1,26</text:p>
            <text:p>xyt,1,25</text:p>
            <text:p>Itr,1,25</text:p>
            <text:p>Cyc,1,25</text:p>
            <text:p>AED,1,25</text:p>
            <text:p>#Ni,1,25</text:p>
            <text:p>#AE,1,25</text:p>
            <text:p>nil,1,24</text:p>
            <text:p>YS#,1,23</text:p>
            <text:p>TRI,1,22</text:p>
            <text:p>IVI,1,22</text:p>
            <text:p>ox#,1,21</text:p>
            <text:p>RIs,1,21</text:p>
            <text:p>#H2,1,21</text:p>
            <text:p>tod,1,20</text:p>
            <text:p>bip,1,20</text:p>
            <text:p>Val,1,20</text:p>
            <text:p>#AM,1,20</text:p>
            <text:p>roe,1,19</text:p>
            <text:p>mip,1,18</text:p>
            <text:p>(-),1,18</text:p>
            <text:p>vac,1,17</text:p>
            <text:p>orf,1,17</text:p>
            <text:p>rfl,1,16</text:p>
            <text:p>m-s,1,16</text:p>
            <text:p>ivu,1,16</text:p>
            <text:p>acl,1,16</text:p>
            <text:p>ROV,1,16</text:p>
            <text:p>TM#,1,15</text:p>
            <text:p>Hyd,1,15</text:p>
            <text:p>Ery,1,15</text:p>
            <text:p>XTR,1,14</text:p>
            <text:p>EXT,1,14</text:p>
            <text:p>BLO,1,14</text:p>
            <text:p>#CE,1,14</text:p>
            <text:p>lix,1,13</text:p>
            <text:p>him,1,13</text:p>
            <text:p>amt,1,13</text:p>
            <text:p>IBL,1,13</text:p>
            <text:p>Gle,1,13</text:p>
            <text:p>Dex,1,13</text:p>
            <text:p>ABI,1,13</text:p>
            <text:p>nhy,1,12</text:p>
            <text:p>STA,1,12</text:p>
            <text:p>-am,1,12</text:p>
            <text:p>xif,1,11</text:p>
            <text:p>seo,1,11</text:p>
            <text:p>moz,1,11</text:p>
            <text:p>O)#,1,11</text:p>
            <text:p>ETA,1,11</text:p>
            <text:p>CMC,1,11</text:p>
            <text:p>CAN,1,11</text:p>
            <text:p>AO),1,11</text:p>
            <text:p>mp#,1,10</text:p>
            <text:p>Col,1,10</text:p>
            <text:p>2-a,1,10</text:p>
            <text:p>uty,1,9</text:p>
            <text:p>afr,1,9</text:p>
            <text:p>Rit,1,9</text:p>
            <text:p>ORE,1,9</text:p>
            <text:p>yle,1,8</text:p>
            <text:p>ux#,1,8</text:p>
            <text:p>uki,1,8</text:p>
            <text:p>pum,1,8</text:p>
            <text:p>TNF,1,8</text:p>
            <text:p>Gly,1,8</text:p>
            <text:p>CEF,1,8</text:p>
            <text:p>1C#,1,8</text:p>
            <text:p>#TN,1,8</text:p>
            <text:p>#1C,1,8</text:p>
            <text:p>xyi,1,7</text:p>
            <text:p>xol,1,7</text:p>
            <text:p>rle,1,7</text:p>
            <text:p>gyl,1,7</text:p>
            <text:p>eox,1,7</text:p>
            <text:p>deo,1,7</text:p>
            <text:p>bis,1,7</text:p>
            <text:p>Z##,1,7</text:p>
            <text:p>UTR,1,7</text:p>
            <text:p>ULA,1,7</text:p>
            <text:p>OIs,1,7</text:p>
            <text:p>HT1,1,7</text:p>
            <text:p>Eto,1,7</text:p>
            <text:p>APR,1,7</text:p>
            <text:p>-26,1,7</text:p>
            <text:p>#EP,1,7</text:p>
            <text:p>#CM,1,7</text:p>
            <text:p>ycy,1,6</text:p>
            <text:p>uet,1,6</text:p>
            <text:p>XER,1,6</text:p>
            <text:p>TIC,1,6</text:p>
            <text:p>PHE,1,6</text:p>
            <text:p>LEE,1,6</text:p>
            <text:p>Dip,1,6</text:p>
            <text:p>Adr,1,6</text:p>
            <text:p>#NU,1,6</text:p>
            <text:p>#MI,1,6</text:p>
            <text:p>tov,1,5</text:p>
            <text:p>thc,1,5</text:p>
            <text:p>rpe,1,5</text:p>
            <text:p>raf,1,5</text:p>
            <text:p>lu#,1,5</text:p>
            <text:p>imy,1,5</text:p>
            <text:p>gol,1,5</text:p>
            <text:p>gmi,1,5</text:p>
            <text:p>anh,1,5</text:p>
            <text:p>Sur,1,5</text:p>
            <text:p>Sel,1,5</text:p>
            <text:p>Ran,1,5</text:p>
            <text:p>NF#,1,5</text:p>
            <text:p>Lot,1,5</text:p>
            <text:p>Iod,1,5</text:p>
            <text:p>IRE,1,5</text:p>
            <text:p>IR#,1,5</text:p>
            <text:p>IMI,1,5</text:p>
            <text:p>Hal,1,5</text:p>
            <text:p>Ful,1,5</text:p>
            <text:p>ERI,1,5</text:p>
            <text:p>Cys,1,5</text:p>
            <text:p>Cou,1,5</text:p>
            <text:p>648,1,5</text:p>
            <text:p>-al,1,5</text:p>
            <text:p>#Pu,1,5</text:p>
            <text:p>#Io,1,5</text:p>
            <text:p>zen,1,4</text:p>
            <text:p>yda,1,4</text:p>
            <text:p>xur,1,4</text:p>
            <text:p>ve-,1,4</text:p>
            <text:p>uph,1,4</text:p>
            <text:p>tsi,1,4</text:p>
            <text:p>s-c,1,4</text:p>
            <text:p>n-2,1,4</text:p>
            <text:p>m-c,1,4</text:p>
            <text:p>irb,1,4</text:p>
            <text:p>fts,1,4</text:p>
            <text:p>enk,1,4</text:p>
            <text:p>ebi,1,4</text:p>
            <text:p>boe,1,4</text:p>
            <text:p>aty,1,4</text:p>
            <text:p>Sum,1,4</text:p>
            <text:p>SAB,1,4</text:p>
            <text:p>REC,1,4</text:p>
            <text:p>RB#,1,4</text:p>
            <text:p>PTI,1,4</text:p>
            <text:p>OXI,1,4</text:p>
            <text:p>OTE,1,4</text:p>
            <text:p>ONA,1,4</text:p>
            <text:p>N-d,1,4</text:p>
            <text:p>ILI,1,4</text:p>
            <text:p>Gan,1,4</text:p>
            <text:p>ESE,1,4</text:p>
            <text:p>ERB,1,4</text:p>
            <text:p>CED,1,4</text:p>
            <text:p>Bar,1,4</text:p>
            <text:p>BUS,1,4</text:p>
            <text:p>BIL,1,4</text:p>
            <text:p>Ane,1,4</text:p>
            <text:p>AVO,1,4</text:p>
            <text:p>ACR,1,4</text:p>
            <text:p>99m,1,4</text:p>
            <text:p>-My,1,4</text:p>
            <text:p>-IV,1,4</text:p>
            <text:p>(AC,1,4</text:p>
            <text:p>#S-,1,4</text:p>
            <text:p>#Ir,1,4</text:p>
            <text:p>#HE,1,4</text:p>
            <text:p>xch,1,3</text:p>
            <text:p>ulp,1,3</text:p>
            <text:p>st/,1,3</text:p>
            <text:p>n-p,1,3</text:p>
            <text:p>l-b,1,3</text:p>
            <text:p>iox,1,3</text:p>
            <text:p>i-d,1,3</text:p>
            <text:p>fa#,1,3</text:p>
            <text:p>el-,1,3</text:p>
            <text:p>cav,1,3</text:p>
            <text:p>a-c,1,3</text:p>
            <text:p>VIS,1,3</text:p>
            <text:p>Tc-,1,3</text:p>
            <text:p>TC#,1,3</text:p>
            <text:p>Ske,1,3</text:p>
            <text:p>RIS,1,3</text:p>
            <text:p>Pan,1,3</text:p>
            <text:p>Ort,1,3</text:p>
            <text:p>Mid,1,3</text:p>
            <text:p>MC-,1,3</text:p>
            <text:p>MAR,1,3</text:p>
            <text:p>Leu,1,3</text:p>
            <text:p>Kin,1,3</text:p>
            <text:p>Iro,1,3</text:p>
            <text:p>INA,1,3</text:p>
            <text:p>IFF,1,3</text:p>
            <text:p>His,1,3</text:p>
            <text:p>Gre,1,3</text:p>
            <text:p>Epr,1,3</text:p>
            <text:p>ENE,1,3</text:p>
            <text:p>EFO,1,3</text:p>
            <text:p>Dop,1,3</text:p>
            <text:p>DIS,1,3</text:p>
            <text:p>Cel,1,3</text:p>
            <text:p>C-C,1,3</text:p>
            <text:p>And,1,3</text:p>
            <text:p>ALE,1,3</text:p>
            <text:p>6-d,1,3</text:p>
            <text:p>4-m,1,3</text:p>
            <text:p>2-r,1,3</text:p>
            <text:p>-ox,1,3</text:p>
            <text:p>-Cy,1,3</text:p>
            <text:p>zot,1,2</text:p>
            <text:p>ylz,1,2</text:p>
            <text:p>yln,1,2</text:p>
            <text:p>ylg,1,2</text:p>
            <text:p>yen,1,2</text:p>
            <text:p>rg#,1,2</text:p>
            <text:p>oex,1,2</text:p>
            <text:p>mni,1,2</text:p>
            <text:p>lza,1,2</text:p>
            <text:p>lye,1,2</text:p>
            <text:p>lgl,1,2</text:p>
            <text:p>l-1,1,2</text:p>
            <text:p>fa-,1,2</text:p>
            <text:p>elt,1,2</text:p>
            <text:p>egy,1,2</text:p>
            <text:p>a-B,1,2</text:p>
            <text:p>Vac,1,2</text:p>
            <text:p>VAL,1,2</text:p>
            <text:p>TEN,1,2</text:p>
            <text:p>TEC,1,2</text:p>
            <text:p>TAT,1,2</text:p>
            <text:p>TAC,1,2</text:p>
            <text:p>T1B,1,2</text:p>
            <text:p>ROS,1,2</text:p>
            <text:p>OST,1,2</text:p>
            <text:p>ORM,1,2</text:p>
            <text:p>ON-,1,2</text:p>
            <text:p>OAG,1,2</text:p>
            <text:p>N-m,1,2</text:p>
            <text:p>ME#,1,2</text:p>
            <text:p>MDP,1,2</text:p>
            <text:p>L-t,1,2</text:p>
            <text:p>GUL,1,2</text:p>
            <text:p>Fin,1,2</text:p>
            <text:p>FU#,1,2</text:p>
            <text:p>EXE,1,2</text:p>
            <text:p>END,1,2</text:p>
            <text:p>Del,1,2</text:p>
            <text:p>DP#,1,2</text:p>
            <text:p>COA,1,2</text:p>
            <text:p>But,1,2</text:p>
            <text:p>Buf,1,2</text:p>
            <text:p>Bac,1,2</text:p>
            <text:p>B/1,1,2</text:p>
            <text:p>ARD,1,2</text:p>
            <text:p>AGU,1,2</text:p>
            <text:p>ACA,1,2</text:p>
            <text:p>1D#,1,2</text:p>
            <text:p>1B/,1,2</text:p>
            <text:p>/1D,1,2</text:p>
            <text:p>-In,1,2</text:p>
            <text:p>-Bl,1,2</text:p>
            <text:p>-)#,1,2</text:p>
            <text:p>#Ka,1,2</text:p>
            <text:p>#D-,1,2</text:p>
            <text:p>zoi,1,1</text:p>
            <text:p>uel,1,1</text:p>
            <text:p>t-A,1,1</text:p>
            <text:p>rys,1,1</text:p>
            <text:p>rah,1,1</text:p>
            <text:p>ph#,1,1</text:p>
            <text:p>onn,1,1</text:p>
            <text:p>onb,1,1</text:p>
            <text:p>olf,1,1</text:p>
            <text:p>nfr,1,1</text:p>
            <text:p>mib,1,1</text:p>
            <text:p>m/c,1,1</text:p>
            <text:p>lst,1,1</text:p>
            <text:p>l-4,1,1</text:p>
            <text:p>kap,1,1</text:p>
            <text:p>idr,1,1</text:p>
            <text:p>i-#,1,1</text:p>
            <text:p>fis,1,1</text:p>
            <text:p>dum,1,1</text:p>
            <text:p>dso,1,1</text:p>
            <text:p>c-m,1,1</text:p>
            <text:p>aun,1,1</text:p>
            <text:p>ahy,1,1</text:p>
            <text:p>ab-,1,1</text:p>
            <text:p>a-d,1,1</text:p>
            <text:p>Ves,1,1</text:p>
            <text:p>Ven,1,1</text:p>
            <text:p>Ult,1,1</text:p>
            <text:p>UR#,1,1</text:p>
            <text:p>Tin,1,1</text:p>
            <text:p>Ten,1,1</text:p>
            <text:p>Tel,1,1</text:p>
            <text:p>Tac,1,1</text:p>
            <text:p>TOX,1,1</text:p>
            <text:p>TE#,1,1</text:p>
            <text:p>Slo,1,1</text:p>
            <text:p>Sec,1,1</text:p>
            <text:p>San,1,1</text:p>
            <text:p>STE,1,1</text:p>
            <text:p>ROP,1,1</text:p>
            <text:p>RIT,1,1</text:p>
            <text:p>Pul,1,1</text:p>
            <text:p>Psy,1,1</text:p>
            <text:p>Pal,1,1</text:p>
            <text:p>POP,1,1</text:p>
            <text:p>Oil,1,1</text:p>
            <text:p>Ner,1,1</text:p>
            <text:p>NER,1,1</text:p>
            <text:p>NAL,1,1</text:p>
            <text:p>Mus,1,1</text:p>
            <text:p>Men,1,1</text:p>
            <text:p>IDS,1,1</text:p>
            <text:p>HOS,1,1</text:p>
            <text:p>HA#,1,1</text:p>
            <text:p>H-2,1,1</text:p>
            <text:p>GEN,1,1</text:p>
            <text:p>Ede,1,1</text:p>
            <text:p>ES#,1,1</text:p>
            <text:p>EPH,1,1</text:p>
            <text:p>EM#,1,1</text:p>
            <text:p>EAC,1,1</text:p>
            <text:p>Div,1,1</text:p>
            <text:p>Dim,1,1</text:p>
            <text:p>CBZ,1,1</text:p>
            <text:p>BZ#,1,1</text:p>
            <text:p>Art,1,1</text:p>
            <text:p>Are,1,1</text:p>
            <text:p>ATA,1,1</text:p>
            <text:p>ALG,1,1</text:p>
            <text:p>A.#,1,1</text:p>
            <text:p>4,5,1,1</text:p>
            <text:p>390,1,1</text:p>
            <text:p>3-m,1,1</text:p>
            <text:p>131,1,1</text:p>
            <text:p>.A.,1,1</text:p>
            <text:p>-ta,1,1</text:p>
            <text:p>-op,1,1</text:p>
            <text:p>-he,1,1</text:p>
            <text:p>-at,1,1</text:p>
            <text:p>-35,1,1</text:p>
            <text:p>-23,1,1</text:p>
            <text:p>,5-,1,1</text:p>
            <text:p>,4-,1,1</text:p>
            <text:p>,4,,1,1</text:p>
            <text:p>(S),1,1</text:p>
            <text:p>(R),1,1</text:p>
            <text:p>#p-,1,1</text:p>
            <text:p>#ip,1,1</text:p>
            <text:p>#Zo,1,1</text:p>
            <text:p>#Ul,1,1</text:p>
            <text:p>#Sl,1,1</text:p>
            <text:p>#SC,1,1</text:p>
            <text:p>#Oi,1,1</text:p>
            <text:p>#FB,1,1</text:p>
            <text:p>#Ed,1,1</text:p>
            <text:p>~47,1,0</text:p>
            <text:p>~40,1,0</text:p>
            <text:p>zyg,1,0</text:p>
            <text:p>zo#,1,0</text:p>
            <text:p>zel,1,0</text:p>
            <text:p>zab,1,0</text:p>
            <text:p>z_o,1,0</text:p>
            <text:p>z)#,1,0</text:p>
            <text:p>yza,1,0</text:p>
            <text:p>yus,1,0</text:p>
            <text:p>ysu,1,0</text:p>
            <text:p>ysl,1,0</text:p>
            <text:p>ysk,1,0</text:p>
            <text:p>ysc,1,0</text:p>
            <text:p>ys:,1,0</text:p>
            <text:p>ys7,1,0</text:p>
            <text:p>yry,1,0</text:p>
            <text:p>yrr,1,0</text:p>
            <text:p>yo/,1,0</text:p>
            <text:p>yo#,1,0</text:p>
            <text:p>yng,1,0</text:p>
            <text:p>yly,1,0</text:p>
            <text:p>ylm,1,0</text:p>
            <text:p>yl),1,0</text:p>
            <text:p>ykn,1,0</text:p>
            <text:p>ygo,1,0</text:p>
            <text:p>yfu,1,0</text:p>
            <text:p>ydi,1,0</text:p>
            <text:p>ybr,1,0</text:p>
            <text:p>yam,1,0</text:p>
            <text:p>yal,1,0</text:p>
            <text:p>y]#,1,0</text:p>
            <text:p>yTe,1,0</text:p>
            <text:p>y9#,1,0</text:p>
            <text:p>y/d,1,0</text:p>
            <text:p>y-p,1,0</text:p>
            <text:p>y-m,1,0</text:p>
            <text:p>y-g,1,0</text:p>
            <text:p>y-b,1,0</text:p>
            <text:p>xth,1,0</text:p>
            <text:p>xom,1,0</text:p>
            <text:p>xli,1,0</text:p>
            <text:p>xir,1,0</text:p>
            <text:p>xi-,1,0</text:p>
            <text:p>xe-,1,0</text:p>
            <text:p>xal,1,0</text:p>
            <text:p>xSS,1,0</text:p>
            <text:p>x-r,1,0</text:p>
            <text:p>x-h,1,0</text:p>
            <text:p>x-d,1,0</text:p>
            <text:p>www,1,0</text:p>
            <text:p>ww.,1,0</text:p>
            <text:p>wt#,1,0</text:p>
            <text:p>wsy,1,0</text:p>
            <text:p>wns,1,0</text:p>
            <text:p>wn-,1,0</text:p>
            <text:p>wl#,1,0</text:p>
            <text:p>wet,1,0</text:p>
            <text:p>wbo,1,0</text:p>
            <text:p>wax,1,0</text:p>
            <text:p>wai,1,0</text:p>
            <text:p>w:#,1,0</text:p>
            <text:p>w.r,1,0</text:p>
            <text:p>w-m,1,0</text:p>
            <text:p>w-l,1,0</text:p>
            <text:p>w-D,1,0</text:p>
            <text:p>w)#,1,0</text:p>
            <text:p>vo;,1,0</text:p>
            <text:p>vo),1,0</text:p>
            <text:p>viu,1,0</text:p>
            <text:p>vii,1,0</text:p>
            <text:p>vig,1,0</text:p>
            <text:p>vi#,1,0</text:p>
            <text:p>vei,1,0</text:p>
            <text:p>vef,1,0</text:p>
            <text:p>vab,1,0</text:p>
            <text:p>va_,1,0</text:p>
            <text:p>v/v,1,0</text:p>
            <text:p>uve,1,0</text:p>
            <text:p>utt,1,0</text:p>
            <text:p>utb,1,0</text:p>
            <text:p>ut.,1,0</text:p>
            <text:p>ut),1,0</text:p>
            <text:p>us;,1,0</text:p>
            <text:p>us:,1,0</text:p>
            <text:p>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M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y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g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f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b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b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/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.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.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]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: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: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7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.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(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x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w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w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"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b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=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;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'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"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d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.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z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=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: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.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.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z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y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w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e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/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y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k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H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)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'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l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/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-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s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l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.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.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y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w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s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f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f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-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e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"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/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.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]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;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2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t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f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-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w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u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"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k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j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b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_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3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.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g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.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.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'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=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k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"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w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c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/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x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o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n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g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g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_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/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.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.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]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]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]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n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Q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Q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M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2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[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n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1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X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y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O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O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-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)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G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D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B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]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X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P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G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D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B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1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0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M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G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F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: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-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P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L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D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C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+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)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T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Q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H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D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8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4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-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)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K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G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&lt;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3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)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c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X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V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N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B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Y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N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J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G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C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A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=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3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2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.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y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S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F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F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B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8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y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c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T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N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H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H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G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(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#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b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J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F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C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A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/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z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T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/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/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Y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T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G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B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F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E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]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V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P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P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M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J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F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D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3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]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V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S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M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G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C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8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3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1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)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(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g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C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m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]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Y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G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F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5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5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3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1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-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&gt;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&gt;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96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8)" office:value-type="string" office:string-value="" calcext:value-type="error">
            <text:p>Err: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50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48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4)" office:value-type="string" office:string-value="" calcext:value-type="error">
            <text:p>Err: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30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9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)" office:value-type="string" office:string-value="" calcext:value-type="error">
            <text:p>Err: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7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#" office:value-type="string" office:string-value="" calcext:value-type="error">
            <text:p>#NAME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&lt;3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&lt;0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;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;/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T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C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5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1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:/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m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H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6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3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3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2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1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1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-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9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*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)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h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: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8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8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6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5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4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1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0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/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8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-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%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b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D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8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7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7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7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4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3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/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-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-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7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)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%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4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4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3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3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1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/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6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%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a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]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: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9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8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6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3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-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5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'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%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O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H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8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8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7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0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0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/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4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-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)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_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Y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O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N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I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H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9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8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8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8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7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7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5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5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4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1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0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/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/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/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-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3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)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'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8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7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6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2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2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1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/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-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-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2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+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9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/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/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/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1-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+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9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9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8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7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6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5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3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3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02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/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/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)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(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(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%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w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s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g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c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a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P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N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L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G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F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F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;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;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9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6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/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/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/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/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/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-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/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-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*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u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r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a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W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B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8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6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4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.0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)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z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v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t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e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T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O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M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M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A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9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8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8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7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7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5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4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-3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-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(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-(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8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+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+4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+3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+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C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1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1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*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*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o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]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/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.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-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)*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~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v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=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j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f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W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V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U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T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S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R+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P&l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O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M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L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K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G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F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C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B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&gt;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=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&lt;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(9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(6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6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(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4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(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3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(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-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*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)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'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: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-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)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'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%-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%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%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~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x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x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v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v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j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b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]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[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Z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X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W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U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T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S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R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Q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O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N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M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K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J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I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H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G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F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D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&gt;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=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=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;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: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: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: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: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9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7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6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3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1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/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.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+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+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*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*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*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*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)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)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)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~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=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&lt;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('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'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#~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"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"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"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n,1,0</text:p>
            <text:p>"ge,1,0</text:p>
            <text:p>"ep,1,0</text:p>
            <text:p>"dr,1,0</text:p>
            <text:p>arf,0,247</text:p>
            <text:p>zid,0,196</text:p>
            <text:p>maz,0,141</text:p>
            <text:p>bam,0,139</text:p>
            <text:p>apr,0,130</text:p>
            <text:p>xet,0,128</text:p>
            <text:p>ib#,0,111</text:p>
            <text:p>Ds#,0,84</text:p>
            <text:p>SAI,0,77</text:p>
            <text:p>NSA,0,77</text:p>
            <text:p>ACE,0,75</text:p>
            <text:p>EX#,0,73</text:p>
            <text:p>IDs,0,68</text:p>
            <text:p>zap,0,65</text:p>
            <text:p>zem,0,64</text:p>
            <text:p>ihi,0,61</text:p>
            <text:p>lof,0,58</text:p>
            <text:p>iny,0,58</text:p>
            <text:p>OL#,0,58</text:p>
            <text:p>sap,0,57</text:p>
            <text:p>cef,0,52</text:p>
            <text:p>Ket,0,52</text:p>
            <text:p>ifl,0,51</text:p>
            <text:p>AO#,0,49</text:p>
            <text:p>fon,0,48</text:p>
            <text:p>dox,0,48</text:p>
            <text:p>elb,0,47</text:p>
            <text:p>hac,0,46</text:p>
            <text:p>fei,0,46</text:p>
            <text:p>Amp,0,44</text:p>
            <text:p>ybu,0,43</text:p>
            <text:p>vud,0,43</text:p>
            <text:p>caf,0,41</text:p>
            <text:p>Flu,0,41</text:p>
            <text:p>oza,0,40</text:p>
            <text:p>lyb,0,40</text:p>
            <text:p>#zi,0,40</text:p>
            <text:p>nox,0,39</text:p>
            <text:p>loz,0,39</text:p>
            <text:p>#Fl,0,39</text:p>
            <text:p>tad,0,37</text:p>
            <text:p>orv,0,37</text:p>
            <text:p>IRA,0,37</text:p>
            <text:p>Var,0,36</text:p>
            <text:p>PEG,0,36</text:p>
            <text:p>VIR,0,35</text:p>
            <text:p>zit,0,33</text:p>
            <text:p>Rif,0,33</text:p>
            <text:p>xaz,0,32</text:p>
            <text:p>AXO,0,31</text:p>
            <text:p>nz#,0,30</text:p>
            <text:p>BRE,0,30</text:p>
            <text:p>bap,0,29</text:p>
            <text:p>CIN,0,29</text:p>
            <text:p>ofu,0,28</text:p>
            <text:p>OCI,0,28</text:p>
            <text:p>NDO,0,28</text:p>
            <text:p>DOC,0,28</text:p>
            <text:p>DEX,0,28</text:p>
            <text:p>ulv,0,27</text:p>
            <text:p>roq,0,27</text:p>
            <text:p>nza,0,27</text:p>
            <text:p>mef,0,27</text:p>
            <text:p>VAN,0,27</text:p>
            <text:p>TAX,0,27</text:p>
            <text:p>Ami,0,27</text:p>
            <text:p>#PE,0,27</text:p>
            <text:p>edn,0,26</text:p>
            <text:p>dni,0,26</text:p>
            <text:p>EGA,0,26</text:p>
            <text:p>Ace,0,26</text:p>
            <text:p>AR#,0,26</text:p>
            <text:p>saq,0,25</text:p>
            <text:p>paf,0,25</text:p>
            <text:p>anz,0,25</text:p>
            <text:p>XOL,0,25</text:p>
            <text:p>HMG,0,25</text:p>
            <text:p>CoA,0,25</text:p>
            <text:p>#om,0,25</text:p>
            <text:p>#L-,0,25</text:p>
            <text:p>sip,0,24</text:p>
            <text:p>ipy,0,24</text:p>
            <text:p>SYS,0,24</text:p>
            <text:p>MC#,0,24</text:p>
            <text:p>CRI,0,24</text:p>
            <text:p>CEL,0,24</text:p>
            <text:p>ylp,0,23</text:p>
            <text:p>tfo,0,23</text:p>
            <text:p>oA#,0,23</text:p>
            <text:p>imo,0,23</text:p>
            <text:p>etf,0,23</text:p>
            <text:p>MG-,0,23</text:p>
            <text:p>GAS,0,23</text:p>
            <text:p>G-C,0,23</text:p>
            <text:p>EPT,0,23</text:p>
            <text:p>COR,0,23</text:p>
            <text:p>CEP,0,23</text:p>
            <text:p>ASY,0,23</text:p>
            <text:p>#HM,0,23</text:p>
            <text:p>#BR,0,23</text:p>
            <text:p>mox,0,22</text:p>
            <text:p>Vit,0,22</text:p>
            <text:p>#Qu,0,22</text:p>
            <text:p>laz,0,21</text:p>
            <text:p>dov,0,21</text:p>
            <text:p>VE#,0,21</text:p>
            <text:p>SPR,0,21</text:p>
            <text:p>Qui,0,21</text:p>
            <text:p>Eth,0,21</text:p>
            <text:p>vod,0,20</text:p>
            <text:p>sra,0,20</text:p>
            <text:p>roz,0,20</text:p>
            <text:p>ozi,0,20</text:p>
            <text:p>enf,0,20</text:p>
            <text:p>XX#,0,20</text:p>
            <text:p>VIO,0,20</text:p>
            <text:p>RI#,0,20</text:p>
            <text:p>OXX,0,20</text:p>
            <text:p>IOX,0,20</text:p>
            <text:p>BEX,0,20</text:p>
            <text:p>ucr,0,19</text:p>
            <text:p>rpi,0,19</text:p>
            <text:p>TRO,0,19</text:p>
            <text:p>oru,0,18</text:p>
            <text:p>fex,0,18</text:p>
            <text:p>fdi,0,18</text:p>
            <text:p>efd,0,18</text:p>
            <text:p>dof,0,18</text:p>
            <text:p>YN#,0,18</text:p>
            <text:p>OLE,0,18</text:p>
            <text:p>NM#,0,18</text:p>
            <text:p>NAN,0,18</text:p>
            <text:p>Cal,0,18</text:p>
            <text:p>ANM,0,18</text:p>
            <text:p>#CR,0,18</text:p>
            <text:p>zox,0,17</text:p>
            <text:p>xor,0,17</text:p>
            <text:p>xof,0,17</text:p>
            <text:p>oer,0,17</text:p>
            <text:p>nqu,0,17</text:p>
            <text:p>anq,0,17</text:p>
            <text:p>afl,0,17</text:p>
            <text:p>XIV,0,17</text:p>
            <text:p>SYN,0,17</text:p>
            <text:p>RIX,0,17</text:p>
            <text:p>IXI,0,17</text:p>
            <text:p>ICO,0,17</text:p>
            <text:p>Dul,0,17</text:p>
            <text:p>Chl,0,17</text:p>
            <text:p>AOI,0,17</text:p>
            <text:p>AME,0,17</text:p>
            <text:p>8-M,0,17</text:p>
            <text:p>1,3,0,17</text:p>
            <text:p>-NA,0,17</text:p>
            <text:p>,3-,0,17</text:p>
            <text:p>niu,0,16</text:p>
            <text:p>miv,0,16</text:p>
            <text:p>eza,0,16</text:p>
            <text:p>OSY,0,16</text:p>
            <text:p>OMA,0,16</text:p>
            <text:p>MPT,0,16</text:p>
            <text:p>MEV,0,16</text:p>
            <text:p>EDs,0,16</text:p>
            <text:p>-MC,0,16</text:p>
            <text:p>#Ib,0,16</text:p>
            <text:p>zos,0,15</text:p>
            <text:p>ylu,0,15</text:p>
            <text:p>yld,0,15</text:p>
            <text:p>ylb,0,15</text:p>
            <text:p>vet,0,15</text:p>
            <text:p>nir,0,15</text:p>
            <text:p>VIV,0,15</text:p>
            <text:p>TX#,0,15</text:p>
            <text:p>TAM,0,15</text:p>
            <text:p>OTM,0,15</text:p>
            <text:p>ONE,0,15</text:p>
            <text:p>OC#,0,15</text:p>
            <text:p>Nov,0,15</text:p>
            <text:p>NIM,0,15</text:p>
            <text:p>NCI,0,15</text:p>
            <text:p>MBE,0,15</text:p>
            <text:p>IMB,0,15</text:p>
            <text:p>Aca,0,15</text:p>
            <text:p>)-N,0,15</text:p>
            <text:p>mva,0,14</text:p>
            <text:p>imv,0,14</text:p>
            <text:p>bav,0,14</text:p>
            <text:p>YCE,0,14</text:p>
            <text:p>VIL,0,14</text:p>
            <text:p>UET,0,14</text:p>
            <text:p>TIK,0,14</text:p>
            <text:p>TA#,0,14</text:p>
            <text:p>RYC,0,14</text:p>
            <text:p>RAN,0,14</text:p>
            <text:p>PRY,0,14</text:p>
            <text:p>NIV,0,14</text:p>
            <text:p>LOC,0,14</text:p>
            <text:p>KOS,0,14</text:p>
            <text:p>IKO,0,14</text:p>
            <text:p>H2#,0,14</text:p>
            <text:p>ETR,0,14</text:p>
            <text:p>Bez,0,14</text:p>
            <text:p>Alc,0,14</text:p>
            <text:p>ANE,0,14</text:p>
            <text:p>#SP,0,14</text:p>
            <text:p>#EQ,0,14</text:p>
            <text:p>piv,0,13</text:p>
            <text:p>nof,0,13</text:p>
            <text:p>mte,0,13</text:p>
            <text:p>kir,0,13</text:p>
            <text:p>iam,0,13</text:p>
            <text:p>edr,0,13</text:p>
            <text:p>VIB,0,13</text:p>
            <text:p>ROL,0,13</text:p>
            <text:p>Mag,0,13</text:p>
            <text:p>Lod,0,13</text:p>
            <text:p>LEU,0,13</text:p>
            <text:p>E2#,0,13</text:p>
            <text:p>DIL,0,13</text:p>
            <text:p>D3#,0,13</text:p>
            <text:p>Arg,0,13</text:p>
            <text:p>#b-,0,13</text:p>
            <text:p>yls,0,12</text:p>
            <text:p>szo,0,12</text:p>
            <text:p>fti,0,12</text:p>
            <text:p>REX,0,12</text:p>
            <text:p>MHD,0,12</text:p>
            <text:p>LEX,0,12</text:p>
            <text:p>KIN,0,12</text:p>
            <text:p>IDA,0,12</text:p>
            <text:p>HD#,0,12</text:p>
            <text:p>ELL,0,12</text:p>
            <text:p>#MH,0,12</text:p>
            <text:p>#FL,0,12</text:p>
            <text:p>zil,0,11</text:p>
            <text:p>uxi,0,11</text:p>
            <text:p>sux,0,11</text:p>
            <text:p>pof,0,11</text:p>
            <text:p>nbu,0,11</text:p>
            <text:p>laf,0,11</text:p>
            <text:p>hix,0,11</text:p>
            <text:p>enb,0,11</text:p>
            <text:p>baz,0,11</text:p>
            <text:p>aal,0,11</text:p>
            <text:p>VAS,0,11</text:p>
            <text:p>UKI,0,11</text:p>
            <text:p>TOS,0,11</text:p>
            <text:p>SAR,0,11</text:p>
            <text:p>PTO,0,11</text:p>
            <text:p>OCO,0,11</text:p>
            <text:p>Maa,0,11</text:p>
            <text:p>MBO,0,11</text:p>
            <text:p>LFE,0,11</text:p>
            <text:p>EUK,0,11</text:p>
            <text:p>CID,0,11</text:p>
            <text:p>CAM,0,11</text:p>
            <text:p>BUT,0,11</text:p>
            <text:p>BOC,0,11</text:p>
            <text:p>Ang,0,11</text:p>
            <text:p>AVA,0,11</text:p>
            <text:p>ANA,0,11</text:p>
            <text:p>AMB,0,11</text:p>
            <text:p>zoc,0,10</text:p>
            <text:p>xil,0,10</text:p>
            <text:p>piz,0,10</text:p>
            <text:p>pim,0,10</text:p>
            <text:p>nra,0,10</text:p>
            <text:p>nak,0,10</text:p>
            <text:p>mPG,0,10</text:p>
            <text:p>inr,0,10</text:p>
            <text:p>esz,0,10</text:p>
            <text:p>dmP,0,10</text:p>
            <text:p>bud,0,10</text:p>
            <text:p>anf,0,10</text:p>
            <text:p>VIA,0,10</text:p>
            <text:p>URO,0,10</text:p>
            <text:p>TAD,0,10</text:p>
            <text:p>PGE,0,10</text:p>
            <text:p>OX#,0,10</text:p>
            <text:p>OPE,0,10</text:p>
            <text:p>OLA,0,10</text:p>
            <text:p>OI#,0,10</text:p>
            <text:p>LEN,0,10</text:p>
            <text:p>LEB,0,10</text:p>
            <text:p>LAN,0,10</text:p>
            <text:p>GE2,0,10</text:p>
            <text:p>ELE,0,10</text:p>
            <text:p>EBR,0,10</text:p>
            <text:p>Dic,0,10</text:p>
            <text:p>DAS,0,10</text:p>
            <text:p>CAs,0,10</text:p>
            <text:p>BRO,0,10</text:p>
            <text:p>ARA,0,10</text:p>
            <text:p>ADI,0,10</text:p>
            <text:p>#dm,0,10</text:p>
            <text:p>#EN,0,10</text:p>
            <text:p>zan,0,9</text:p>
            <text:p>ylx,0,9</text:p>
            <text:p>xym,0,9</text:p>
            <text:p>vot,0,9</text:p>
            <text:p>vof,0,9</text:p>
            <text:p>voL,0,9</text:p>
            <text:p>ubo,0,9</text:p>
            <text:p>uab,0,9</text:p>
            <text:p>oua,0,9</text:p>
            <text:p>oLo,0,9</text:p>
            <text:p>lxa,0,9</text:p>
            <text:p>leg,0,9</text:p>
            <text:p>fox,0,9</text:p>
            <text:p>fap,0,9</text:p>
            <text:p>esm,0,9</text:p>
            <text:p>esl,0,9</text:p>
            <text:p>epp,0,9</text:p>
            <text:p>bep,0,9</text:p>
            <text:p>bai,0,9</text:p>
            <text:p>a-e,0,9</text:p>
            <text:p>Son,0,9</text:p>
            <text:p>Saq,0,9</text:p>
            <text:p>RTI,0,9</text:p>
            <text:p>RON,0,9</text:p>
            <text:p>REL,0,9</text:p>
            <text:p>NRT,0,9</text:p>
            <text:p>NEA,0,9</text:p>
            <text:p>Log,0,9</text:p>
            <text:p>Kep,0,9</text:p>
            <text:p>GUS,0,9</text:p>
            <text:p>Fen,0,9</text:p>
            <text:p>EXA,0,9</text:p>
            <text:p>EGU,0,9</text:p>
            <text:p>EAL,0,9</text:p>
            <text:p>CTH,0,9</text:p>
            <text:p>BET,0,9</text:p>
            <text:p>ACL,0,9</text:p>
            <text:p>#d-,0,9</text:p>
            <text:p>#ZE,0,9</text:p>
            <text:p>#FA,0,9</text:p>
            <text:p>ypr,0,8</text:p>
            <text:p>xja,0,8</text:p>
            <text:p>xfe,0,8</text:p>
            <text:p>xap,0,8</text:p>
            <text:p>ta2,0,8</text:p>
            <text:p>sve,0,8</text:p>
            <text:p>s(V,0,8</text:p>
            <text:p>rbu,0,8</text:p>
            <text:p>o-2,0,8</text:p>
            <text:p>nux,0,8</text:p>
            <text:p>nna,0,8</text:p>
            <text:p>map,0,8</text:p>
            <text:p>lup,0,8</text:p>
            <text:p>jad,0,8</text:p>
            <text:p>esv,0,8</text:p>
            <text:p>cyp,0,8</text:p>
            <text:p>afa,0,8</text:p>
            <text:p>aCM,0,8</text:p>
            <text:p>a2-,0,8</text:p>
            <text:p>ZIC,0,8</text:p>
            <text:p>XR#,0,8</text:p>
            <text:p>PTX,0,8</text:p>
            <text:p>Nap,0,8</text:p>
            <text:p>Nal,0,8</text:p>
            <text:p>NaC,0,8</text:p>
            <text:p>NUR,0,8</text:p>
            <text:p>NU#,0,8</text:p>
            <text:p>MAZ,0,8</text:p>
            <text:p>LOL,0,8</text:p>
            <text:p>GAN,0,8</text:p>
            <text:p>Exj,0,8</text:p>
            <text:p>EVA,0,8</text:p>
            <text:p>Cis,0,8</text:p>
            <text:p>CNU,0,8</text:p>
            <text:p>CG-,0,8</text:p>
            <text:p>BIT,0,8</text:p>
            <text:p>Atr,0,8</text:p>
            <text:p>As(,0,8</text:p>
            <text:p>AZI,0,8</text:p>
            <text:p>AX#,0,8</text:p>
            <text:p>AMI,0,8</text:p>
            <text:p>2-p,0,8</text:p>
            <text:p>-ar,0,8</text:p>
            <text:p>-2-,0,8</text:p>
            <text:p>(V),0,8</text:p>
            <text:p>#XR,0,8</text:p>
            <text:p>#RO,0,8</text:p>
            <text:p>#Az,0,8</text:p>
            <text:p>xca,0,7</text:p>
            <text:p>xar,0,7</text:p>
            <text:p>tof,0,7</text:p>
            <text:p>mfi,0,7</text:p>
            <text:p>hon,0,7</text:p>
            <text:p>hne,0,7</text:p>
            <text:p>euc,0,7</text:p>
            <text:p>emf,0,7</text:p>
            <text:p>b-b,0,7</text:p>
            <text:p>ZEB,0,7</text:p>
            <text:p>YTO,0,7</text:p>
            <text:p>Xig,0,7</text:p>
            <text:p>XON,0,7</text:p>
            <text:p>WEL,0,7</text:p>
            <text:p>Ver,0,7</text:p>
            <text:p>ULF,0,7</text:p>
            <text:p>Sen,0,7</text:p>
            <text:p>RR#,0,7</text:p>
            <text:p>RO#,0,7</text:p>
            <text:p>RIL,0,7</text:p>
            <text:p>RIC,0,7</text:p>
            <text:p>OH),0,7</text:p>
            <text:p>NVI,0,7</text:p>
            <text:p>NSP,0,7</text:p>
            <text:p>NNR,0,7</text:p>
            <text:p>NEX,0,7</text:p>
            <text:p>NBR,0,7</text:p>
            <text:p>MTX,0,7</text:p>
            <text:p>MAX,0,7</text:p>
            <text:p>LLE,0,7</text:p>
            <text:p>LLB,0,7</text:p>
            <text:p>LES,0,7</text:p>
            <text:p>LBU,0,7</text:p>
            <text:p>L-g,0,7</text:p>
            <text:p>Imi,0,7</text:p>
            <text:p>Iba,0,7</text:p>
            <text:p>INV,0,7</text:p>
            <text:p>INS,0,7</text:p>
            <text:p>H2-,0,7</text:p>
            <text:p>H.E,0,7</text:p>
            <text:p>H)2,0,7</text:p>
            <text:p>FEN,0,7</text:p>
            <text:p>EPA,0,7</text:p>
            <text:p>ENB,0,7</text:p>
            <text:p>EBE,0,7</text:p>
            <text:p>E.#,0,7</text:p>
            <text:p>E-i,0,7</text:p>
            <text:p>Dil,0,7</text:p>
            <text:p>Des,0,7</text:p>
            <text:p>D.H,0,7</text:p>
            <text:p>CE-,0,7</text:p>
            <text:p>CCN,0,7</text:p>
            <text:p>CAR,0,7</text:p>
            <text:p>ARC,0,7</text:p>
            <text:p>AM#,0,7</text:p>
            <text:p>ALF,0,7</text:p>
            <text:p>ADL,0,7</text:p>
            <text:p>698,0,7</text:p>
            <text:p>5(O,0,7</text:p>
            <text:p>2D3,0,7</text:p>
            <text:p>269,0,7</text:p>
            <text:p>25(,0,7</text:p>
            <text:p>.H.,0,7</text:p>
            <text:p>,25,0,7</text:p>
            <text:p>)2D,0,7</text:p>
            <text:p>(OH,0,7</text:p>
            <text:p>#Xi,0,7</text:p>
            <text:p>#WE,0,7</text:p>
            <text:p>#TM,0,7</text:p>
            <text:p>#RR,0,7</text:p>
            <text:p>#Om,0,7</text:p>
            <text:p>#NN,0,7</text:p>
            <text:p>#MT,0,7</text:p>
            <text:p>#D.,0,7</text:p>
            <text:p>#CC,0,7</text:p>
            <text:p>yxi,0,6</text:p>
            <text:p>yur,0,6</text:p>
            <text:p>yni,0,6</text:p>
            <text:p>ymy,0,6</text:p>
            <text:p>xyu,0,6</text:p>
            <text:p>xel,0,6</text:p>
            <text:p>vob,0,6</text:p>
            <text:p>vim,0,6</text:p>
            <text:p>tii,0,6</text:p>
            <text:p>tav,0,6</text:p>
            <text:p>rpa,0,6</text:p>
            <text:p>onh,0,6</text:p>
            <text:p>o-D,0,6</text:p>
            <text:p>npy,0,6</text:p>
            <text:p>nho,0,6</text:p>
            <text:p>nax,0,6</text:p>
            <text:p>myx,0,6</text:p>
            <text:p>lfe,0,6</text:p>
            <text:p>lcy,0,6</text:p>
            <text:p>iin,0,6</text:p>
            <text:p>ga-,0,6</text:p>
            <text:p>enn,0,6</text:p>
            <text:p>dei,0,6</text:p>
            <text:p>d-S,0,6</text:p>
            <text:p>bex,0,6</text:p>
            <text:p>axe,0,6</text:p>
            <text:p>avu,0,6</text:p>
            <text:p>XAP,0,6</text:p>
            <text:p>Vid,0,6</text:p>
            <text:p>Tag,0,6</text:p>
            <text:p>TZ#,0,6</text:p>
            <text:p>TOI,0,6</text:p>
            <text:p>TIs,0,6</text:p>
            <text:p>Sul,0,6</text:p>
            <text:p>Sod,0,6</text:p>
            <text:p>SSA,0,6</text:p>
            <text:p>REG,0,6</text:p>
            <text:p>RAV,0,6</text:p>
            <text:p>RAM,0,6</text:p>
            <text:p>Ple,0,6</text:p>
            <text:p>Ola,0,6</text:p>
            <text:p>OIN,0,6</text:p>
            <text:p>Nit,0,6</text:p>
            <text:p>Nic,0,6</text:p>
            <text:p>Nel,0,6</text:p>
            <text:p>NYT,0,6</text:p>
            <text:p>MID,0,6</text:p>
            <text:p>MEP,0,6</text:p>
            <text:p>Lor,0,6</text:p>
            <text:p>Lop,0,6</text:p>
            <text:p>Lap,0,6</text:p>
            <text:p>Ibu,0,6</text:p>
            <text:p>ITR,0,6</text:p>
            <text:p>HCT,0,6</text:p>
            <text:p>GF#,0,6</text:p>
            <text:p>FLO,0,6</text:p>
            <text:p>FAC,0,6</text:p>
            <text:p>F2a,0,6</text:p>
            <text:p>Eno,0,6</text:p>
            <text:p>ESS,0,6</text:p>
            <text:p>EPR,0,6</text:p>
            <text:p>ENY,0,6</text:p>
            <text:p>EGF,0,6</text:p>
            <text:p>EER,0,6</text:p>
            <text:p>EDE,0,6</text:p>
            <text:p>Dox,0,6</text:p>
            <text:p>Did,0,6</text:p>
            <text:p>CTZ,0,6</text:p>
            <text:p>CLE,0,6</text:p>
            <text:p>CIA,0,6</text:p>
            <text:p>Bos,0,6</text:p>
            <text:p>Ato,0,6</text:p>
            <text:p>2al,0,6</text:p>
            <text:p>#TY,0,6</text:p>
            <text:p>#Ol,0,6</text:p>
            <text:p>#EG,0,6</text:p>
            <text:p>yx#,0,5</text:p>
            <text:p>vyn,0,5</text:p>
            <text:p>ucy,0,5</text:p>
            <text:p>rvy,0,5</text:p>
            <text:p>oxc,0,5</text:p>
            <text:p>olc,0,5</text:p>
            <text:p>ofa,0,5</text:p>
            <text:p>oep,0,5</text:p>
            <text:p>lzi,0,5</text:p>
            <text:p>hch,0,5</text:p>
            <text:p>fta,0,5</text:p>
            <text:p>fax,0,5</text:p>
            <text:p>ezo,0,5</text:p>
            <text:p>elz,0,5</text:p>
            <text:p>dix,0,5</text:p>
            <text:p>byx,0,5</text:p>
            <text:p>bom,0,5</text:p>
            <text:p>aFl,0,5</text:p>
            <text:p>ZOR,0,5</text:p>
            <text:p>URA,0,5</text:p>
            <text:p>Tol,0,5</text:p>
            <text:p>Tia,0,5</text:p>
            <text:p>Ter,0,5</text:p>
            <text:p>TMP,0,5</text:p>
            <text:p>TAR,0,5</text:p>
            <text:p>T1#,0,5</text:p>
            <text:p>Sor,0,5</text:p>
            <text:p>SMX,0,5</text:p>
            <text:p>SIC,0,5</text:p>
            <text:p>SCA,0,5</text:p>
            <text:p>RM-,0,5</text:p>
            <text:p>RCE,0,5</text:p>
            <text:p>PTP,0,5</text:p>
            <text:p>Oru,0,5</text:p>
            <text:p>Opi,0,5</text:p>
            <text:p>Ome,0,5</text:p>
            <text:p>OSC,0,5</text:p>
            <text:p>OMN,0,5</text:p>
            <text:p>ODE,0,5</text:p>
            <text:p>NaF,0,5</text:p>
            <text:p>NIZ,0,5</text:p>
            <text:p>MX#,0,5</text:p>
            <text:p>MNI,0,5</text:p>
            <text:p>M-1,0,5</text:p>
            <text:p>Lan,0,5</text:p>
            <text:p>LUD,0,5</text:p>
            <text:p>LOD,0,5</text:p>
            <text:p>LAR,0,5</text:p>
            <text:p>KRM,0,5</text:p>
            <text:p>IZO,0,5</text:p>
            <text:p>ICE,0,5</text:p>
            <text:p>HUM,0,5</text:p>
            <text:p>H-s,0,5</text:p>
            <text:p>GL#,0,5</text:p>
            <text:p>GES,0,5</text:p>
            <text:p>FLU,0,5</text:p>
            <text:p>Efa,0,5</text:p>
            <text:p>EF#,0,5</text:p>
            <text:p>Dan,0,5</text:p>
            <text:p>DV#,0,5</text:p>
            <text:p>Cep,0,5</text:p>
            <text:p>Caf,0,5</text:p>
            <text:p>CEV,0,5</text:p>
            <text:p>Ari,0,5</text:p>
            <text:p>Alp,0,5</text:p>
            <text:p>ATR,0,5</text:p>
            <text:p>ARI,0,5</text:p>
            <text:p>AGA,0,5</text:p>
            <text:p>ADE,0,5</text:p>
            <text:p>-S#,0,5</text:p>
            <text:p>#SM,0,5</text:p>
            <text:p>#OM,0,5</text:p>
            <text:p>#MP,0,5</text:p>
            <text:p>#KR,0,5</text:p>
            <text:p>#IR,0,5</text:p>
            <text:p>#HU,0,5</text:p>
            <text:p>#GL,0,5</text:p>
            <text:p>#D3,0,5</text:p>
            <text:p>zyl,0,4</text:p>
            <text:p>ziq,0,4</text:p>
            <text:p>zam,0,4</text:p>
            <text:p>yso,0,4</text:p>
            <text:p>yn#,0,4</text:p>
            <text:p>y-M,0,4</text:p>
            <text:p>xob,0,4</text:p>
            <text:p>xep,0,4</text:p>
            <text:p>vo-,0,4</text:p>
            <text:p>vaq,0,4</text:p>
            <text:p>uon,0,4</text:p>
            <text:p>uft,0,4</text:p>
            <text:p>ufo,0,4</text:p>
            <text:p>ufe,0,4</text:p>
            <text:p>tuf,0,4</text:p>
            <text:p>quo,0,4</text:p>
            <text:p>peg,0,4</text:p>
            <text:p>paz,0,4</text:p>
            <text:p>oxu,0,4</text:p>
            <text:p>osf,0,4</text:p>
            <text:p>naC,0,4</text:p>
            <text:p>n-n,0,4</text:p>
            <text:p>mof,0,4</text:p>
            <text:p>lri,0,4</text:p>
            <text:p>lal,0,4</text:p>
            <text:p>lCh,0,4</text:p>
            <text:p>kao,0,4</text:p>
            <text:p>ixo,0,4</text:p>
            <text:p>haq,0,4</text:p>
            <text:p>fum,0,4</text:p>
            <text:p>elC,0,4</text:p>
            <text:p>dob,0,4</text:p>
            <text:p>bsa,0,4</text:p>
            <text:p>bif,0,4</text:p>
            <text:p>b-l,0,4</text:p>
            <text:p>aol,0,4</text:p>
            <text:p>aCi,0,4</text:p>
            <text:p>ZYV,0,4</text:p>
            <text:p>YVO,0,4</text:p>
            <text:p>YSA,0,4</text:p>
            <text:p>Wel,0,4</text:p>
            <text:p>VOX,0,4</text:p>
            <text:p>VON,0,4</text:p>
            <text:p>UTE,0,4</text:p>
            <text:p>USU,0,4</text:p>
            <text:p>UMI,0,4</text:p>
            <text:p>UGM,0,4</text:p>
            <text:p>UBU,0,4</text:p>
            <text:p>Tet,0,4</text:p>
            <text:p>Teg,0,4</text:p>
            <text:p>TYS,0,4</text:p>
            <text:p>TOV,0,4</text:p>
            <text:p>TEX,0,4</text:p>
            <text:p>Sed,0,4</text:p>
            <text:p>Rof,0,4</text:p>
            <text:p>Rib,0,4</text:p>
            <text:p>Reb,0,4</text:p>
            <text:p>RTO,0,4</text:p>
            <text:p>RIU,0,4</text:p>
            <text:p>RAG,0,4</text:p>
            <text:p>R-w,0,4</text:p>
            <text:p>Pen,0,4</text:p>
            <text:p>POC,0,4</text:p>
            <text:p>PLE,0,4</text:p>
            <text:p>PGF,0,4</text:p>
            <text:p>PAX,0,4</text:p>
            <text:p>ORT,0,4</text:p>
            <text:p>OPA,0,4</text:p>
            <text:p>OCs,0,4</text:p>
            <text:p>Nim,0,4</text:p>
            <text:p>Nat,0,4</text:p>
            <text:p>NON,0,4</text:p>
            <text:p>NES,0,4</text:p>
            <text:p>NAS,0,4</text:p>
            <text:p>Mis,0,4</text:p>
            <text:p>Mac,0,4</text:p>
            <text:p>MIR,0,4</text:p>
            <text:p>MI#,0,4</text:p>
            <text:p>Lov,0,4</text:p>
            <text:p>Lam,0,4</text:p>
            <text:p>LIF,0,4</text:p>
            <text:p>L-a,0,4</text:p>
            <text:p>KER,0,4</text:p>
            <text:p>Inn,0,4</text:p>
            <text:p>IUM,0,4</text:p>
            <text:p>ISU,0,4</text:p>
            <text:p>IFY,0,4</text:p>
            <text:p>IAB,0,4</text:p>
            <text:p>HT3,0,4</text:p>
            <text:p>HAN,0,4</text:p>
            <text:p>GRA,0,4</text:p>
            <text:p>GME,0,4</text:p>
            <text:p>GF2,0,4</text:p>
            <text:p>G-I,0,4</text:p>
            <text:p>G-1,0,4</text:p>
            <text:p>Fe#,0,4</text:p>
            <text:p>FY#,0,4</text:p>
            <text:p>FOS,0,4</text:p>
            <text:p>FEX,0,4</text:p>
            <text:p>ERT,0,4</text:p>
            <text:p>ERG,0,4</text:p>
            <text:p>ENO,0,4</text:p>
            <text:p>EGR,0,4</text:p>
            <text:p>ECE,0,4</text:p>
            <text:p>Dyn,0,4</text:p>
            <text:p>Dro,0,4</text:p>
            <text:p>DUR,0,4</text:p>
            <text:p>DCG,0,4</text:p>
            <text:p>Cir,0,4</text:p>
            <text:p>CRO,0,4</text:p>
            <text:p>CMI,0,4</text:p>
            <text:p>CE),0,4</text:p>
            <text:p>CCG,0,4</text:p>
            <text:p>CAV,0,4</text:p>
            <text:p>CAD,0,4</text:p>
            <text:p>Bis,0,4</text:p>
            <text:p>Bep,0,4</text:p>
            <text:p>BRI,0,4</text:p>
            <text:p>Azi,0,4</text:p>
            <text:p>Alb,0,4</text:p>
            <text:p>AXE,0,4</text:p>
            <text:p>AVI,0,4</text:p>
            <text:p>AUG,0,4</text:p>
            <text:p>ASO,0,4</text:p>
            <text:p>ABR,0,4</text:p>
            <text:p>-nu,0,4</text:p>
            <text:p>-ci,0,4</text:p>
            <text:p>-CC,0,4</text:p>
            <text:p>#Zi,0,4</text:p>
            <text:p>#Za,0,4</text:p>
            <text:p>#ZY,0,4</text:p>
            <text:p>#PL,0,4</text:p>
            <text:p>#PG,0,4</text:p>
            <text:p>#KE,0,4</text:p>
            <text:p>#Dy,0,4</text:p>
            <text:p>#DU,0,4</text:p>
            <text:p>#DC,0,4</text:p>
            <text:p>#AX,0,4</text:p>
            <text:p>zaf,0,3</text:p>
            <text:p>za#,0,3</text:p>
            <text:p>yta,0,3</text:p>
            <text:p>xyd,0,3</text:p>
            <text:p>xyb,0,3</text:p>
            <text:p>xra,0,3</text:p>
            <text:p>xit,0,3</text:p>
            <text:p>xem,0,3</text:p>
            <text:p>voS,0,3</text:p>
            <text:p>vam,0,3</text:p>
            <text:p>shy,0,3</text:p>
            <text:p>oSe,0,3</text:p>
            <text:p>o-N,0,3</text:p>
            <text:p>nez,0,3</text:p>
            <text:p>nca,0,3</text:p>
            <text:p>msu,0,3</text:p>
            <text:p>mlo,0,3</text:p>
            <text:p>mik,0,3</text:p>
            <text:p>mif,0,3</text:p>
            <text:p>mTc,0,3</text:p>
            <text:p>m-e,0,3</text:p>
            <text:p>lyn,0,3</text:p>
            <text:p>lpy,0,3</text:p>
            <text:p>kac,0,3</text:p>
            <text:p>inz,0,3</text:p>
            <text:p>ika,0,3</text:p>
            <text:p>i-h,0,3</text:p>
            <text:p>i-H,0,3</text:p>
            <text:p>ho-,0,3</text:p>
            <text:p>gef,0,3</text:p>
            <text:p>g-a,0,3</text:p>
            <text:p>fyl,0,3</text:p>
            <text:p>fov,0,3</text:p>
            <text:p>fot,0,3</text:p>
            <text:p>exr,0,3</text:p>
            <text:p>eob,0,3</text:p>
            <text:p>ebu,0,3</text:p>
            <text:p>cix,0,3</text:p>
            <text:p>cev,0,3</text:p>
            <text:p>bim,0,3</text:p>
            <text:p>bem,0,3</text:p>
            <text:p>bci,0,3</text:p>
            <text:p>anr,0,3</text:p>
            <text:p>aml,0,3</text:p>
            <text:p>a-r,0,3</text:p>
            <text:p>Zid,0,3</text:p>
            <text:p>Zal,0,3</text:p>
            <text:p>ZIN,0,3</text:p>
            <text:p>ZDV,0,3</text:p>
            <text:p>YRA,0,3</text:p>
            <text:p>XIL,0,3</text:p>
            <text:p>XEN,0,3</text:p>
            <text:p>XAL,0,3</text:p>
            <text:p>VSI,0,3</text:p>
            <text:p>UPR,0,3</text:p>
            <text:p>UOT,0,3</text:p>
            <text:p>UDE,0,3</text:p>
            <text:p>UBO,0,3</text:p>
            <text:p>Tyl,0,3</text:p>
            <text:p>Tos,0,3</text:p>
            <text:p>TYR,0,3</text:p>
            <text:p>TTE,0,3</text:p>
            <text:p>TI#,0,3</text:p>
            <text:p>Spa,0,3</text:p>
            <text:p>SUP,0,3</text:p>
            <text:p>STY,0,3</text:p>
            <text:p>SPA,0,3</text:p>
            <text:p>SOL,0,3</text:p>
            <text:p>SLO,0,3</text:p>
            <text:p>S-w,0,3</text:p>
            <text:p>S(-,0,3</text:p>
            <text:p>Roc,0,3</text:p>
            <text:p>ROX,0,3</text:p>
            <text:p>RIM,0,3</text:p>
            <text:p>RBI,0,3</text:p>
            <text:p>Pon,0,3</text:p>
            <text:p>PSI,0,3</text:p>
            <text:p>PAR,0,3</text:p>
            <text:p>PAH,0,3</text:p>
            <text:p>OXO,0,3</text:p>
            <text:p>OVE,0,3</text:p>
            <text:p>OTA,0,3</text:p>
            <text:p>O-d,0,3</text:p>
            <text:p>Niz,0,3</text:p>
            <text:p>Nif,0,3</text:p>
            <text:p>Nia,0,3</text:p>
            <text:p>NXE,0,3</text:p>
            <text:p>NOR,0,3</text:p>
            <text:p>NAR,0,3</text:p>
            <text:p>NAP,0,3</text:p>
            <text:p>NAB,0,3</text:p>
            <text:p>Mep,0,3</text:p>
            <text:p>MOX,0,3</text:p>
            <text:p>MOR,0,3</text:p>
            <text:p>MNA,0,3</text:p>
            <text:p>LUO,0,3</text:p>
            <text:p>LSP,0,3</text:p>
            <text:p>LPH,0,3</text:p>
            <text:p>LFI,0,3</text:p>
            <text:p>LDO,0,3</text:p>
            <text:p>LCA,0,3</text:p>
            <text:p>L-p,0,3</text:p>
            <text:p>Ibo,0,3</text:p>
            <text:p>ITU,0,3</text:p>
            <text:p>HOL,0,3</text:p>
            <text:p>HEX,0,3</text:p>
            <text:p>HAL,0,3</text:p>
            <text:p>HAG,0,3</text:p>
            <text:p>Gri,0,3</text:p>
            <text:p>Gab,0,3</text:p>
            <text:p>GVI,0,3</text:p>
            <text:p>Fos,0,3</text:p>
            <text:p>Fon,0,3</text:p>
            <text:p>FRO,0,3</text:p>
            <text:p>FOT,0,3</text:p>
            <text:p>FIR,0,3</text:p>
            <text:p>FAS,0,3</text:p>
            <text:p>Eso,0,3</text:p>
            <text:p>Ena,0,3</text:p>
            <text:p>EVS,0,3</text:p>
            <text:p>ET#,0,3</text:p>
            <text:p>ENA,0,3</text:p>
            <text:p>ELC,0,3</text:p>
            <text:p>EET,0,3</text:p>
            <text:p>Dol,0,3</text:p>
            <text:p>Dof,0,3</text:p>
            <text:p>Dih,0,3</text:p>
            <text:p>Der,0,3</text:p>
            <text:p>Das,0,3</text:p>
            <text:p>DOX,0,3</text:p>
            <text:p>DEE,0,3</text:p>
            <text:p>Cev,0,3</text:p>
            <text:p>CGS,0,3</text:p>
            <text:p>Bro,0,3</text:p>
            <text:p>BOX,0,3</text:p>
            <text:p>Ali,0,3</text:p>
            <text:p>Ago,0,3</text:p>
            <text:p>Abc,0,3</text:p>
            <text:p>ATT,0,3</text:p>
            <text:p>ASL,0,3</text:p>
            <text:p>ARB,0,3</text:p>
            <text:p>APS,0,3</text:p>
            <text:p>ANX,0,3</text:p>
            <text:p>ALP,0,3</text:p>
            <text:p>ALD,0,3</text:p>
            <text:p>AH#,0,3</text:p>
            <text:p>ACI,0,3</text:p>
            <text:p>9mT,0,3</text:p>
            <text:p>6MN,0,3</text:p>
            <text:p>680,0,3</text:p>
            <text:p>5-O,0,3</text:p>
            <text:p>5-D,0,3</text:p>
            <text:p>216,0,3</text:p>
            <text:p>168,0,3</text:p>
            <text:p>-Sp,0,3</text:p>
            <text:p>-No,0,3</text:p>
            <text:p>-HI,0,3</text:p>
            <text:p>-1,,0,3</text:p>
            <text:p>#ja,0,3</text:p>
            <text:p>#ZD,0,3</text:p>
            <text:p>#VE,0,3</text:p>
            <text:p>#VA,0,3</text:p>
            <text:p>#S(,0,3</text:p>
            <text:p>#H1,0,3</text:p>
            <text:p>#H#,0,3</text:p>
            <text:p>#GV,0,3</text:p>
            <text:p>#ET,0,3</text:p>
            <text:p>#E2,0,3</text:p>
            <text:p>#CG,0,3</text:p>
            <text:p>#AZ,0,3</text:p>
            <text:p>#6M,0,3</text:p>
            <text:p>zor,0,2</text:p>
            <text:p>zac,0,2</text:p>
            <text:p>yzi,0,2</text:p>
            <text:p>yny,0,2</text:p>
            <text:p>ylr,0,2</text:p>
            <text:p>xzo,0,2</text:p>
            <text:p>xyz,0,2</text:p>
            <text:p>xo-,0,2</text:p>
            <text:p>xip,0,2</text:p>
            <text:p>xbr,0,2</text:p>
            <text:p>xa#,0,2</text:p>
            <text:p>vaf,0,2</text:p>
            <text:p>uvi,0,2</text:p>
            <text:p>t/a,0,2</text:p>
            <text:p>t-s,0,2</text:p>
            <text:p>sot,0,2</text:p>
            <text:p>sfl,0,2</text:p>
            <text:p>rzo,0,2</text:p>
            <text:p>rut,0,2</text:p>
            <text:p>rgr,0,2</text:p>
            <text:p>rax,0,2</text:p>
            <text:p>pak,0,2</text:p>
            <text:p>pa-,0,2</text:p>
            <text:p>oxz,0,2</text:p>
            <text:p>orz,0,2</text:p>
            <text:p>oA),0,2</text:p>
            <text:p>nyr,0,2</text:p>
            <text:p>nkg,0,2</text:p>
            <text:p>ng,,0,2</text:p>
            <text:p>nbl,0,2</text:p>
            <text:p>n-1,0,2</text:p>
            <text:p>m-S,0,2</text:p>
            <text:p>lno,0,2</text:p>
            <text:p>kgo,0,2</text:p>
            <text:p>ipu,0,2</text:p>
            <text:p>inb,0,2</text:p>
            <text:p>ilr,0,2</text:p>
            <text:p>ilm,0,2</text:p>
            <text:p>i-I,0,2</text:p>
            <text:p>hyn,0,2</text:p>
            <text:p>hym,0,2</text:p>
            <text:p>g,#,0,2</text:p>
            <text:p>fuv,0,2</text:p>
            <text:p>fto,0,2</text:p>
            <text:p>fpr,0,2</text:p>
            <text:p>fop,0,2</text:p>
            <text:p>fom,0,2</text:p>
            <text:p>exb,0,2</text:p>
            <text:p>esf,0,2</text:p>
            <text:p>eoh,0,2</text:p>
            <text:p>eo-,0,2</text:p>
            <text:p>enp,0,2</text:p>
            <text:p>efp,0,2</text:p>
            <text:p>dyp,0,2</text:p>
            <text:p>dod,0,2</text:p>
            <text:p>c-M,0,2</text:p>
            <text:p>bez,0,2</text:p>
            <text:p>ZOP,0,2</text:p>
            <text:p>ZEV,0,2</text:p>
            <text:p>YKE,0,2</text:p>
            <text:p>XOT,0,2</text:p>
            <text:p>XIN,0,2</text:p>
            <text:p>XC#,0,2</text:p>
            <text:p>XAT,0,2</text:p>
            <text:p>VUL,0,2</text:p>
            <text:p>UX#,0,2</text:p>
            <text:p>UDA,0,2</text:p>
            <text:p>UAN,0,2</text:p>
            <text:p>TlD,0,2</text:p>
            <text:p>Tar,0,2</text:p>
            <text:p>Tad,0,2</text:p>
            <text:p>TYK,0,2</text:p>
            <text:p>TUX,0,2</text:p>
            <text:p>TON,0,2</text:p>
            <text:p>TML,0,2</text:p>
            <text:p>TAL,0,2</text:p>
            <text:p>TAG,0,2</text:p>
            <text:p>Sir,0,2</text:p>
            <text:p>SOT,0,2</text:p>
            <text:p>SOD,0,2</text:p>
            <text:p>SN3,0,2</text:p>
            <text:p>SEN,0,2</text:p>
            <text:p>SAN,0,2</text:p>
            <text:p>Rob,0,2</text:p>
            <text:p>RGO,0,2</text:p>
            <text:p>RD#,0,2</text:p>
            <text:p>RCO,0,2</text:p>
            <text:p>RAX,0,2</text:p>
            <text:p>QUA,0,2</text:p>
            <text:p>Pyr,0,2</text:p>
            <text:p>Pur,0,2</text:p>
            <text:p>Pum,0,2</text:p>
            <text:p>PX#,0,2</text:p>
            <text:p>PPI,0,2</text:p>
            <text:p>POK,0,2</text:p>
            <text:p>PIs,0,2</text:p>
            <text:p>PIP,0,2</text:p>
            <text:p>PID,0,2</text:p>
            <text:p>PH#,0,2</text:p>
            <text:p>Oxc,0,2</text:p>
            <text:p>Orl,0,2</text:p>
            <text:p>Omn,0,2</text:p>
            <text:p>Oma,0,2</text:p>
            <text:p>OXC,0,2</text:p>
            <text:p>OXA,0,2</text:p>
            <text:p>OTI,0,2</text:p>
            <text:p>OPT,0,2</text:p>
            <text:p>OPI,0,2</text:p>
            <text:p>ONU,0,2</text:p>
            <text:p>OM#,0,2</text:p>
            <text:p>OKY,0,2</text:p>
            <text:p>ODO,0,2</text:p>
            <text:p>Nyd,0,2</text:p>
            <text:p>Neo,0,2</text:p>
            <text:p>Nab,0,2</text:p>
            <text:p>NPH,0,2</text:p>
            <text:p>NOm,0,2</text:p>
            <text:p>NOX,0,2</text:p>
            <text:p>NF-,0,2</text:p>
            <text:p>NEQ,0,2</text:p>
            <text:p>NEC,0,2</text:p>
            <text:p>N38,0,2</text:p>
            <text:p>Myl,0,2</text:p>
            <text:p>Mer,0,2</text:p>
            <text:p>Mec,0,2</text:p>
            <text:p>MST,0,2</text:p>
            <text:p>ML#,0,2</text:p>
            <text:p>MGC,0,2</text:p>
            <text:p>Lof,0,2</text:p>
            <text:p>Lin,0,2</text:p>
            <text:p>LET,0,2</text:p>
            <text:p>LEG,0,2</text:p>
            <text:p>L-h,0,2</text:p>
            <text:p>Ker,0,2</text:p>
            <text:p>KYN,0,2</text:p>
            <text:p>KEM,0,2</text:p>
            <text:p>Jac,0,2</text:p>
            <text:p>ISO,0,2</text:p>
            <text:p>IPR,0,2</text:p>
            <text:p>INO,0,2</text:p>
            <text:p>IDV,0,2</text:p>
            <text:p>IDI,0,2</text:p>
            <text:p>ICS,0,2</text:p>
            <text:p>ICK,0,2</text:p>
            <text:p>H1#,0,2</text:p>
            <text:p>Gol,0,2</text:p>
            <text:p>Gli,0,2</text:p>
            <text:p>Gem,0,2</text:p>
            <text:p>GOM,0,2</text:p>
            <text:p>GCo,0,2</text:p>
            <text:p>Fex,0,2</text:p>
            <text:p>Fac,0,2</text:p>
            <text:p>FLE,0,2</text:p>
            <text:p>F-b,0,2</text:p>
            <text:p>Esz,0,2</text:p>
            <text:p>Eph,0,2</text:p>
            <text:p>Enf,0,2</text:p>
            <text:p>EVU,0,2</text:p>
            <text:p>EUS,0,2</text:p>
            <text:p>ETO,0,2</text:p>
            <text:p>EMS,0,2</text:p>
            <text:p>EI#,0,2</text:p>
            <text:p>ECR,0,2</text:p>
            <text:p>ECA,0,2</text:p>
            <text:p>DPC,0,2</text:p>
            <text:p>DID,0,2</text:p>
            <text:p>DEC,0,2</text:p>
            <text:p>DAM,0,2</text:p>
            <text:p>Cit,0,2</text:p>
            <text:p>Cef,0,2</text:p>
            <text:p>Cas,0,2</text:p>
            <text:p>Cam,0,2</text:p>
            <text:p>CS#,0,2</text:p>
            <text:p>CPX,0,2</text:p>
            <text:p>CPA,0,2</text:p>
            <text:p>COT,0,2</text:p>
            <text:p>CLO,0,2</text:p>
            <text:p>CK#,0,2</text:p>
            <text:p>CIL,0,2</text:p>
            <text:p>CEI,0,2</text:p>
            <text:p>Bil,0,2</text:p>
            <text:p>Aur,0,2</text:p>
            <text:p>Ata,0,2</text:p>
            <text:p>Ast,0,2</text:p>
            <text:p>Asc,0,2</text:p>
            <text:p>Ara,0,2</text:p>
            <text:p>Ama,0,2</text:p>
            <text:p>Alu,0,2</text:p>
            <text:p>Ale,0,2</text:p>
            <text:p>AZO,0,2</text:p>
            <text:p>AZA,0,2</text:p>
            <text:p>APO,0,2</text:p>
            <text:p>AOM,0,2</text:p>
            <text:p>AO-,0,2</text:p>
            <text:p>ALL,0,2</text:p>
            <text:p>ALI,0,2</text:p>
            <text:p>6-t,0,2</text:p>
            <text:p>6,1,0,2</text:p>
            <text:p>5HT,0,2</text:p>
            <text:p>5-o,0,2</text:p>
            <text:p>5-F,0,2</text:p>
            <text:p>3-H,0,2</text:p>
            <text:p>2a#,0,2</text:p>
            <text:p>1a#,0,2</text:p>
            <text:p>16,,0,2</text:p>
            <text:p>10,,0,2</text:p>
            <text:p>/an,0,2</text:p>
            <text:p>-so,0,2</text:p>
            <text:p>-hi,0,2</text:p>
            <text:p>-MD,0,2</text:p>
            <text:p>-Hy,0,2</text:p>
            <text:p>-FU,0,2</text:p>
            <text:p>-Du,0,2</text:p>
            <text:p>-DF,0,2</text:p>
            <text:p>-Al,0,2</text:p>
            <text:p>-2a,0,2</text:p>
            <text:p>-1a,0,2</text:p>
            <text:p>,16,0,2</text:p>
            <text:p>)-w,0,2</text:p>
            <text:p>(HM,0,2</text:p>
            <text:p>#ZI,0,2</text:p>
            <text:p>#UR,0,2</text:p>
            <text:p>#SY,0,2</text:p>
            <text:p>#SN,0,2</text:p>
            <text:p>#Py,0,2</text:p>
            <text:p>#Pi,0,2</text:p>
            <text:p>#PP,0,2</text:p>
            <text:p>#OX,0,2</text:p>
            <text:p>#Ny,0,2</text:p>
            <text:p>#NR,0,2</text:p>
            <text:p>#NP,0,2</text:p>
            <text:p>#NE,0,2</text:p>
            <text:p>#MO,0,2</text:p>
            <text:p>#LO,0,2</text:p>
            <text:p>#ID,0,2</text:p>
            <text:p>#Go,0,2</text:p>
            <text:p>#G#,0,2</text:p>
            <text:p>#F2,0,2</text:p>
            <text:p>#DP,0,2</text:p>
            <text:p>#AO,0,2</text:p>
            <text:p>#5H,0,2</text:p>
            <text:p>zul,0,1</text:p>
            <text:p>zth,0,1</text:p>
            <text:p>zom,0,1</text:p>
            <text:p>zob,0,1</text:p>
            <text:p>zlo,0,1</text:p>
            <text:p>zip,0,1</text:p>
            <text:p>zim,0,1</text:p>
            <text:p>yvi,0,1</text:p>
            <text:p>ytr,0,1</text:p>
            <text:p>ynk,0,1</text:p>
            <text:p>ylh,0,1</text:p>
            <text:p>yit,0,1</text:p>
            <text:p>ydo,0,1</text:p>
            <text:p>yat,0,1</text:p>
            <text:p>y-e,0,1</text:p>
            <text:p>y-3,0,1</text:p>
            <text:p>y-1,0,1</text:p>
            <text:p>xya,0,1</text:p>
            <text:p>xme,0,1</text:p>
            <text:p>xiv,0,1</text:p>
            <text:p>xef,0,1</text:p>
            <text:p>wol,0,1</text:p>
            <text:p>w-c,0,1</text:p>
            <text:p>vos,0,1</text:p>
            <text:p>vil,0,1</text:p>
            <text:p>vap,0,1</text:p>
            <text:p>uwo,0,1</text:p>
            <text:p>uop,0,1</text:p>
            <text:p>unf,0,1</text:p>
            <text:p>uka,0,1</text:p>
            <text:p>udr,0,1</text:p>
            <text:p>uam,0,1</text:p>
            <text:p>uaf,0,1</text:p>
            <text:p>uaM,0,1</text:p>
            <text:p>u-s,0,1</text:p>
            <text:p>tyt,0,1</text:p>
            <text:p>ts.,0,1</text:p>
            <text:p>ts,,0,1</text:p>
            <text:p>toq,0,1</text:p>
            <text:p>toh,0,1</text:p>
            <text:p>tez,0,1</text:p>
            <text:p>tay,0,1</text:p>
            <text:p>taf,0,1</text:p>
            <text:p>ta(,0,1</text:p>
            <text:p>t1#,0,1</text:p>
            <text:p>t/A,0,1</text:p>
            <text:p>t-C,0,1</text:p>
            <text:p>suv,0,1</text:p>
            <text:p>sp#,0,1</text:p>
            <text:p>sox,0,1</text:p>
            <text:p>sln,0,1</text:p>
            <text:p>sbu,0,1</text:p>
            <text:p>s-P,0,1</text:p>
            <text:p>s,#,0,1</text:p>
            <text:p>ryr,0,1</text:p>
            <text:p>ruv,0,1</text:p>
            <text:p>roS,0,1</text:p>
            <text:p>rlu,0,1</text:p>
            <text:p>rje,0,1</text:p>
            <text:p>rih,0,1</text:p>
            <text:p>pyl,0,1</text:p>
            <text:p>ptr,0,1</text:p>
            <text:p>pry,0,1</text:p>
            <text:p>piu,0,1</text:p>
            <text:p>pav,0,1</text:p>
            <text:p>p-a,0,1</text:p>
            <text:p>olp,0,1</text:p>
            <text:p>oia,0,1</text:p>
            <text:p>ofr,0,1</text:p>
            <text:p>obo,0,1</text:p>
            <text:p>oSo,0,1</text:p>
            <text:p>o-B,0,1</text:p>
            <text:p>nzt,0,1</text:p>
            <text:p>nup,0,1</text:p>
            <text:p>noz,0,1</text:p>
            <text:p>nok,0,1</text:p>
            <text:p>nka,0,1</text:p>
            <text:p>niv,0,1</text:p>
            <text:p>nba,0,1</text:p>
            <text:p>n-T,0,1</text:p>
            <text:p>n-D,0,1</text:p>
            <text:p>mza,0,1</text:p>
            <text:p>mu-,0,1</text:p>
            <text:p>mri,0,1</text:p>
            <text:p>mci,0,1</text:p>
            <text:p>maq,0,1</text:p>
            <text:p>m-t,0,1</text:p>
            <text:p>m-A,0,1</text:p>
            <text:p>m-#,0,1</text:p>
            <text:p>lyp,0,1</text:p>
            <text:p>luk,0,1</text:p>
            <text:p>lpe,0,1</text:p>
            <text:p>ln#,0,1</text:p>
            <text:p>lhy,0,1</text:p>
            <text:p>lga,0,1</text:p>
            <text:p>lfu,0,1</text:p>
            <text:p>lcl,0,1</text:p>
            <text:p>laq,0,1</text:p>
            <text:p>la2,0,1</text:p>
            <text:p>lDI,0,1</text:p>
            <text:p>lD#,0,1</text:p>
            <text:p>kot,0,1</text:p>
            <text:p>kay,0,1</text:p>
            <text:p>kas,0,1</text:p>
            <text:p>kan,0,1</text:p>
            <text:p>izy,0,1</text:p>
            <text:p>isy,0,1</text:p>
            <text:p>irl,0,1</text:p>
            <text:p>ilv,0,1</text:p>
            <text:p>ihe,0,1</text:p>
            <text:p>iCN,0,1</text:p>
            <text:p>i-u,0,1</text:p>
            <text:p>i-n,0,1</text:p>
            <text:p>i-m,0,1</text:p>
            <text:p>i-M,0,1</text:p>
            <text:p>hsu,0,1</text:p>
            <text:p>hry,0,1</text:p>
            <text:p>hdi,0,1</text:p>
            <text:p>fme,0,1</text:p>
            <text:p>fiz,0,1</text:p>
            <text:p>fia,0,1</text:p>
            <text:p>fep,0,1</text:p>
            <text:p>fci,0,1</text:p>
            <text:p>exy,0,1</text:p>
            <text:p>exm,0,1</text:p>
            <text:p>esb,0,1</text:p>
            <text:p>erj,0,1</text:p>
            <text:p>emz,0,1</text:p>
            <text:p>elm,0,1</text:p>
            <text:p>efm,0,1</text:p>
            <text:p>dyl,0,1</text:p>
            <text:p>doq,0,1</text:p>
            <text:p>dez,0,1</text:p>
            <text:p>c99,0,1</text:p>
            <text:p>buc,0,1</text:p>
            <text:p>biv,0,1</text:p>
            <text:p>ba#,0,1</text:p>
            <text:p>b-a,0,1</text:p>
            <text:p>b-C,0,1</text:p>
            <text:p>b-A,0,1</text:p>
            <text:p>ayv,0,1</text:p>
            <text:p>ayp,0,1</text:p>
            <text:p>ayl,0,1</text:p>
            <text:p>auw,0,1</text:p>
            <text:p>amr,0,1</text:p>
            <text:p>amc,0,1</text:p>
            <text:p>ako,0,1</text:p>
            <text:p>afy,0,1</text:p>
            <text:p>afu,0,1</text:p>
            <text:p>afo,0,1</text:p>
            <text:p>afc,0,1</text:p>
            <text:p>aME,0,1</text:p>
            <text:p>a2#,0,1</text:p>
            <text:p>a-s,0,1</text:p>
            <text:p>a-n,0,1</text:p>
            <text:p>a-m,0,1</text:p>
            <text:p>a(1,0,1</text:p>
            <text:p>Zof,0,1</text:p>
            <text:p>Zma,0,1</text:p>
            <text:p>Zim,0,1</text:p>
            <text:p>Zar,0,1</text:p>
            <text:p>ZON,0,1</text:p>
            <text:p>ZOL,0,1</text:p>
            <text:p>ZAL,0,1</text:p>
            <text:p>ZA#,0,1</text:p>
            <text:p>YZI,0,1</text:p>
            <text:p>YTH,0,1</text:p>
            <text:p>YT#,0,1</text:p>
            <text:p>YST,0,1</text:p>
            <text:p>YOL,0,1</text:p>
            <text:p>YOB,0,1</text:p>
            <text:p>YNA,0,1</text:p>
            <text:p>YDR,0,1</text:p>
            <text:p>YCI,0,1</text:p>
            <text:p>Xan,0,1</text:p>
            <text:p>XYZ,0,1</text:p>
            <text:p>XIP,0,1</text:p>
            <text:p>Win,0,1</text:p>
            <text:p>Vir,0,1</text:p>
            <text:p>Vet,0,1</text:p>
            <text:p>Vec,0,1</text:p>
            <text:p>VR#,0,1</text:p>
            <text:p>VOU,0,1</text:p>
            <text:p>VLI,0,1</text:p>
            <text:p>VCO,0,1</text:p>
            <text:p>VAP,0,1</text:p>
            <text:p>VAC,0,1</text:p>
            <text:p>V.#,0,1</text:p>
            <text:p>UPO,0,1</text:p>
            <text:p>UMO,0,1</text:p>
            <text:p>UMA,0,1</text:p>
            <text:p>ULE,0,1</text:p>
            <text:p>UDI,0,1</text:p>
            <text:p>Tub,0,1</text:p>
            <text:p>Tiz,0,1</text:p>
            <text:p>Til,0,1</text:p>
            <text:p>Tem,0,1</text:p>
            <text:p>Tc9,0,1</text:p>
            <text:p>TUR,0,1</text:p>
            <text:p>TOP,0,1</text:p>
            <text:p>THY,0,1</text:p>
            <text:p>TG#,0,1</text:p>
            <text:p>TEM,0,1</text:p>
            <text:p>TAO,0,1</text:p>
            <text:p>T.A,0,1</text:p>
            <text:p>STl,0,1</text:p>
            <text:p>SR#,0,1</text:p>
            <text:p>SCH,0,1</text:p>
            <text:p>SC#,0,1</text:p>
            <text:p>S21,0,1</text:p>
            <text:p>S-#,0,1</text:p>
            <text:p>S)-,0,1</text:p>
            <text:p>Reu,0,1</text:p>
            <text:p>RYT,0,1</text:p>
            <text:p>RVO,0,1</text:p>
            <text:p>RVI,0,1</text:p>
            <text:p>RSO,0,1</text:p>
            <text:p>RSA,0,1</text:p>
            <text:p>ROC,0,1</text:p>
            <text:p>RIV,0,1</text:p>
            <text:p>RGE,0,1</text:p>
            <text:p>RGA,0,1</text:p>
            <text:p>RFA,0,1</text:p>
            <text:p>REF,0,1</text:p>
            <text:p>R-#,0,1</text:p>
            <text:p>R)-,0,1</text:p>
            <text:p>Que,0,1</text:p>
            <text:p>Pra,0,1</text:p>
            <text:p>Pli,0,1</text:p>
            <text:p>Pip,0,1</text:p>
            <text:p>Pim,0,1</text:p>
            <text:p>Pep,0,1</text:p>
            <text:p>Peg,0,1</text:p>
            <text:p>Pac,0,1</text:p>
            <text:p>POG,0,1</text:p>
            <text:p>PIM,0,1</text:p>
            <text:p>PHY,0,1</text:p>
            <text:p>PHO,0,1</text:p>
            <text:p>PER,0,1</text:p>
            <text:p>PEC,0,1</text:p>
            <text:p>PAB,0,1</text:p>
            <text:p>Oxy,0,1</text:p>
            <text:p>Ocu,0,1</text:p>
            <text:p>OXY,0,1</text:p>
            <text:p>OVC,0,1</text:p>
            <text:p>OUS,0,1</text:p>
            <text:p>OUM,0,1</text:p>
            <text:p>OTO,0,1</text:p>
            <text:p>OS#,0,1</text:p>
            <text:p>ORV,0,1</text:p>
            <text:p>ORS,0,1</text:p>
            <text:p>OPO,0,1</text:p>
            <text:p>OPH,0,1</text:p>
            <text:p>OMY,0,1</text:p>
            <text:p>OGE,0,1</text:p>
            <text:p>OCR,0,1</text:p>
            <text:p>OBL,0,1</text:p>
            <text:p>O-i,0,1</text:p>
            <text:p>O-B,0,1</text:p>
            <text:p>Nup,0,1</text:p>
            <text:p>Net,0,1</text:p>
            <text:p>Nef,0,1</text:p>
            <text:p>Naf,0,1</text:p>
            <text:p>NTG,0,1</text:p>
            <text:p>NOL,0,1</text:p>
            <text:p>NH#,0,1</text:p>
            <text:p>NFa,0,1</text:p>
            <text:p>NEU,0,1</text:p>
            <text:p>NET,0,1</text:p>
            <text:p>NAM,0,1</text:p>
            <text:p>N6-,0,1</text:p>
            <text:p>N-o,0,1</text:p>
            <text:p>N-N,0,1</text:p>
            <text:p>N-3,0,1</text:p>
            <text:p>Mit,0,1</text:p>
            <text:p>Mig,0,1</text:p>
            <text:p>Mex,0,1</text:p>
            <text:p>Mes,0,1</text:p>
            <text:p>Mel,0,1</text:p>
            <text:p>Mat,0,1</text:p>
            <text:p>Map,0,1</text:p>
            <text:p>MYO,0,1</text:p>
            <text:p>MYC,0,1</text:p>
            <text:p>MTR,0,1</text:p>
            <text:p>MIS,0,1</text:p>
            <text:p>MER,0,1</text:p>
            <text:p>MCY,0,1</text:p>
            <text:p>MAB,0,1</text:p>
            <text:p>Los,0,1</text:p>
            <text:p>Loo,0,1</text:p>
            <text:p>Lom,0,1</text:p>
            <text:p>LIM,0,1</text:p>
            <text:p>LGE,0,1</text:p>
            <text:p>LAZ,0,1</text:p>
            <text:p>LAU,0,1</text:p>
            <text:p>LAD,0,1</text:p>
            <text:p>L-m,0,1</text:p>
            <text:p>L-l,0,1</text:p>
            <text:p>L-N,0,1</text:p>
            <text:p>L-8,0,1</text:p>
            <text:p>Kyt,0,1</text:p>
            <text:p>Kef,0,1</text:p>
            <text:p>Kal,0,1</text:p>
            <text:p>Kad,0,1</text:p>
            <text:p>KT#,0,1</text:p>
            <text:p>KCl,0,1</text:p>
            <text:p>Iri,0,1</text:p>
            <text:p>Imu,0,1</text:p>
            <text:p>IPI,0,1</text:p>
            <text:p>INH,0,1</text:p>
            <text:p>ILA,0,1</text:p>
            <text:p>IGO,0,1</text:p>
            <text:p>IDR,0,1</text:p>
            <text:p>I13,0,1</text:p>
            <text:p>I.V,0,1</text:p>
            <text:p>HYT,0,1</text:p>
            <text:p>HYO,0,1</text:p>
            <text:p>HYD,0,1</text:p>
            <text:p>HEM,0,1</text:p>
            <text:p>HCL,0,1</text:p>
            <text:p>H1-,0,1</text:p>
            <text:p>Gin,0,1</text:p>
            <text:p>Geo,0,1</text:p>
            <text:p>GS2,0,1</text:p>
            <text:p>GOX,0,1</text:p>
            <text:p>GAM,0,1</text:p>
            <text:p>Flo,0,1</text:p>
            <text:p>Fle,0,1</text:p>
            <text:p>Fla,0,1</text:p>
            <text:p>Fib,0,1</text:p>
            <text:p>Fa-,0,1</text:p>
            <text:p>FUR,0,1</text:p>
            <text:p>FCR,0,1</text:p>
            <text:p>FBA,0,1</text:p>
            <text:p>FAR,0,1</text:p>
            <text:p>Etr,0,1</text:p>
            <text:p>Epl,0,1</text:p>
            <text:p>Eld,0,1</text:p>
            <text:p>Ech,0,1</text:p>
            <text:p>EXI,0,1</text:p>
            <text:p>EVL,0,1</text:p>
            <text:p>EUP,0,1</text:p>
            <text:p>EUL,0,1</text:p>
            <text:p>ETl,0,1</text:p>
            <text:p>ERY,0,1</text:p>
            <text:p>EMT,0,1</text:p>
            <text:p>EMI,0,1</text:p>
            <text:p>EMC,0,1</text:p>
            <text:p>EMA,0,1</text:p>
            <text:p>EFL,0,1</text:p>
            <text:p>ECI,0,1</text:p>
            <text:p>Die,0,1</text:p>
            <text:p>Def,0,1</text:p>
            <text:p>Dau,0,1</text:p>
            <text:p>Dap,0,1</text:p>
            <text:p>Dac,0,1</text:p>
            <text:p>DRO,0,1</text:p>
            <text:p>DRE,0,1</text:p>
            <text:p>DIG,0,1</text:p>
            <text:p>DHA,0,1</text:p>
            <text:p>DFU,0,1</text:p>
            <text:p>DFC,0,1</text:p>
            <text:p>DEP,0,1</text:p>
            <text:p>DAR,0,1</text:p>
            <text:p>DAN,0,1</text:p>
            <text:p>D-p,0,1</text:p>
            <text:p>D-A,0,1</text:p>
            <text:p>Cyp,0,1</text:p>
            <text:p>Cya,0,1</text:p>
            <text:p>Cup,0,1</text:p>
            <text:p>Cri,0,1</text:p>
            <text:p>Cod,0,1</text:p>
            <text:p>Coc,0,1</text:p>
            <text:p>Cob,0,1</text:p>
            <text:p>Co#,0,1</text:p>
            <text:p>Cet,0,1</text:p>
            <text:p>Cav,0,1</text:p>
            <text:p>CZO,0,1</text:p>
            <text:p>CYT,0,1</text:p>
            <text:p>COU,0,1</text:p>
            <text:p>CL#,0,1</text:p>
            <text:p>CIM,0,1</text:p>
            <text:p>CH-,0,1</text:p>
            <text:p>CEN,0,1</text:p>
            <text:p>CD3,0,1</text:p>
            <text:p>Bup,0,1</text:p>
            <text:p>Bum,0,1</text:p>
            <text:p>Bor,0,1</text:p>
            <text:p>Bom,0,1</text:p>
            <text:p>BiC,0,1</text:p>
            <text:p>Bex,0,1</text:p>
            <text:p>BOT,0,1</text:p>
            <text:p>BAT,0,1</text:p>
            <text:p>BAL,0,1</text:p>
            <text:p>BA#,0,1</text:p>
            <text:p>B3#,0,1</text:p>
            <text:p>B-1,0,1</text:p>
            <text:p>Azu,0,1</text:p>
            <text:p>Azo,0,1</text:p>
            <text:p>Azl,0,1</text:p>
            <text:p>Aza,0,1</text:p>
            <text:p>Aqu,0,1</text:p>
            <text:p>Anc,0,1</text:p>
            <text:p>Ala,0,1</text:p>
            <text:p>AXI,0,1</text:p>
            <text:p>AUD,0,1</text:p>
            <text:p>ASA,0,1</text:p>
            <text:p>ARF,0,1</text:p>
            <text:p>AKI,0,1</text:p>
            <text:p>ACZ,0,1</text:p>
            <text:p>9m#,0,1</text:p>
            <text:p>8-p,0,1</text:p>
            <text:p>8-c,0,1</text:p>
            <text:p>6-c,0,1</text:p>
            <text:p>6-b,0,1</text:p>
            <text:p>6-M,0,1</text:p>
            <text:p>5,6,0,1</text:p>
            <text:p>4-p,0,1</text:p>
            <text:p>4-b,0,1</text:p>
            <text:p>339,0,1</text:p>
            <text:p>233,0,1</text:p>
            <text:p>2-R,0,1</text:p>
            <text:p>2,5,0,1</text:p>
            <text:p>1-e,0,1</text:p>
            <text:p>1-b,0,1</text:p>
            <text:p>1)-,0,1</text:p>
            <text:p>0,1,0,1</text:p>
            <text:p>0,#,0,1</text:p>
            <text:p>/ma,0,1</text:p>
            <text:p>/ch,0,1</text:p>
            <text:p>/An,0,1</text:p>
            <text:p>.V.,0,1</text:p>
            <text:p>-ul,0,1</text:p>
            <text:p>-mu,0,1</text:p>
            <text:p>-m-,0,1</text:p>
            <text:p>-ly,0,1</text:p>
            <text:p>-Ty,0,1</text:p>
            <text:p>-SC,0,1</text:p>
            <text:p>-Re,0,1</text:p>
            <text:p>-PE,0,1</text:p>
            <text:p>-Mi,0,1</text:p>
            <text:p>-Me,0,1</text:p>
            <text:p>-MP,0,1</text:p>
            <text:p>-Di,0,1</text:p>
            <text:p>-D#,0,1</text:p>
            <text:p>-CD,0,1</text:p>
            <text:p>-B#,0,1</text:p>
            <text:p>-Ad,0,1</text:p>
            <text:p>-8-,0,1</text:p>
            <text:p>-)w,0,1</text:p>
            <text:p>,6-,0,1</text:p>
            <text:p>,5,,0,1</text:p>
            <text:p>,2,,0,1</text:p>
            <text:p>,11,0,1</text:p>
            <text:p>)wa,0,1</text:p>
            <text:p>)-s,0,1</text:p>
            <text:p>#ic,0,1</text:p>
            <text:p>#Zm,0,1</text:p>
            <text:p>#ZO,0,1</text:p>
            <text:p>#VR,0,1</text:p>
            <text:p>#Tc,0,1</text:p>
            <text:p>#T.,0,1</text:p>
            <text:p>#SR,0,1</text:p>
            <text:p>#R#,0,1</text:p>
            <text:p>#OV,0,1</text:p>
            <text:p>#OC,0,1</text:p>
            <text:p>#NT,0,1</text:p>
            <text:p>#N6,0,1</text:p>
            <text:p>#MY,0,1</text:p>
            <text:p>#Ky,0,1</text:p>
            <text:p>#KT,0,1</text:p>
            <text:p>#KC,0,1</text:p>
            <text:p>#I1,0,1</text:p>
            <text:p>#I.,0,1</text:p>
            <text:p>#HY,0,1</text:p>
            <text:p>#Ec,0,1</text:p>
            <text:p>#EU,0,1</text:p>
            <text:p>#EA,0,1</text:p>
            <text:p>#DH,0,1</text:p>
            <text:p>#CB,0,1</text:p>
            <text:p>#BO,0,1</text:p>
            <text:p>#B6,0,1</text:p>
            <text:p>#B3,0,1</text:p>
            <text:p>#Aq,0,1</text:p>
            <text:p>#AK,0,1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1:36:03.103564231</dc:date>
    <meta:document-statistic meta:table-count="1" meta:cell-count="1896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belle1.B1:Tabelle1.B100" svg:x="1.331cm" svg:y="0.18cm" svg:width="14.349cm" svg:height="7.659cm">
          <chartooo:coordinate-region svg:x="2.508cm" svg:y="0.379cm" svg:width="13.172cm" svg:height="6.668cm"/>
          <chart:axis chart:dimension="x" chart:name="primary-x" chart:style-name="ch3">
            <chart:title svg:x="6.94cm" svg:y="8.019cm" chart:style-name="ch4">
              <text:p>rank in normal words</text:p>
            </chart:title>
          </chart:axis>
          <chart:axis chart:dimension="y" chart:name="primary-y" chart:style-name="ch5">
            <chart:title svg:x="0.451cm" svg:y="5.971cm" chart:style-name="ch6">
              <text:p>frequency in normal words</text:p>
            </chart:title>
            <chart:grid chart:style-name="ch7" chart:class="major"/>
          </chart:axis>
          <chart:series chart:style-name="ch8" chart:values-cell-range-address="Tabelle1.B1:Tabelle1.B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58">
                <text:p>18658</text:p>
                <draw:g>
                  <svg:desc>Tabelle1.B1:Tabell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47">
                <text:p>14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68">
                <text:p>12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12">
                <text:p>12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84">
                <text:p>10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67">
                <text:p>10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99">
                <text:p>6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49">
                <text:p>6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75">
                <text:p>6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5">
                <text:p>6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93">
                <text:p>6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45">
                <text:p>5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54">
                <text:p>5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49">
                <text:p>4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2">
                <text:p>1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bar" chart:style-name="ch1">
        <chart:plot-area chart:style-name="ch2" table:cell-range-address="Tabelle1.C1:Tabelle1.C100" svg:x="1.33cm" svg:y="0.18cm" svg:width="14.341cm" svg:height="7.664cm">
          <chartooo:coordinate-region svg:x="2.322cm" svg:y="0.379cm" svg:width="13.349cm" svg:height="6.673cm"/>
          <chart:axis chart:dimension="x" chart:name="primary-x" chart:style-name="ch3">
            <chart:title svg:x="6.935cm" svg:y="8.024cm" chart:style-name="ch4">
              <text:p>rank in normal words</text:p>
            </chart:title>
          </chart:axis>
          <chart:axis chart:dimension="y" chart:name="primary-y" chart:style-name="ch5">
            <chart:title svg:x="0.451cm" svg:y="5.855cm" chart:style-name="ch6">
              <text:p>frequency in drug names</text:p>
            </chart:title>
            <chart:grid chart:style-name="ch7" chart:class="major"/>
          </chart:axis>
          <chart:series chart:style-name="ch8" chart:values-cell-range-address="Tabelle1.C1:Tabelle1.C100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0">
                <text:p>5180</text:p>
                <draw:g>
                  <svg:desc>Tabelle1.C1:Tabelle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